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99in"/>
    </style:style>
    <style:style style:name="co3" style:family="table-column">
      <style:table-column-properties fo:break-before="auto" style:column-width="1.6311in"/>
    </style:style>
    <style:style style:name="co4" style:family="table-column">
      <style:table-column-properties fo:break-before="auto" style:column-width="1.552in"/>
    </style:style>
    <style:style style:name="co5" style:family="table-column">
      <style:table-column-properties fo:break-before="auto" style:column-width="1.6701in"/>
    </style:style>
    <style:style style:name="co6" style:family="table-column">
      <style:table-column-properties fo:break-before="auto" style:column-width="1.061in"/>
    </style:style>
    <style:style style:name="co7" style:family="table-column">
      <style:table-column-properties fo:break-before="auto" style:column-width="1.189in"/>
    </style:style>
    <style:style style:name="co8" style:family="table-column">
      <style:table-column-properties fo:break-before="auto" style:column-width="1.7193in"/>
    </style:style>
    <style:style style:name="co9" style:family="table-column">
      <style:table-column-properties fo:break-before="auto" style:column-width="1.3555in"/>
    </style:style>
    <style:style style:name="co10" style:family="table-column">
      <style:table-column-properties fo:break-before="auto" style:column-width="2.4071in"/>
    </style:style>
    <style:style style:name="co11" style:family="table-column">
      <style:table-column-properties fo:break-before="auto" style:column-width="1.2772in"/>
    </style:style>
    <style:style style:name="co12" style:family="table-column">
      <style:table-column-properties fo:break-before="auto" style:column-width="1.395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here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Sphere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SO</text:p>
          </table:table-cell>
          <table:table-cell table:style-name="Default" office:value-type="string" calcext:value-type="string">
            <text:p>SOMA</text:p>
          </table:table-cell>
          <table:table-cell table:style-name="Default" office:value-type="string" calcext:value-type="string">
            <text:p>FA</text:p>
          </table:table-cell>
          <table:table-cell table:style-name="Default" office:value-type="string" calcext:value-type="string">
            <text:p>TLBO</text:p>
          </table:table-cell>
        </table:table-row>
        <table:table-row table:style-name="ro1">
          <table:table-cell office:value-type="string" calcext:value-type="string">
            <text:p>Experiment 1</text:p>
          </table:table-cell>
          <table:table-cell office:value-type="float" office:value="9.03193355897053" calcext:value-type="float">
            <text:p>9.03193355897053</text:p>
          </table:table-cell>
          <table:table-cell office:value-type="float" office:value="91.6351767143236" calcext:value-type="float">
            <text:p>91.6351767143236</text:p>
          </table:table-cell>
          <table:table-cell office:value-type="float" office:value="115.981517678928" calcext:value-type="float">
            <text:p>115.981517678928</text:p>
          </table:table-cell>
          <table:table-cell office:value-type="float" office:value="19.8731369537822" calcext:value-type="float">
            <text:p>19.8731369537822</text:p>
          </table:table-cell>
          <table:table-cell office:value-type="float" office:value="0.000914852917230653" calcext:value-type="float">
            <text:p>0.000914852917230653</text:p>
          </table:table-cell>
        </table:table-row>
        <table:table-row table:style-name="ro1">
          <table:table-cell office:value-type="string" calcext:value-type="string">
            <text:p>Experiment 2</text:p>
          </table:table-cell>
          <table:table-cell office:value-type="float" office:value="9.81418287056346" calcext:value-type="float">
            <text:p>9.81418287056346</text:p>
          </table:table-cell>
          <table:table-cell office:value-type="float" office:value="79.1922494365444" calcext:value-type="float">
            <text:p>79.1922494365444</text:p>
          </table:table-cell>
          <table:table-cell office:value-type="float" office:value="123.920502129699" calcext:value-type="float">
            <text:p>123.920502129699</text:p>
          </table:table-cell>
          <table:table-cell office:value-type="float" office:value="32.0336814586318" calcext:value-type="float">
            <text:p>32.0336814586318</text:p>
          </table:table-cell>
          <table:table-cell office:value-type="float" office:value="0.00107027190172858" calcext:value-type="float">
            <text:p>0.00107027190172858</text:p>
          </table:table-cell>
        </table:table-row>
        <table:table-row table:style-name="ro1">
          <table:table-cell office:value-type="string" calcext:value-type="string">
            <text:p>Experiment 3</text:p>
          </table:table-cell>
          <table:table-cell office:value-type="float" office:value="18.1386690270884" calcext:value-type="float">
            <text:p>18.1386690270884</text:p>
          </table:table-cell>
          <table:table-cell office:value-type="float" office:value="76.8571571192297" calcext:value-type="float">
            <text:p>76.8571571192297</text:p>
          </table:table-cell>
          <table:table-cell office:value-type="float" office:value="108.868784089713" calcext:value-type="float">
            <text:p>108.868784089713</text:p>
          </table:table-cell>
          <table:table-cell office:value-type="float" office:value="26.7299899467918" calcext:value-type="float">
            <text:p>26.7299899467918</text:p>
          </table:table-cell>
          <table:table-cell office:value-type="float" office:value="0.000814927921079298" calcext:value-type="float">
            <text:p>0.000814927921079298</text:p>
          </table:table-cell>
        </table:table-row>
        <table:table-row table:style-name="ro1">
          <table:table-cell office:value-type="string" calcext:value-type="string">
            <text:p>Experiment 4</text:p>
          </table:table-cell>
          <table:table-cell office:value-type="float" office:value="8.01982059214236" calcext:value-type="float">
            <text:p>8.01982059214236</text:p>
          </table:table-cell>
          <table:table-cell office:value-type="float" office:value="65.4652552431956" calcext:value-type="float">
            <text:p>65.4652552431956</text:p>
          </table:table-cell>
          <table:table-cell office:value-type="float" office:value="125.054593582601" calcext:value-type="float">
            <text:p>125.054593582601</text:p>
          </table:table-cell>
          <table:table-cell office:value-type="float" office:value="43.2966251450511" calcext:value-type="float">
            <text:p>43.2966251450511</text:p>
          </table:table-cell>
          <table:table-cell office:value-type="float" office:value="0.00112294804932581" calcext:value-type="float">
            <text:p>0.00112294804932581</text:p>
          </table:table-cell>
        </table:table-row>
        <table:table-row table:style-name="ro1">
          <table:table-cell office:value-type="string" calcext:value-type="string">
            <text:p>Experiment 5</text:p>
          </table:table-cell>
          <table:table-cell office:value-type="float" office:value="15.0082674277192" calcext:value-type="float">
            <text:p>15.0082674277192</text:p>
          </table:table-cell>
          <table:table-cell office:value-type="float" office:value="107.103164721195" calcext:value-type="float">
            <text:p>107.103164721195</text:p>
          </table:table-cell>
          <table:table-cell office:value-type="float" office:value="115.197529032911" calcext:value-type="float">
            <text:p>115.197529032911</text:p>
          </table:table-cell>
          <table:table-cell office:value-type="float" office:value="27.1873303279368" calcext:value-type="float">
            <text:p>27.1873303279368</text:p>
          </table:table-cell>
          <table:table-cell office:value-type="float" office:value="0.000449024557773896" calcext:value-type="float">
            <text:p>0.000449024557773896</text:p>
          </table:table-cell>
        </table:table-row>
        <table:table-row table:style-name="ro1">
          <table:table-cell office:value-type="string" calcext:value-type="string">
            <text:p>Experiment 6</text:p>
          </table:table-cell>
          <table:table-cell office:value-type="float" office:value="23.7940599422426" calcext:value-type="float">
            <text:p>23.7940599422426</text:p>
          </table:table-cell>
          <table:table-cell office:value-type="float" office:value="98.5026151676077" calcext:value-type="float">
            <text:p>98.5026151676077</text:p>
          </table:table-cell>
          <table:table-cell office:value-type="float" office:value="123.233068115211" calcext:value-type="float">
            <text:p>123.233068115211</text:p>
          </table:table-cell>
          <table:table-cell office:value-type="float" office:value="47.8868376896129" calcext:value-type="float">
            <text:p>47.8868376896129</text:p>
          </table:table-cell>
          <table:table-cell office:value-type="float" office:value="0.000496951696545342" calcext:value-type="float">
            <text:p>0.000496951696545342</text:p>
          </table:table-cell>
        </table:table-row>
        <table:table-row table:style-name="ro1">
          <table:table-cell office:value-type="string" calcext:value-type="string">
            <text:p>Experiment 7</text:p>
          </table:table-cell>
          <table:table-cell office:value-type="float" office:value="16.7102142008232" calcext:value-type="float">
            <text:p>16.7102142008232</text:p>
          </table:table-cell>
          <table:table-cell office:value-type="float" office:value="87.850424211617" calcext:value-type="float">
            <text:p>87.850424211617</text:p>
          </table:table-cell>
          <table:table-cell office:value-type="float" office:value="141.438678749324" calcext:value-type="float">
            <text:p>141.438678749324</text:p>
          </table:table-cell>
          <table:table-cell office:value-type="float" office:value="20.7050544478901" calcext:value-type="float">
            <text:p>20.7050544478901</text:p>
          </table:table-cell>
          <table:table-cell office:value-type="float" office:value="0.000625151533492568" calcext:value-type="float">
            <text:p>0.000625151533492568</text:p>
          </table:table-cell>
        </table:table-row>
        <table:table-row table:style-name="ro1">
          <table:table-cell office:value-type="string" calcext:value-type="string">
            <text:p>Experiment 8</text:p>
          </table:table-cell>
          <table:table-cell office:value-type="float" office:value="17.0764556290724" calcext:value-type="float">
            <text:p>17.0764556290724</text:p>
          </table:table-cell>
          <table:table-cell office:value-type="float" office:value="70.9898451800409" calcext:value-type="float">
            <text:p>70.9898451800409</text:p>
          </table:table-cell>
          <table:table-cell office:value-type="float" office:value="109.850008502204" calcext:value-type="float">
            <text:p>109.850008502204</text:p>
          </table:table-cell>
          <table:table-cell office:value-type="float" office:value="31.3103944706017" calcext:value-type="float">
            <text:p>31.3103944706017</text:p>
          </table:table-cell>
          <table:table-cell office:value-type="float" office:value="0.000539191490290188" calcext:value-type="float">
            <text:p>0.000539191490290188</text:p>
          </table:table-cell>
        </table:table-row>
        <table:table-row table:style-name="ro1">
          <table:table-cell office:value-type="string" calcext:value-type="string">
            <text:p>Experiment 9</text:p>
          </table:table-cell>
          <table:table-cell office:value-type="float" office:value="21.6290951265234" calcext:value-type="float">
            <text:p>21.6290951265234</text:p>
          </table:table-cell>
          <table:table-cell office:value-type="float" office:value="89.5037175243374" calcext:value-type="float">
            <text:p>89.5037175243374</text:p>
          </table:table-cell>
          <table:table-cell office:value-type="float" office:value="114.819262140371" calcext:value-type="float">
            <text:p>114.819262140371</text:p>
          </table:table-cell>
          <table:table-cell office:value-type="float" office:value="29.139121454205" calcext:value-type="float">
            <text:p>29.139121454205</text:p>
          </table:table-cell>
          <table:table-cell office:value-type="float" office:value="0.00214589503862026" calcext:value-type="float">
            <text:p>0.00214589503862026</text:p>
          </table:table-cell>
        </table:table-row>
        <table:table-row table:style-name="ro1">
          <table:table-cell office:value-type="string" calcext:value-type="string">
            <text:p>Experiment 10</text:p>
          </table:table-cell>
          <table:table-cell office:value-type="float" office:value="16.4695163042485" calcext:value-type="float">
            <text:p>16.4695163042485</text:p>
          </table:table-cell>
          <table:table-cell office:value-type="float" office:value="51.4270998268" calcext:value-type="float">
            <text:p>51.4270998268</text:p>
          </table:table-cell>
          <table:table-cell office:value-type="float" office:value="111.423876289654" calcext:value-type="float">
            <text:p>111.423876289654</text:p>
          </table:table-cell>
          <table:table-cell office:value-type="float" office:value="23.5382662647818" calcext:value-type="float">
            <text:p>23.5382662647818</text:p>
          </table:table-cell>
          <table:table-cell office:value-type="float" office:value="0.00117527941132992" calcext:value-type="float">
            <text:p>0.00117527941132992</text:p>
          </table:table-cell>
        </table:table-row>
        <table:table-row table:style-name="ro1">
          <table:table-cell office:value-type="string" calcext:value-type="string">
            <text:p>Experiment 11</text:p>
          </table:table-cell>
          <table:table-cell office:value-type="float" office:value="15.5395634161617" calcext:value-type="float">
            <text:p>15.5395634161617</text:p>
          </table:table-cell>
          <table:table-cell office:value-type="float" office:value="84.9816355359696" calcext:value-type="float">
            <text:p>84.9816355359696</text:p>
          </table:table-cell>
          <table:table-cell office:value-type="float" office:value="106.016898805719" calcext:value-type="float">
            <text:p>106.016898805719</text:p>
          </table:table-cell>
          <table:table-cell office:value-type="float" office:value="19.3792696620673" calcext:value-type="float">
            <text:p>19.3792696620673</text:p>
          </table:table-cell>
          <table:table-cell office:value-type="float" office:value="0.000947930282956433" calcext:value-type="float">
            <text:p>0.000947930282956433</text:p>
          </table:table-cell>
        </table:table-row>
        <table:table-row table:style-name="ro1">
          <table:table-cell office:value-type="string" calcext:value-type="string">
            <text:p>Experiment 12</text:p>
          </table:table-cell>
          <table:table-cell office:value-type="float" office:value="11.7852023377475" calcext:value-type="float">
            <text:p>11.7852023377475</text:p>
          </table:table-cell>
          <table:table-cell office:value-type="float" office:value="97.7929041442551" calcext:value-type="float">
            <text:p>97.7929041442551</text:p>
          </table:table-cell>
          <table:table-cell office:value-type="float" office:value="115.770430143074" calcext:value-type="float">
            <text:p>115.770430143074</text:p>
          </table:table-cell>
          <table:table-cell office:value-type="float" office:value="18.4316920713836" calcext:value-type="float">
            <text:p>18.4316920713836</text:p>
          </table:table-cell>
          <table:table-cell office:value-type="float" office:value="0.000921695903235665" calcext:value-type="float">
            <text:p>0.000921695903235665</text:p>
          </table:table-cell>
        </table:table-row>
        <table:table-row table:style-name="ro1">
          <table:table-cell office:value-type="string" calcext:value-type="string">
            <text:p>Experiment 13</text:p>
          </table:table-cell>
          <table:table-cell office:value-type="float" office:value="9.55714471225589" calcext:value-type="float">
            <text:p>9.55714471225589</text:p>
          </table:table-cell>
          <table:table-cell office:value-type="float" office:value="98.2284223045695" calcext:value-type="float">
            <text:p>98.2284223045695</text:p>
          </table:table-cell>
          <table:table-cell office:value-type="float" office:value="114.063740263363" calcext:value-type="float">
            <text:p>114.063740263363</text:p>
          </table:table-cell>
          <table:table-cell office:value-type="float" office:value="27.2141846047156" calcext:value-type="float">
            <text:p>27.2141846047156</text:p>
          </table:table-cell>
          <table:table-cell office:value-type="float" office:value="0.0012079899815685" calcext:value-type="float">
            <text:p>0.0012079899815685</text:p>
          </table:table-cell>
        </table:table-row>
        <table:table-row table:style-name="ro1">
          <table:table-cell office:value-type="string" calcext:value-type="string">
            <text:p>Experiment 14</text:p>
          </table:table-cell>
          <table:table-cell office:value-type="float" office:value="20.5327955528394" calcext:value-type="float">
            <text:p>20.5327955528394</text:p>
          </table:table-cell>
          <table:table-cell office:value-type="float" office:value="82.4280820411828" calcext:value-type="float">
            <text:p>82.4280820411828</text:p>
          </table:table-cell>
          <table:table-cell office:value-type="float" office:value="97.7199811286465" calcext:value-type="float">
            <text:p>97.7199811286465</text:p>
          </table:table-cell>
          <table:table-cell office:value-type="float" office:value="28.156762935598" calcext:value-type="float">
            <text:p>28.156762935598</text:p>
          </table:table-cell>
          <table:table-cell office:value-type="float" office:value="0.000948116369403206" calcext:value-type="float">
            <text:p>0.000948116369403206</text:p>
          </table:table-cell>
        </table:table-row>
        <table:table-row table:style-name="ro1">
          <table:table-cell office:value-type="string" calcext:value-type="string">
            <text:p>Experiment 15</text:p>
          </table:table-cell>
          <table:table-cell office:value-type="float" office:value="10.5296013367115" calcext:value-type="float">
            <text:p>10.5296013367115</text:p>
          </table:table-cell>
          <table:table-cell office:value-type="float" office:value="85.2071340842352" calcext:value-type="float">
            <text:p>85.2071340842352</text:p>
          </table:table-cell>
          <table:table-cell office:value-type="float" office:value="110.203557254695" calcext:value-type="float">
            <text:p>110.203557254695</text:p>
          </table:table-cell>
          <table:table-cell office:value-type="float" office:value="16.887111734639" calcext:value-type="float">
            <text:p>16.887111734639</text:p>
          </table:table-cell>
          <table:table-cell office:value-type="float" office:value="0.00220480011120578" calcext:value-type="float">
            <text:p>0.00220480011120578</text:p>
          </table:table-cell>
        </table:table-row>
        <table:table-row table:style-name="ro1">
          <table:table-cell office:value-type="string" calcext:value-type="string">
            <text:p>Experiment 16</text:p>
          </table:table-cell>
          <table:table-cell office:value-type="float" office:value="15.9734383359279" calcext:value-type="float">
            <text:p>15.9734383359279</text:p>
          </table:table-cell>
          <table:table-cell office:value-type="float" office:value="72.376038923384" calcext:value-type="float">
            <text:p>72.376038923384</text:p>
          </table:table-cell>
          <table:table-cell office:value-type="float" office:value="119.540357902268" calcext:value-type="float">
            <text:p>119.540357902268</text:p>
          </table:table-cell>
          <table:table-cell office:value-type="float" office:value="31.20789118126" calcext:value-type="float">
            <text:p>31.20789118126</text:p>
          </table:table-cell>
          <table:table-cell office:value-type="float" office:value="0.00160644533652996" calcext:value-type="float">
            <text:p>0.00160644533652996</text:p>
          </table:table-cell>
        </table:table-row>
        <table:table-row table:style-name="ro1">
          <table:table-cell office:value-type="string" calcext:value-type="string">
            <text:p>Experiment 17</text:p>
          </table:table-cell>
          <table:table-cell office:value-type="float" office:value="13.8204269019051" calcext:value-type="float">
            <text:p>13.8204269019051</text:p>
          </table:table-cell>
          <table:table-cell office:value-type="float" office:value="71.0120709024986" calcext:value-type="float">
            <text:p>71.0120709024986</text:p>
          </table:table-cell>
          <table:table-cell office:value-type="float" office:value="113.915365846098" calcext:value-type="float">
            <text:p>113.915365846098</text:p>
          </table:table-cell>
          <table:table-cell office:value-type="float" office:value="25.6915048311123" calcext:value-type="float">
            <text:p>25.6915048311123</text:p>
          </table:table-cell>
          <table:table-cell office:value-type="float" office:value="0.000788040093784475" calcext:value-type="float">
            <text:p>0.000788040093784475</text:p>
          </table:table-cell>
        </table:table-row>
        <table:table-row table:style-name="ro1">
          <table:table-cell office:value-type="string" calcext:value-type="string">
            <text:p>Experiment 18</text:p>
          </table:table-cell>
          <table:table-cell office:value-type="float" office:value="13.7743752723015" calcext:value-type="float">
            <text:p>13.7743752723015</text:p>
          </table:table-cell>
          <table:table-cell office:value-type="float" office:value="59.0398594436481" calcext:value-type="float">
            <text:p>59.0398594436481</text:p>
          </table:table-cell>
          <table:table-cell office:value-type="float" office:value="112.863316403253" calcext:value-type="float">
            <text:p>112.863316403253</text:p>
          </table:table-cell>
          <table:table-cell office:value-type="float" office:value="19.0814340577253" calcext:value-type="float">
            <text:p>19.0814340577253</text:p>
          </table:table-cell>
          <table:table-cell office:value-type="float" office:value="0.00153899456630656" calcext:value-type="float">
            <text:p>0.00153899456630656</text:p>
          </table:table-cell>
        </table:table-row>
        <table:table-row table:style-name="ro1">
          <table:table-cell office:value-type="string" calcext:value-type="string">
            <text:p>Experiment 19</text:p>
          </table:table-cell>
          <table:table-cell office:value-type="float" office:value="20.4498802546593" calcext:value-type="float">
            <text:p>20.4498802546593</text:p>
          </table:table-cell>
          <table:table-cell office:value-type="float" office:value="79.4964735057049" calcext:value-type="float">
            <text:p>79.4964735057049</text:p>
          </table:table-cell>
          <table:table-cell office:value-type="float" office:value="118.346839403306" calcext:value-type="float">
            <text:p>118.346839403306</text:p>
          </table:table-cell>
          <table:table-cell office:value-type="float" office:value="14.2709121852229" calcext:value-type="float">
            <text:p>14.2709121852229</text:p>
          </table:table-cell>
          <table:table-cell office:value-type="float" office:value="0.00074406050506946" calcext:value-type="float">
            <text:p>0.00074406050506946</text:p>
          </table:table-cell>
        </table:table-row>
        <table:table-row table:style-name="ro1">
          <table:table-cell office:value-type="string" calcext:value-type="string">
            <text:p>Experiment 20</text:p>
          </table:table-cell>
          <table:table-cell office:value-type="float" office:value="19.8280701844318" calcext:value-type="float">
            <text:p>19.8280701844318</text:p>
          </table:table-cell>
          <table:table-cell office:value-type="float" office:value="74.4502276892568" calcext:value-type="float">
            <text:p>74.4502276892568</text:p>
          </table:table-cell>
          <table:table-cell office:value-type="float" office:value="130.210949087486" calcext:value-type="float">
            <text:p>130.210949087486</text:p>
          </table:table-cell>
          <table:table-cell office:value-type="float" office:value="27.8350146118743" calcext:value-type="float">
            <text:p>27.8350146118743</text:p>
          </table:table-cell>
          <table:table-cell office:value-type="float" office:value="0.000241100432883" calcext:value-type="float">
            <text:p>0.000241100432883</text:p>
          </table:table-cell>
        </table:table-row>
        <table:table-row table:style-name="ro1">
          <table:table-cell office:value-type="string" calcext:value-type="string">
            <text:p>Experiment 21</text:p>
          </table:table-cell>
          <table:table-cell office:value-type="float" office:value="17.0847540376291" calcext:value-type="float">
            <text:p>17.0847540376291</text:p>
          </table:table-cell>
          <table:table-cell office:value-type="float" office:value="100.920832013907" calcext:value-type="float">
            <text:p>100.920832013907</text:p>
          </table:table-cell>
          <table:table-cell office:value-type="float" office:value="130.345481498483" calcext:value-type="float">
            <text:p>130.345481498483</text:p>
          </table:table-cell>
          <table:table-cell office:value-type="float" office:value="29.7248845109234" calcext:value-type="float">
            <text:p>29.7248845109234</text:p>
          </table:table-cell>
          <table:table-cell office:value-type="float" office:value="0.000973832238634456" calcext:value-type="float">
            <text:p>0.000973832238634456</text:p>
          </table:table-cell>
        </table:table-row>
        <table:table-row table:style-name="ro1">
          <table:table-cell office:value-type="string" calcext:value-type="string">
            <text:p>Experiment 22</text:p>
          </table:table-cell>
          <table:table-cell office:value-type="float" office:value="15.381799135643" calcext:value-type="float">
            <text:p>15.381799135643</text:p>
          </table:table-cell>
          <table:table-cell office:value-type="float" office:value="93.4474093612039" calcext:value-type="float">
            <text:p>93.4474093612039</text:p>
          </table:table-cell>
          <table:table-cell office:value-type="float" office:value="132.688065205965" calcext:value-type="float">
            <text:p>132.688065205965</text:p>
          </table:table-cell>
          <table:table-cell office:value-type="float" office:value="20.9972029457081" calcext:value-type="float">
            <text:p>20.9972029457081</text:p>
          </table:table-cell>
          <table:table-cell office:value-type="float" office:value="0.00217781599631231" calcext:value-type="float">
            <text:p>0.00217781599631231</text:p>
          </table:table-cell>
        </table:table-row>
        <table:table-row table:style-name="ro1">
          <table:table-cell office:value-type="string" calcext:value-type="string">
            <text:p>Experiment 23</text:p>
          </table:table-cell>
          <table:table-cell office:value-type="float" office:value="16.6624840108928" calcext:value-type="float">
            <text:p>16.6624840108928</text:p>
          </table:table-cell>
          <table:table-cell office:value-type="float" office:value="101.344709718405" calcext:value-type="float">
            <text:p>101.344709718405</text:p>
          </table:table-cell>
          <table:table-cell office:value-type="float" office:value="94.4074989889393" calcext:value-type="float">
            <text:p>94.4074989889393</text:p>
          </table:table-cell>
          <table:table-cell office:value-type="float" office:value="38.6930737510399" calcext:value-type="float">
            <text:p>38.6930737510399</text:p>
          </table:table-cell>
          <table:table-cell office:value-type="float" office:value="0.000472307648649922" calcext:value-type="float">
            <text:p>0.000472307648649922</text:p>
          </table:table-cell>
        </table:table-row>
        <table:table-row table:style-name="ro1">
          <table:table-cell office:value-type="string" calcext:value-type="string">
            <text:p>Experiment 24</text:p>
          </table:table-cell>
          <table:table-cell office:value-type="float" office:value="8.63024984998415" calcext:value-type="float">
            <text:p>8.63024984998415</text:p>
          </table:table-cell>
          <table:table-cell office:value-type="float" office:value="83.1905920463179" calcext:value-type="float">
            <text:p>83.1905920463179</text:p>
          </table:table-cell>
          <table:table-cell office:value-type="float" office:value="106.008375902821" calcext:value-type="float">
            <text:p>106.008375902821</text:p>
          </table:table-cell>
          <table:table-cell office:value-type="float" office:value="16.3087222796915" calcext:value-type="float">
            <text:p>16.3087222796915</text:p>
          </table:table-cell>
          <table:table-cell office:value-type="float" office:value="0.000716572733974366" calcext:value-type="float">
            <text:p>0.000716572733974366</text:p>
          </table:table-cell>
        </table:table-row>
        <table:table-row table:style-name="ro1">
          <table:table-cell office:value-type="string" calcext:value-type="string">
            <text:p>Experiment 25</text:p>
          </table:table-cell>
          <table:table-cell office:value-type="float" office:value="19.6505949664236" calcext:value-type="float">
            <text:p>19.6505949664236</text:p>
          </table:table-cell>
          <table:table-cell office:value-type="float" office:value="86.4896697464745" calcext:value-type="float">
            <text:p>86.4896697464745</text:p>
          </table:table-cell>
          <table:table-cell office:value-type="float" office:value="143.547982356553" calcext:value-type="float">
            <text:p>143.547982356553</text:p>
          </table:table-cell>
          <table:table-cell office:value-type="float" office:value="28.7486935911445" calcext:value-type="float">
            <text:p>28.7486935911445</text:p>
          </table:table-cell>
          <table:table-cell office:value-type="float" office:value="0.000621722132004449" calcext:value-type="float">
            <text:p>0.000621722132004449</text:p>
          </table:table-cell>
        </table:table-row>
        <table:table-row table:style-name="ro1">
          <table:table-cell office:value-type="string" calcext:value-type="string">
            <text:p>Experiment 26</text:p>
          </table:table-cell>
          <table:table-cell office:value-type="float" office:value="15.1132069556665" calcext:value-type="float">
            <text:p>15.1132069556665</text:p>
          </table:table-cell>
          <table:table-cell office:value-type="float" office:value="85.0582483511655" calcext:value-type="float">
            <text:p>85.0582483511655</text:p>
          </table:table-cell>
          <table:table-cell office:value-type="float" office:value="118.15166571418" calcext:value-type="float">
            <text:p>118.15166571418</text:p>
          </table:table-cell>
          <table:table-cell office:value-type="float" office:value="42.4611120940199" calcext:value-type="float">
            <text:p>42.4611120940199</text:p>
          </table:table-cell>
          <table:table-cell office:value-type="float" office:value="0.000694536945009098" calcext:value-type="float">
            <text:p>0.000694536945009098</text:p>
          </table:table-cell>
        </table:table-row>
        <table:table-row table:style-name="ro1">
          <table:table-cell office:value-type="string" calcext:value-type="string">
            <text:p>Experiment 27</text:p>
          </table:table-cell>
          <table:table-cell office:value-type="float" office:value="14.6181072573964" calcext:value-type="float">
            <text:p>14.6181072573964</text:p>
          </table:table-cell>
          <table:table-cell office:value-type="float" office:value="90.5198168922233" calcext:value-type="float">
            <text:p>90.5198168922233</text:p>
          </table:table-cell>
          <table:table-cell office:value-type="float" office:value="119.191886472036" calcext:value-type="float">
            <text:p>119.191886472036</text:p>
          </table:table-cell>
          <table:table-cell office:value-type="float" office:value="31.7363850358764" calcext:value-type="float">
            <text:p>31.7363850358764</text:p>
          </table:table-cell>
          <table:table-cell office:value-type="float" office:value="0.00081765000872924" calcext:value-type="float">
            <text:p>0.00081765000872924</text:p>
          </table:table-cell>
        </table:table-row>
        <table:table-row table:style-name="ro1">
          <table:table-cell office:value-type="string" calcext:value-type="string">
            <text:p>Experiment 28</text:p>
          </table:table-cell>
          <table:table-cell office:value-type="float" office:value="28.2668057445642" calcext:value-type="float">
            <text:p>28.2668057445642</text:p>
          </table:table-cell>
          <table:table-cell office:value-type="float" office:value="117.549785417254" calcext:value-type="float">
            <text:p>117.549785417254</text:p>
          </table:table-cell>
          <table:table-cell office:value-type="float" office:value="123.865425595123" calcext:value-type="float">
            <text:p>123.865425595123</text:p>
          </table:table-cell>
          <table:table-cell office:value-type="float" office:value="20.6128542380155" calcext:value-type="float">
            <text:p>20.6128542380155</text:p>
          </table:table-cell>
          <table:table-cell office:value-type="float" office:value="0.000883102415340912" calcext:value-type="float">
            <text:p>0.000883102415340912</text:p>
          </table:table-cell>
        </table:table-row>
        <table:table-row table:style-name="ro1">
          <table:table-cell office:value-type="string" calcext:value-type="string">
            <text:p>Experiment 29</text:p>
          </table:table-cell>
          <table:table-cell office:value-type="float" office:value="14.3984930424714" calcext:value-type="float">
            <text:p>14.3984930424714</text:p>
          </table:table-cell>
          <table:table-cell office:value-type="float" office:value="80.2081372905856" calcext:value-type="float">
            <text:p>80.2081372905856</text:p>
          </table:table-cell>
          <table:table-cell office:value-type="float" office:value="146.957899906919" calcext:value-type="float">
            <text:p>146.957899906919</text:p>
          </table:table-cell>
          <table:table-cell office:value-type="float" office:value="28.6893515910874" calcext:value-type="float">
            <text:p>28.6893515910874</text:p>
          </table:table-cell>
          <table:table-cell office:value-type="float" office:value="0.000931698238512333" calcext:value-type="float">
            <text:p>0.000931698238512333</text:p>
          </table:table-cell>
        </table:table-row>
        <table:table-row table:style-name="ro1">
          <table:table-cell office:value-type="string" calcext:value-type="string">
            <text:p>Experiment 30</text:p>
          </table:table-cell>
          <table:table-cell office:value-type="float" office:value="19.9139595566292" calcext:value-type="float">
            <text:p>19.9139595566292</text:p>
          </table:table-cell>
          <table:table-cell office:value-type="float" office:value="112.21557477645" calcext:value-type="float">
            <text:p>112.21557477645</text:p>
          </table:table-cell>
          <table:table-cell office:value-type="float" office:value="89.3758465833212" calcext:value-type="float">
            <text:p>89.3758465833212</text:p>
          </table:table-cell>
          <table:table-cell office:value-type="float" office:value="22.6479650678365" calcext:value-type="float">
            <text:p>22.6479650678365</text:p>
          </table:table-cell>
          <table:table-cell office:value-type="float" office:value="0.0017843143481372" calcext:value-type="float">
            <text:p>0.0017843143481372</text:p>
          </table:table-cell>
        </table:table-row>
        <table:table-row table:style-name="ro1">
          <table:table-cell/>
          <table:table-cell table:style-name="ce2" table:number-columns-repeated="5"/>
        </table:table-row>
      </table:table>
      <table:table table:name="Ackley" table:style-name="ta1">
        <table:table-column table:style-name="co6" table:default-cell-style-name="Default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Ackley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SO</text:p>
          </table:table-cell>
          <table:table-cell table:style-name="Default" office:value-type="string" calcext:value-type="string">
            <text:p>SOMA</text:p>
          </table:table-cell>
          <table:table-cell table:style-name="Default" office:value-type="string" calcext:value-type="string">
            <text:p>FA</text:p>
          </table:table-cell>
          <table:table-cell table:style-name="Default" office:value-type="string" calcext:value-type="string">
            <text:p>TLBO</text:p>
          </table:table-cell>
        </table:table-row>
        <table:table-row table:style-name="ro1">
          <table:table-cell office:value-type="string" calcext:value-type="string">
            <text:p>Experiment 1</text:p>
          </table:table-cell>
          <table:table-cell office:value-type="float" office:value="12.7125717489169" calcext:value-type="float">
            <text:p>12.7125717489169</text:p>
          </table:table-cell>
          <table:table-cell office:value-type="float" office:value="18.1177611984" calcext:value-type="float">
            <text:p>18.1177611984</text:p>
          </table:table-cell>
          <table:table-cell office:value-type="float" office:value="19.9401431907364" calcext:value-type="float">
            <text:p>19.9401431907364</text:p>
          </table:table-cell>
          <table:table-cell office:value-type="float" office:value="20.2201052002265" calcext:value-type="float">
            <text:p>20.2201052002265</text:p>
          </table:table-cell>
          <table:table-cell office:value-type="float" office:value="0.203371874194116" calcext:value-type="float">
            <text:p>0.203371874194116</text:p>
          </table:table-cell>
        </table:table-row>
        <table:table-row table:style-name="ro1">
          <table:table-cell office:value-type="string" calcext:value-type="string">
            <text:p>Experiment 2</text:p>
          </table:table-cell>
          <table:table-cell office:value-type="float" office:value="13.4556190631877" calcext:value-type="float">
            <text:p>13.4556190631877</text:p>
          </table:table-cell>
          <table:table-cell office:value-type="float" office:value="19.5303998201472" calcext:value-type="float">
            <text:p>19.5303998201472</text:p>
          </table:table-cell>
          <table:table-cell office:value-type="float" office:value="19.4842291313526" calcext:value-type="float">
            <text:p>19.4842291313526</text:p>
          </table:table-cell>
          <table:table-cell office:value-type="float" office:value="20.11107687028" calcext:value-type="float">
            <text:p>20.11107687028</text:p>
          </table:table-cell>
          <table:table-cell office:value-type="float" office:value="0.127582344791364" calcext:value-type="float">
            <text:p>0.127582344791364</text:p>
          </table:table-cell>
        </table:table-row>
        <table:table-row table:style-name="ro1">
          <table:table-cell office:value-type="string" calcext:value-type="string">
            <text:p>Experiment 3</text:p>
          </table:table-cell>
          <table:table-cell office:value-type="float" office:value="13.994150812356" calcext:value-type="float">
            <text:p>13.994150812356</text:p>
          </table:table-cell>
          <table:table-cell office:value-type="float" office:value="18.8318779362582" calcext:value-type="float">
            <text:p>18.8318779362582</text:p>
          </table:table-cell>
          <table:table-cell office:value-type="float" office:value="19.8255172591521" calcext:value-type="float">
            <text:p>19.8255172591521</text:p>
          </table:table-cell>
          <table:table-cell office:value-type="float" office:value="20.3166712284554" calcext:value-type="float">
            <text:p>20.3166712284554</text:p>
          </table:table-cell>
          <table:table-cell office:value-type="float" office:value="0.325045182046065" calcext:value-type="float">
            <text:p>0.325045182046065</text:p>
          </table:table-cell>
        </table:table-row>
        <table:table-row table:style-name="ro1">
          <table:table-cell office:value-type="string" calcext:value-type="string">
            <text:p>Experiment 4</text:p>
          </table:table-cell>
          <table:table-cell office:value-type="float" office:value="13.9116189041234" calcext:value-type="float">
            <text:p>13.9116189041234</text:p>
          </table:table-cell>
          <table:table-cell office:value-type="float" office:value="19.3888444033081" calcext:value-type="float">
            <text:p>19.3888444033081</text:p>
          </table:table-cell>
          <table:table-cell office:value-type="float" office:value="19.6080702050537" calcext:value-type="float">
            <text:p>19.6080702050537</text:p>
          </table:table-cell>
          <table:table-cell office:value-type="float" office:value="20.1679970051602" calcext:value-type="float">
            <text:p>20.1679970051602</text:p>
          </table:table-cell>
          <table:table-cell office:value-type="float" office:value="0.193501198027278" calcext:value-type="float">
            <text:p>0.193501198027278</text:p>
          </table:table-cell>
        </table:table-row>
        <table:table-row table:style-name="ro1">
          <table:table-cell office:value-type="string" calcext:value-type="string">
            <text:p>Experiment 5</text:p>
          </table:table-cell>
          <table:table-cell office:value-type="float" office:value="12.2567859504616" calcext:value-type="float">
            <text:p>12.2567859504616</text:p>
          </table:table-cell>
          <table:table-cell office:value-type="float" office:value="19.198180281469" calcext:value-type="float">
            <text:p>19.198180281469</text:p>
          </table:table-cell>
          <table:table-cell office:value-type="float" office:value="20.109135741975" calcext:value-type="float">
            <text:p>20.109135741975</text:p>
          </table:table-cell>
          <table:table-cell office:value-type="float" office:value="19.9937141911707" calcext:value-type="float">
            <text:p>19.9937141911707</text:p>
          </table:table-cell>
          <table:table-cell office:value-type="float" office:value="0.122074480164923" calcext:value-type="float">
            <text:p>0.122074480164923</text:p>
          </table:table-cell>
        </table:table-row>
        <table:table-row table:style-name="ro1">
          <table:table-cell office:value-type="string" calcext:value-type="string">
            <text:p>Experiment 6</text:p>
          </table:table-cell>
          <table:table-cell office:value-type="float" office:value="13.7244715210757" calcext:value-type="float">
            <text:p>13.7244715210757</text:p>
          </table:table-cell>
          <table:table-cell office:value-type="float" office:value="18.4094103091684" calcext:value-type="float">
            <text:p>18.4094103091684</text:p>
          </table:table-cell>
          <table:table-cell office:value-type="float" office:value="19.7240342170914" calcext:value-type="float">
            <text:p>19.7240342170914</text:p>
          </table:table-cell>
          <table:table-cell office:value-type="float" office:value="20.1802578223754" calcext:value-type="float">
            <text:p>20.1802578223754</text:p>
          </table:table-cell>
          <table:table-cell office:value-type="float" office:value="0.451325904077724" calcext:value-type="float">
            <text:p>0.451325904077724</text:p>
          </table:table-cell>
        </table:table-row>
        <table:table-row table:style-name="ro1">
          <table:table-cell office:value-type="string" calcext:value-type="string">
            <text:p>Experiment 7</text:p>
          </table:table-cell>
          <table:table-cell office:value-type="float" office:value="14.1004293355722" calcext:value-type="float">
            <text:p>14.1004293355722</text:p>
          </table:table-cell>
          <table:table-cell office:value-type="float" office:value="19.0292438395231" calcext:value-type="float">
            <text:p>19.0292438395231</text:p>
          </table:table-cell>
          <table:table-cell office:value-type="float" office:value="19.5267421250196" calcext:value-type="float">
            <text:p>19.5267421250196</text:p>
          </table:table-cell>
          <table:table-cell office:value-type="float" office:value="20.0649497867962" calcext:value-type="float">
            <text:p>20.0649497867962</text:p>
          </table:table-cell>
          <table:table-cell office:value-type="float" office:value="0.19047812835974" calcext:value-type="float">
            <text:p>0.19047812835974</text:p>
          </table:table-cell>
        </table:table-row>
        <table:table-row table:style-name="ro1">
          <table:table-cell office:value-type="string" calcext:value-type="string">
            <text:p>Experiment 8</text:p>
          </table:table-cell>
          <table:table-cell office:value-type="float" office:value="13.607801724023" calcext:value-type="float">
            <text:p>13.607801724023</text:p>
          </table:table-cell>
          <table:table-cell office:value-type="float" office:value="18.9474256394878" calcext:value-type="float">
            <text:p>18.9474256394878</text:p>
          </table:table-cell>
          <table:table-cell office:value-type="float" office:value="19.7897392121597" calcext:value-type="float">
            <text:p>19.7897392121597</text:p>
          </table:table-cell>
          <table:table-cell office:value-type="float" office:value="20.1235684125898" calcext:value-type="float">
            <text:p>20.1235684125898</text:p>
          </table:table-cell>
          <table:table-cell office:value-type="float" office:value="0.577817903363393" calcext:value-type="float">
            <text:p>0.577817903363393</text:p>
          </table:table-cell>
        </table:table-row>
        <table:table-row table:style-name="ro1">
          <table:table-cell office:value-type="string" calcext:value-type="string">
            <text:p>Experiment 9</text:p>
          </table:table-cell>
          <table:table-cell office:value-type="float" office:value="12.5586290740087" calcext:value-type="float">
            <text:p>12.5586290740087</text:p>
          </table:table-cell>
          <table:table-cell office:value-type="float" office:value="19.2729977037908" calcext:value-type="float">
            <text:p>19.2729977037908</text:p>
          </table:table-cell>
          <table:table-cell office:value-type="float" office:value="19.8470573238971" calcext:value-type="float">
            <text:p>19.8470573238971</text:p>
          </table:table-cell>
          <table:table-cell office:value-type="float" office:value="20.033996498502" calcext:value-type="float">
            <text:p>20.033996498502</text:p>
          </table:table-cell>
          <table:table-cell office:value-type="float" office:value="0.285070265423251" calcext:value-type="float">
            <text:p>0.285070265423251</text:p>
          </table:table-cell>
        </table:table-row>
        <table:table-row table:style-name="ro1">
          <table:table-cell office:value-type="string" calcext:value-type="string">
            <text:p>Experiment 10</text:p>
          </table:table-cell>
          <table:table-cell office:value-type="float" office:value="14.269140829861" calcext:value-type="float">
            <text:p>14.269140829861</text:p>
          </table:table-cell>
          <table:table-cell office:value-type="float" office:value="19.4087444419784" calcext:value-type="float">
            <text:p>19.4087444419784</text:p>
          </table:table-cell>
          <table:table-cell office:value-type="float" office:value="20.1972403894929" calcext:value-type="float">
            <text:p>20.1972403894929</text:p>
          </table:table-cell>
          <table:table-cell office:value-type="float" office:value="20.0672605954192" calcext:value-type="float">
            <text:p>20.0672605954192</text:p>
          </table:table-cell>
          <table:table-cell office:value-type="float" office:value="0.367694033233502" calcext:value-type="float">
            <text:p>0.367694033233502</text:p>
          </table:table-cell>
        </table:table-row>
        <table:table-row table:style-name="ro1">
          <table:table-cell office:value-type="string" calcext:value-type="string">
            <text:p>Experiment 11</text:p>
          </table:table-cell>
          <table:table-cell office:value-type="float" office:value="14.245464647503" calcext:value-type="float">
            <text:p>14.245464647503</text:p>
          </table:table-cell>
          <table:table-cell office:value-type="float" office:value="19.3977875533167" calcext:value-type="float">
            <text:p>19.3977875533167</text:p>
          </table:table-cell>
          <table:table-cell office:value-type="float" office:value="19.7485565809338" calcext:value-type="float">
            <text:p>19.7485565809338</text:p>
          </table:table-cell>
          <table:table-cell office:value-type="float" office:value="20.064226888879" calcext:value-type="float">
            <text:p>20.064226888879</text:p>
          </table:table-cell>
          <table:table-cell office:value-type="float" office:value="0.199870357317732" calcext:value-type="float">
            <text:p>0.199870357317732</text:p>
          </table:table-cell>
        </table:table-row>
        <table:table-row table:style-name="ro1">
          <table:table-cell office:value-type="string" calcext:value-type="string">
            <text:p>Experiment 12</text:p>
          </table:table-cell>
          <table:table-cell office:value-type="float" office:value="13.3583494284445" calcext:value-type="float">
            <text:p>13.3583494284445</text:p>
          </table:table-cell>
          <table:table-cell office:value-type="float" office:value="18.7061249076066" calcext:value-type="float">
            <text:p>18.7061249076066</text:p>
          </table:table-cell>
          <table:table-cell office:value-type="float" office:value="19.9881759746326" calcext:value-type="float">
            <text:p>19.9881759746326</text:p>
          </table:table-cell>
          <table:table-cell office:value-type="float" office:value="20.2300536716728" calcext:value-type="float">
            <text:p>20.2300536716728</text:p>
          </table:table-cell>
          <table:table-cell office:value-type="float" office:value="0.184234776036214" calcext:value-type="float">
            <text:p>0.184234776036214</text:p>
          </table:table-cell>
        </table:table-row>
        <table:table-row table:style-name="ro1">
          <table:table-cell office:value-type="string" calcext:value-type="string">
            <text:p>Experiment 13</text:p>
          </table:table-cell>
          <table:table-cell office:value-type="float" office:value="13.259164587214" calcext:value-type="float">
            <text:p>13.259164587214</text:p>
          </table:table-cell>
          <table:table-cell office:value-type="float" office:value="19.4452795549265" calcext:value-type="float">
            <text:p>19.4452795549265</text:p>
          </table:table-cell>
          <table:table-cell office:value-type="float" office:value="19.6000778488086" calcext:value-type="float">
            <text:p>19.6000778488086</text:p>
          </table:table-cell>
          <table:table-cell office:value-type="float" office:value="20.2807342653003" calcext:value-type="float">
            <text:p>20.2807342653003</text:p>
          </table:table-cell>
          <table:table-cell office:value-type="float" office:value="0.191632092708659" calcext:value-type="float">
            <text:p>0.191632092708659</text:p>
          </table:table-cell>
        </table:table-row>
        <table:table-row table:style-name="ro1">
          <table:table-cell office:value-type="string" calcext:value-type="string">
            <text:p>Experiment 14</text:p>
          </table:table-cell>
          <table:table-cell office:value-type="float" office:value="13.7642135384378" calcext:value-type="float">
            <text:p>13.7642135384378</text:p>
          </table:table-cell>
          <table:table-cell office:value-type="float" office:value="18.9726273000836" calcext:value-type="float">
            <text:p>18.9726273000836</text:p>
          </table:table-cell>
          <table:table-cell office:value-type="float" office:value="19.1287351955846" calcext:value-type="float">
            <text:p>19.1287351955846</text:p>
          </table:table-cell>
          <table:table-cell office:value-type="float" office:value="19.9689975497897" calcext:value-type="float">
            <text:p>19.9689975497897</text:p>
          </table:table-cell>
          <table:table-cell office:value-type="float" office:value="0.104873706361961" calcext:value-type="float">
            <text:p>0.104873706361961</text:p>
          </table:table-cell>
        </table:table-row>
        <table:table-row table:style-name="ro1">
          <table:table-cell office:value-type="string" calcext:value-type="string">
            <text:p>Experiment 15</text:p>
          </table:table-cell>
          <table:table-cell office:value-type="float" office:value="14.125963666714" calcext:value-type="float">
            <text:p>14.125963666714</text:p>
          </table:table-cell>
          <table:table-cell office:value-type="float" office:value="18.4001193102025" calcext:value-type="float">
            <text:p>18.4001193102025</text:p>
          </table:table-cell>
          <table:table-cell office:value-type="float" office:value="20.0667903651331" calcext:value-type="float">
            <text:p>20.0667903651331</text:p>
          </table:table-cell>
          <table:table-cell office:value-type="float" office:value="19.6513009771876" calcext:value-type="float">
            <text:p>19.6513009771876</text:p>
          </table:table-cell>
          <table:table-cell office:value-type="float" office:value="0.212260660735897" calcext:value-type="float">
            <text:p>0.212260660735897</text:p>
          </table:table-cell>
        </table:table-row>
        <table:table-row table:style-name="ro1">
          <table:table-cell office:value-type="string" calcext:value-type="string">
            <text:p>Experiment 16</text:p>
          </table:table-cell>
          <table:table-cell office:value-type="float" office:value="14.9343714042008" calcext:value-type="float">
            <text:p>14.9343714042008</text:p>
          </table:table-cell>
          <table:table-cell office:value-type="float" office:value="18.4779273779129" calcext:value-type="float">
            <text:p>18.4779273779129</text:p>
          </table:table-cell>
          <table:table-cell office:value-type="float" office:value="20.0205599416392" calcext:value-type="float">
            <text:p>20.0205599416392</text:p>
          </table:table-cell>
          <table:table-cell office:value-type="float" office:value="20.0965161399224" calcext:value-type="float">
            <text:p>20.0965161399224</text:p>
          </table:table-cell>
          <table:table-cell office:value-type="float" office:value="0.209534610046792" calcext:value-type="float">
            <text:p>0.209534610046792</text:p>
          </table:table-cell>
        </table:table-row>
        <table:table-row table:style-name="ro1">
          <table:table-cell office:value-type="string" calcext:value-type="string">
            <text:p>Experiment 17</text:p>
          </table:table-cell>
          <table:table-cell office:value-type="float" office:value="13.5837502508888" calcext:value-type="float">
            <text:p>13.5837502508888</text:p>
          </table:table-cell>
          <table:table-cell office:value-type="float" office:value="19.1666209725187" calcext:value-type="float">
            <text:p>19.1666209725187</text:p>
          </table:table-cell>
          <table:table-cell office:value-type="float" office:value="19.8773759692661" calcext:value-type="float">
            <text:p>19.8773759692661</text:p>
          </table:table-cell>
          <table:table-cell office:value-type="float" office:value="20.2688683903387" calcext:value-type="float">
            <text:p>20.2688683903387</text:p>
          </table:table-cell>
          <table:table-cell office:value-type="float" office:value="0.211008370066218" calcext:value-type="float">
            <text:p>0.211008370066218</text:p>
          </table:table-cell>
        </table:table-row>
        <table:table-row table:style-name="ro1">
          <table:table-cell office:value-type="string" calcext:value-type="string">
            <text:p>Experiment 18</text:p>
          </table:table-cell>
          <table:table-cell office:value-type="float" office:value="14.4914072246131" calcext:value-type="float">
            <text:p>14.4914072246131</text:p>
          </table:table-cell>
          <table:table-cell office:value-type="float" office:value="18.7130714030683" calcext:value-type="float">
            <text:p>18.7130714030683</text:p>
          </table:table-cell>
          <table:table-cell office:value-type="float" office:value="19.6326067673527" calcext:value-type="float">
            <text:p>19.6326067673527</text:p>
          </table:table-cell>
          <table:table-cell office:value-type="float" office:value="20.2588812264706" calcext:value-type="float">
            <text:p>20.2588812264706</text:p>
          </table:table-cell>
          <table:table-cell office:value-type="float" office:value="0.189140001326092" calcext:value-type="float">
            <text:p>0.189140001326092</text:p>
          </table:table-cell>
        </table:table-row>
        <table:table-row table:style-name="ro1">
          <table:table-cell office:value-type="string" calcext:value-type="string">
            <text:p>Experiment 19</text:p>
          </table:table-cell>
          <table:table-cell office:value-type="float" office:value="13.781181595353" calcext:value-type="float">
            <text:p>13.781181595353</text:p>
          </table:table-cell>
          <table:table-cell office:value-type="float" office:value="17.0010219728972" calcext:value-type="float">
            <text:p>17.0010219728972</text:p>
          </table:table-cell>
          <table:table-cell office:value-type="float" office:value="19.7056695175788" calcext:value-type="float">
            <text:p>19.7056695175788</text:p>
          </table:table-cell>
          <table:table-cell office:value-type="float" office:value="20.0467662647737" calcext:value-type="float">
            <text:p>20.0467662647737</text:p>
          </table:table-cell>
          <table:table-cell office:value-type="float" office:value="0.180039976851369" calcext:value-type="float">
            <text:p>0.180039976851369</text:p>
          </table:table-cell>
        </table:table-row>
        <table:table-row table:style-name="ro1">
          <table:table-cell office:value-type="string" calcext:value-type="string">
            <text:p>Experiment 20</text:p>
          </table:table-cell>
          <table:table-cell office:value-type="float" office:value="13.9775410415473" calcext:value-type="float">
            <text:p>13.9775410415473</text:p>
          </table:table-cell>
          <table:table-cell office:value-type="float" office:value="19.5322920954016" calcext:value-type="float">
            <text:p>19.5322920954016</text:p>
          </table:table-cell>
          <table:table-cell office:value-type="float" office:value="19.9479780570713" calcext:value-type="float">
            <text:p>19.9479780570713</text:p>
          </table:table-cell>
          <table:table-cell office:value-type="float" office:value="20.1588895585757" calcext:value-type="float">
            <text:p>20.1588895585757</text:p>
          </table:table-cell>
          <table:table-cell office:value-type="float" office:value="0.295226800100228" calcext:value-type="float">
            <text:p>0.295226800100228</text:p>
          </table:table-cell>
        </table:table-row>
        <table:table-row table:style-name="ro1">
          <table:table-cell office:value-type="string" calcext:value-type="string">
            <text:p>Experiment 21</text:p>
          </table:table-cell>
          <table:table-cell office:value-type="float" office:value="13.0188312158485" calcext:value-type="float">
            <text:p>13.0188312158485</text:p>
          </table:table-cell>
          <table:table-cell office:value-type="float" office:value="18.6924305180145" calcext:value-type="float">
            <text:p>18.6924305180145</text:p>
          </table:table-cell>
          <table:table-cell office:value-type="float" office:value="19.8198752237306" calcext:value-type="float">
            <text:p>19.8198752237306</text:p>
          </table:table-cell>
          <table:table-cell office:value-type="float" office:value="20.1598094912589" calcext:value-type="float">
            <text:p>20.1598094912589</text:p>
          </table:table-cell>
          <table:table-cell office:value-type="float" office:value="0.163480379793306" calcext:value-type="float">
            <text:p>0.163480379793306</text:p>
          </table:table-cell>
        </table:table-row>
        <table:table-row table:style-name="ro1">
          <table:table-cell office:value-type="string" calcext:value-type="string">
            <text:p>Experiment 22</text:p>
          </table:table-cell>
          <table:table-cell office:value-type="float" office:value="14.0198267369962" calcext:value-type="float">
            <text:p>14.0198267369962</text:p>
          </table:table-cell>
          <table:table-cell office:value-type="float" office:value="19.3043266215824" calcext:value-type="float">
            <text:p>19.3043266215824</text:p>
          </table:table-cell>
          <table:table-cell office:value-type="float" office:value="19.8539485761182" calcext:value-type="float">
            <text:p>19.8539485761182</text:p>
          </table:table-cell>
          <table:table-cell office:value-type="float" office:value="20.1544013842901" calcext:value-type="float">
            <text:p>20.1544013842901</text:p>
          </table:table-cell>
          <table:table-cell office:value-type="float" office:value="0.170260662507893" calcext:value-type="float">
            <text:p>0.170260662507893</text:p>
          </table:table-cell>
        </table:table-row>
        <table:table-row table:style-name="ro1">
          <table:table-cell office:value-type="string" calcext:value-type="string">
            <text:p>Experiment 23</text:p>
          </table:table-cell>
          <table:table-cell office:value-type="float" office:value="14.4597058707143" calcext:value-type="float">
            <text:p>14.4597058707143</text:p>
          </table:table-cell>
          <table:table-cell office:value-type="float" office:value="18.1605101377527" calcext:value-type="float">
            <text:p>18.1605101377527</text:p>
          </table:table-cell>
          <table:table-cell office:value-type="float" office:value="19.9827057764751" calcext:value-type="float">
            <text:p>19.9827057764751</text:p>
          </table:table-cell>
          <table:table-cell office:value-type="float" office:value="20.1205243484019" calcext:value-type="float">
            <text:p>20.1205243484019</text:p>
          </table:table-cell>
          <table:table-cell office:value-type="float" office:value="0.14985097561236" calcext:value-type="float">
            <text:p>0.14985097561236</text:p>
          </table:table-cell>
        </table:table-row>
        <table:table-row table:style-name="ro1">
          <table:table-cell office:value-type="string" calcext:value-type="string">
            <text:p>Experiment 24</text:p>
          </table:table-cell>
          <table:table-cell office:value-type="float" office:value="12.1423427147249" calcext:value-type="float">
            <text:p>12.1423427147249</text:p>
          </table:table-cell>
          <table:table-cell office:value-type="float" office:value="19.1539716549821" calcext:value-type="float">
            <text:p>19.1539716549821</text:p>
          </table:table-cell>
          <table:table-cell office:value-type="float" office:value="19.7218402902838" calcext:value-type="float">
            <text:p>19.7218402902838</text:p>
          </table:table-cell>
          <table:table-cell office:value-type="float" office:value="20.0596886877661" calcext:value-type="float">
            <text:p>20.0596886877661</text:p>
          </table:table-cell>
          <table:table-cell office:value-type="float" office:value="0.15563222376116" calcext:value-type="float">
            <text:p>0.15563222376116</text:p>
          </table:table-cell>
        </table:table-row>
        <table:table-row table:style-name="ro1">
          <table:table-cell office:value-type="string" calcext:value-type="string">
            <text:p>Experiment 25</text:p>
          </table:table-cell>
          <table:table-cell office:value-type="float" office:value="12.3305622898457" calcext:value-type="float">
            <text:p>12.3305622898457</text:p>
          </table:table-cell>
          <table:table-cell office:value-type="float" office:value="18.4111870150773" calcext:value-type="float">
            <text:p>18.4111870150773</text:p>
          </table:table-cell>
          <table:table-cell office:value-type="float" office:value="19.8338397607183" calcext:value-type="float">
            <text:p>19.8338397607183</text:p>
          </table:table-cell>
          <table:table-cell office:value-type="float" office:value="20.016756717217" calcext:value-type="float">
            <text:p>20.016756717217</text:p>
          </table:table-cell>
          <table:table-cell office:value-type="float" office:value="0.291876559509337" calcext:value-type="float">
            <text:p>0.291876559509337</text:p>
          </table:table-cell>
        </table:table-row>
        <table:table-row table:style-name="ro1">
          <table:table-cell office:value-type="string" calcext:value-type="string">
            <text:p>Experiment 26</text:p>
          </table:table-cell>
          <table:table-cell office:value-type="float" office:value="12.7389074779229" calcext:value-type="float">
            <text:p>12.7389074779229</text:p>
          </table:table-cell>
          <table:table-cell office:value-type="float" office:value="19.1431806010577" calcext:value-type="float">
            <text:p>19.1431806010577</text:p>
          </table:table-cell>
          <table:table-cell office:value-type="float" office:value="19.7194252405262" calcext:value-type="float">
            <text:p>19.7194252405262</text:p>
          </table:table-cell>
          <table:table-cell office:value-type="float" office:value="20.1022401306355" calcext:value-type="float">
            <text:p>20.1022401306355</text:p>
          </table:table-cell>
          <table:table-cell office:value-type="float" office:value="0.328132743075095" calcext:value-type="float">
            <text:p>0.328132743075095</text:p>
          </table:table-cell>
        </table:table-row>
        <table:table-row table:style-name="ro1">
          <table:table-cell office:value-type="string" calcext:value-type="string">
            <text:p>Experiment 27</text:p>
          </table:table-cell>
          <table:table-cell office:value-type="float" office:value="13.6951734716426" calcext:value-type="float">
            <text:p>13.6951734716426</text:p>
          </table:table-cell>
          <table:table-cell office:value-type="float" office:value="18.8017101254373" calcext:value-type="float">
            <text:p>18.8017101254373</text:p>
          </table:table-cell>
          <table:table-cell office:value-type="float" office:value="19.5638954140955" calcext:value-type="float">
            <text:p>19.5638954140955</text:p>
          </table:table-cell>
          <table:table-cell office:value-type="float" office:value="20.0999345974867" calcext:value-type="float">
            <text:p>20.0999345974867</text:p>
          </table:table-cell>
          <table:table-cell office:value-type="float" office:value="0.31960080239821" calcext:value-type="float">
            <text:p>0.31960080239821</text:p>
          </table:table-cell>
        </table:table-row>
        <table:table-row table:style-name="ro1">
          <table:table-cell office:value-type="string" calcext:value-type="string">
            <text:p>Experiment 28</text:p>
          </table:table-cell>
          <table:table-cell office:value-type="float" office:value="13.6411510754544" calcext:value-type="float">
            <text:p>13.6411510754544</text:p>
          </table:table-cell>
          <table:table-cell office:value-type="float" office:value="18.8693568433807" calcext:value-type="float">
            <text:p>18.8693568433807</text:p>
          </table:table-cell>
          <table:table-cell office:value-type="float" office:value="18.8331655032772" calcext:value-type="float">
            <text:p>18.8331655032772</text:p>
          </table:table-cell>
          <table:table-cell office:value-type="float" office:value="20.3360716349194" calcext:value-type="float">
            <text:p>20.3360716349194</text:p>
          </table:table-cell>
          <table:table-cell office:value-type="float" office:value="0.198844699619901" calcext:value-type="float">
            <text:p>0.198844699619901</text:p>
          </table:table-cell>
        </table:table-row>
        <table:table-row table:style-name="ro1">
          <table:table-cell office:value-type="string" calcext:value-type="string">
            <text:p>Experiment 29</text:p>
          </table:table-cell>
          <table:table-cell office:value-type="float" office:value="15.0528081161742" calcext:value-type="float">
            <text:p>15.0528081161742</text:p>
          </table:table-cell>
          <table:table-cell office:value-type="float" office:value="19.5070987272512" calcext:value-type="float">
            <text:p>19.5070987272512</text:p>
          </table:table-cell>
          <table:table-cell office:value-type="float" office:value="19.8943198400429" calcext:value-type="float">
            <text:p>19.8943198400429</text:p>
          </table:table-cell>
          <table:table-cell office:value-type="float" office:value="20.0653105766932" calcext:value-type="float">
            <text:p>20.0653105766932</text:p>
          </table:table-cell>
          <table:table-cell office:value-type="float" office:value="0.205138085650166" calcext:value-type="float">
            <text:p>0.205138085650166</text:p>
          </table:table-cell>
        </table:table-row>
        <table:table-row table:style-name="ro1">
          <table:table-cell office:value-type="string" calcext:value-type="string">
            <text:p>Experiment 30</text:p>
          </table:table-cell>
          <table:table-cell office:value-type="float" office:value="14.7943106976422" calcext:value-type="float">
            <text:p>14.7943106976422</text:p>
          </table:table-cell>
          <table:table-cell office:value-type="float" office:value="19.191867354673" calcext:value-type="float">
            <text:p>19.191867354673</text:p>
          </table:table-cell>
          <table:table-cell office:value-type="float" office:value="19.5852375503364" calcext:value-type="float">
            <text:p>19.5852375503364</text:p>
          </table:table-cell>
          <table:table-cell office:value-type="float" office:value="20.1819557199074" calcext:value-type="float">
            <text:p>20.1819557199074</text:p>
          </table:table-cell>
          <table:table-cell office:value-type="float" office:value="0.224733280087975" calcext:value-type="float">
            <text:p>0.224733280087975</text:p>
          </table:table-cell>
        </table:table-row>
        <table:table-row table:style-name="ro1">
          <table:table-cell/>
          <table:table-cell table:style-name="ce2" table:number-columns-repeated="5"/>
        </table:table-row>
      </table:table>
      <table:table table:name="Rastrigin" table:style-name="ta1">
        <table:table-column table:style-name="co1" table:default-cell-style-name="Default"/>
        <table:table-column table:style-name="co7" table:default-cell-style-name="ce1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Rastrigin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SO</text:p>
          </table:table-cell>
          <table:table-cell table:style-name="Default" office:value-type="string" calcext:value-type="string">
            <text:p>SOMA</text:p>
          </table:table-cell>
          <table:table-cell table:style-name="Default" office:value-type="string" calcext:value-type="string">
            <text:p>FA</text:p>
          </table:table-cell>
          <table:table-cell table:style-name="Default" office:value-type="string" calcext:value-type="string">
            <text:p>TLBO</text:p>
          </table:table-cell>
        </table:table-row>
        <table:table-row table:style-name="ro1">
          <table:table-cell office:value-type="string" calcext:value-type="string">
            <text:p>Experiment 1</text:p>
          </table:table-cell>
          <table:table-cell office:value-type="float" office:value="310.374113702884" calcext:value-type="float">
            <text:p>310.374113702884</text:p>
          </table:table-cell>
          <table:table-cell office:value-type="float" office:value="361.83503959274" calcext:value-type="float">
            <text:p>361.83503959274</text:p>
          </table:table-cell>
          <table:table-cell office:value-type="float" office:value="411.731151295138" calcext:value-type="float">
            <text:p>411.731151295138</text:p>
          </table:table-cell>
          <table:table-cell office:value-type="float" office:value="240.965820408537" calcext:value-type="float">
            <text:p>240.965820408537</text:p>
          </table:table-cell>
          <table:table-cell office:value-type="float" office:value="164.464450614873" calcext:value-type="float">
            <text:p>164.464450614873</text:p>
          </table:table-cell>
        </table:table-row>
        <table:table-row table:style-name="ro1">
          <table:table-cell office:value-type="string" calcext:value-type="string">
            <text:p>Experiment 2</text:p>
          </table:table-cell>
          <table:table-cell office:value-type="float" office:value="268.221585462614" calcext:value-type="float">
            <text:p>268.221585462614</text:p>
          </table:table-cell>
          <table:table-cell office:value-type="float" office:value="338.017487278062" calcext:value-type="float">
            <text:p>338.017487278062</text:p>
          </table:table-cell>
          <table:table-cell office:value-type="float" office:value="386.100500285484" calcext:value-type="float">
            <text:p>386.100500285484</text:p>
          </table:table-cell>
          <table:table-cell office:value-type="float" office:value="232.101561260244" calcext:value-type="float">
            <text:p>232.101561260244</text:p>
          </table:table-cell>
          <table:table-cell office:value-type="float" office:value="191.668314318711" calcext:value-type="float">
            <text:p>191.668314318711</text:p>
          </table:table-cell>
        </table:table-row>
        <table:table-row table:style-name="ro1">
          <table:table-cell office:value-type="string" calcext:value-type="string">
            <text:p>Experiment 3</text:p>
          </table:table-cell>
          <table:table-cell office:value-type="float" office:value="285.484606006523" calcext:value-type="float">
            <text:p>285.484606006523</text:p>
          </table:table-cell>
          <table:table-cell office:value-type="float" office:value="366.427351604866" calcext:value-type="float">
            <text:p>366.427351604866</text:p>
          </table:table-cell>
          <table:table-cell office:value-type="float" office:value="378.878424934193" calcext:value-type="float">
            <text:p>378.878424934193</text:p>
          </table:table-cell>
          <table:table-cell office:value-type="float" office:value="226.378445579486" calcext:value-type="float">
            <text:p>226.378445579486</text:p>
          </table:table-cell>
          <table:table-cell office:value-type="float" office:value="182.525021455768" calcext:value-type="float">
            <text:p>182.525021455768</text:p>
          </table:table-cell>
        </table:table-row>
        <table:table-row table:style-name="ro1">
          <table:table-cell office:value-type="string" calcext:value-type="string">
            <text:p>Experiment 4</text:p>
          </table:table-cell>
          <table:table-cell office:value-type="float" office:value="311.639062825595" calcext:value-type="float">
            <text:p>311.639062825595</text:p>
          </table:table-cell>
          <table:table-cell office:value-type="float" office:value="330.335138824355" calcext:value-type="float">
            <text:p>330.335138824355</text:p>
          </table:table-cell>
          <table:table-cell office:value-type="float" office:value="351.600826758077" calcext:value-type="float">
            <text:p>351.600826758077</text:p>
          </table:table-cell>
          <table:table-cell office:value-type="float" office:value="238.646486903515" calcext:value-type="float">
            <text:p>238.646486903515</text:p>
          </table:table-cell>
          <table:table-cell office:value-type="float" office:value="158.492525994085" calcext:value-type="float">
            <text:p>158.492525994085</text:p>
          </table:table-cell>
        </table:table-row>
        <table:table-row table:style-name="ro1">
          <table:table-cell office:value-type="string" calcext:value-type="string">
            <text:p>Experiment 5</text:p>
          </table:table-cell>
          <table:table-cell office:value-type="float" office:value="234.138482616439" calcext:value-type="float">
            <text:p>234.138482616439</text:p>
          </table:table-cell>
          <table:table-cell office:value-type="float" office:value="386.117569327853" calcext:value-type="float">
            <text:p>386.117569327853</text:p>
          </table:table-cell>
          <table:table-cell office:value-type="float" office:value="358.184727828065" calcext:value-type="float">
            <text:p>358.184727828065</text:p>
          </table:table-cell>
          <table:table-cell office:value-type="float" office:value="236.732508480022" calcext:value-type="float">
            <text:p>236.732508480022</text:p>
          </table:table-cell>
          <table:table-cell office:value-type="float" office:value="200.094390057754" calcext:value-type="float">
            <text:p>200.094390057754</text:p>
          </table:table-cell>
        </table:table-row>
        <table:table-row table:style-name="ro1">
          <table:table-cell office:value-type="string" calcext:value-type="string">
            <text:p>Experiment 6</text:p>
          </table:table-cell>
          <table:table-cell office:value-type="float" office:value="284.8158393038" calcext:value-type="float">
            <text:p>284.8158393038</text:p>
          </table:table-cell>
          <table:table-cell office:value-type="float" office:value="377.228412550598" calcext:value-type="float">
            <text:p>377.228412550598</text:p>
          </table:table-cell>
          <table:table-cell office:value-type="float" office:value="369.706927568724" calcext:value-type="float">
            <text:p>369.706927568724</text:p>
          </table:table-cell>
          <table:table-cell office:value-type="float" office:value="239.90878596895" calcext:value-type="float">
            <text:p>239.90878596895</text:p>
          </table:table-cell>
          <table:table-cell office:value-type="float" office:value="167.510506779756" calcext:value-type="float">
            <text:p>167.510506779756</text:p>
          </table:table-cell>
        </table:table-row>
        <table:table-row table:style-name="ro1">
          <table:table-cell office:value-type="string" calcext:value-type="string">
            <text:p>Experiment 7</text:p>
          </table:table-cell>
          <table:table-cell office:value-type="float" office:value="283.674559751006" calcext:value-type="float">
            <text:p>283.674559751006</text:p>
          </table:table-cell>
          <table:table-cell office:value-type="float" office:value="337.609320789914" calcext:value-type="float">
            <text:p>337.609320789914</text:p>
          </table:table-cell>
          <table:table-cell office:value-type="float" office:value="377.641401174105" calcext:value-type="float">
            <text:p>377.641401174105</text:p>
          </table:table-cell>
          <table:table-cell office:value-type="float" office:value="226.077100698724" calcext:value-type="float">
            <text:p>226.077100698724</text:p>
          </table:table-cell>
          <table:table-cell office:value-type="float" office:value="177.492300267402" calcext:value-type="float">
            <text:p>177.492300267402</text:p>
          </table:table-cell>
        </table:table-row>
        <table:table-row table:style-name="ro1">
          <table:table-cell office:value-type="string" calcext:value-type="string">
            <text:p>Experiment 8</text:p>
          </table:table-cell>
          <table:table-cell office:value-type="float" office:value="251.339773197512" calcext:value-type="float">
            <text:p>251.339773197512</text:p>
          </table:table-cell>
          <table:table-cell office:value-type="float" office:value="380.243900994279" calcext:value-type="float">
            <text:p>380.243900994279</text:p>
          </table:table-cell>
          <table:table-cell office:value-type="float" office:value="365.210470432834" calcext:value-type="float">
            <text:p>365.210470432834</text:p>
          </table:table-cell>
          <table:table-cell office:value-type="float" office:value="267.721766655276" calcext:value-type="float">
            <text:p>267.721766655276</text:p>
          </table:table-cell>
          <table:table-cell office:value-type="float" office:value="155.722658239438" calcext:value-type="float">
            <text:p>155.722658239438</text:p>
          </table:table-cell>
        </table:table-row>
        <table:table-row table:style-name="ro1">
          <table:table-cell office:value-type="string" calcext:value-type="string">
            <text:p>Experiment 9</text:p>
          </table:table-cell>
          <table:table-cell office:value-type="float" office:value="303.624126428273" calcext:value-type="float">
            <text:p>303.624126428273</text:p>
          </table:table-cell>
          <table:table-cell office:value-type="float" office:value="364.663601798976" calcext:value-type="float">
            <text:p>364.663601798976</text:p>
          </table:table-cell>
          <table:table-cell office:value-type="float" office:value="356.71806135947" calcext:value-type="float">
            <text:p>356.71806135947</text:p>
          </table:table-cell>
          <table:table-cell office:value-type="float" office:value="240.902596953382" calcext:value-type="float">
            <text:p>240.902596953382</text:p>
          </table:table-cell>
          <table:table-cell office:value-type="float" office:value="183.52011604629" calcext:value-type="float">
            <text:p>183.52011604629</text:p>
          </table:table-cell>
        </table:table-row>
        <table:table-row table:style-name="ro1">
          <table:table-cell office:value-type="string" calcext:value-type="string">
            <text:p>Experiment 10</text:p>
          </table:table-cell>
          <table:table-cell office:value-type="float" office:value="277.795317150553" calcext:value-type="float">
            <text:p>277.795317150553</text:p>
          </table:table-cell>
          <table:table-cell office:value-type="float" office:value="300.28374602242" calcext:value-type="float">
            <text:p>300.28374602242</text:p>
          </table:table-cell>
          <table:table-cell office:value-type="float" office:value="397.116833834936" calcext:value-type="float">
            <text:p>397.116833834936</text:p>
          </table:table-cell>
          <table:table-cell office:value-type="float" office:value="222.088785423148" calcext:value-type="float">
            <text:p>222.088785423148</text:p>
          </table:table-cell>
          <table:table-cell office:value-type="float" office:value="175.681853650288" calcext:value-type="float">
            <text:p>175.681853650288</text:p>
          </table:table-cell>
        </table:table-row>
        <table:table-row table:style-name="ro1">
          <table:table-cell office:value-type="string" calcext:value-type="string">
            <text:p>Experiment 11</text:p>
          </table:table-cell>
          <table:table-cell office:value-type="float" office:value="263.053431605943" calcext:value-type="float">
            <text:p>263.053431605943</text:p>
          </table:table-cell>
          <table:table-cell office:value-type="float" office:value="321.466621439855" calcext:value-type="float">
            <text:p>321.466621439855</text:p>
          </table:table-cell>
          <table:table-cell office:value-type="float" office:value="408.766163047474" calcext:value-type="float">
            <text:p>408.766163047474</text:p>
          </table:table-cell>
          <table:table-cell office:value-type="float" office:value="253.430419091657" calcext:value-type="float">
            <text:p>253.430419091657</text:p>
          </table:table-cell>
          <table:table-cell office:value-type="float" office:value="186.422430753015" calcext:value-type="float">
            <text:p>186.422430753015</text:p>
          </table:table-cell>
        </table:table-row>
        <table:table-row table:style-name="ro1">
          <table:table-cell office:value-type="string" calcext:value-type="string">
            <text:p>Experiment 12</text:p>
          </table:table-cell>
          <table:table-cell office:value-type="float" office:value="278.745659085474" calcext:value-type="float">
            <text:p>278.745659085474</text:p>
          </table:table-cell>
          <table:table-cell office:value-type="float" office:value="338.315165352849" calcext:value-type="float">
            <text:p>338.315165352849</text:p>
          </table:table-cell>
          <table:table-cell office:value-type="float" office:value="399.679978050892" calcext:value-type="float">
            <text:p>399.679978050892</text:p>
          </table:table-cell>
          <table:table-cell office:value-type="float" office:value="236.190569423694" calcext:value-type="float">
            <text:p>236.190569423694</text:p>
          </table:table-cell>
          <table:table-cell office:value-type="float" office:value="170.252747492718" calcext:value-type="float">
            <text:p>170.252747492718</text:p>
          </table:table-cell>
        </table:table-row>
        <table:table-row table:style-name="ro1">
          <table:table-cell office:value-type="string" calcext:value-type="string">
            <text:p>Experiment 13</text:p>
          </table:table-cell>
          <table:table-cell office:value-type="float" office:value="306.185144275426" calcext:value-type="float">
            <text:p>306.185144275426</text:p>
          </table:table-cell>
          <table:table-cell office:value-type="float" office:value="396.94935129744" calcext:value-type="float">
            <text:p>396.94935129744</text:p>
          </table:table-cell>
          <table:table-cell office:value-type="float" office:value="375.611392848331" calcext:value-type="float">
            <text:p>375.611392848331</text:p>
          </table:table-cell>
          <table:table-cell office:value-type="float" office:value="221.859450342367" calcext:value-type="float">
            <text:p>221.859450342367</text:p>
          </table:table-cell>
          <table:table-cell office:value-type="float" office:value="177.368136557685" calcext:value-type="float">
            <text:p>177.368136557685</text:p>
          </table:table-cell>
        </table:table-row>
        <table:table-row table:style-name="ro1">
          <table:table-cell office:value-type="string" calcext:value-type="string">
            <text:p>Experiment 14</text:p>
          </table:table-cell>
          <table:table-cell office:value-type="float" office:value="269.762570751856" calcext:value-type="float">
            <text:p>269.762570751856</text:p>
          </table:table-cell>
          <table:table-cell office:value-type="float" office:value="344.28538470108" calcext:value-type="float">
            <text:p>344.28538470108</text:p>
          </table:table-cell>
          <table:table-cell office:value-type="float" office:value="379.671419737574" calcext:value-type="float">
            <text:p>379.671419737574</text:p>
          </table:table-cell>
          <table:table-cell office:value-type="float" office:value="238.003463956194" calcext:value-type="float">
            <text:p>238.003463956194</text:p>
          </table:table-cell>
          <table:table-cell office:value-type="float" office:value="169.945288217417" calcext:value-type="float">
            <text:p>169.945288217417</text:p>
          </table:table-cell>
        </table:table-row>
        <table:table-row table:style-name="ro1">
          <table:table-cell office:value-type="string" calcext:value-type="string">
            <text:p>Experiment 15</text:p>
          </table:table-cell>
          <table:table-cell office:value-type="float" office:value="271.410905775932" calcext:value-type="float">
            <text:p>271.410905775932</text:p>
          </table:table-cell>
          <table:table-cell office:value-type="float" office:value="374.003158533624" calcext:value-type="float">
            <text:p>374.003158533624</text:p>
          </table:table-cell>
          <table:table-cell office:value-type="float" office:value="386.703830726365" calcext:value-type="float">
            <text:p>386.703830726365</text:p>
          </table:table-cell>
          <table:table-cell office:value-type="float" office:value="244.304300667744" calcext:value-type="float">
            <text:p>244.304300667744</text:p>
          </table:table-cell>
          <table:table-cell office:value-type="float" office:value="168.529283155096" calcext:value-type="float">
            <text:p>168.529283155096</text:p>
          </table:table-cell>
        </table:table-row>
        <table:table-row table:style-name="ro1">
          <table:table-cell office:value-type="string" calcext:value-type="string">
            <text:p>Experiment 16</text:p>
          </table:table-cell>
          <table:table-cell office:value-type="float" office:value="291.885917353283" calcext:value-type="float">
            <text:p>291.885917353283</text:p>
          </table:table-cell>
          <table:table-cell office:value-type="float" office:value="358.906380238186" calcext:value-type="float">
            <text:p>358.906380238186</text:p>
          </table:table-cell>
          <table:table-cell office:value-type="float" office:value="375.006551637901" calcext:value-type="float">
            <text:p>375.006551637901</text:p>
          </table:table-cell>
          <table:table-cell office:value-type="float" office:value="237.269155328215" calcext:value-type="float">
            <text:p>237.269155328215</text:p>
          </table:table-cell>
          <table:table-cell office:value-type="float" office:value="171.027525140071" calcext:value-type="float">
            <text:p>171.027525140071</text:p>
          </table:table-cell>
        </table:table-row>
        <table:table-row table:style-name="ro1">
          <table:table-cell office:value-type="string" calcext:value-type="string">
            <text:p>Experiment 17</text:p>
          </table:table-cell>
          <table:table-cell office:value-type="float" office:value="247.870106052918" calcext:value-type="float">
            <text:p>247.870106052918</text:p>
          </table:table-cell>
          <table:table-cell office:value-type="float" office:value="380.199443581921" calcext:value-type="float">
            <text:p>380.199443581921</text:p>
          </table:table-cell>
          <table:table-cell office:value-type="float" office:value="372.703928576455" calcext:value-type="float">
            <text:p>372.703928576455</text:p>
          </table:table-cell>
          <table:table-cell office:value-type="float" office:value="238.045740068937" calcext:value-type="float">
            <text:p>238.045740068937</text:p>
          </table:table-cell>
          <table:table-cell office:value-type="float" office:value="151.345870816755" calcext:value-type="float">
            <text:p>151.345870816755</text:p>
          </table:table-cell>
        </table:table-row>
        <table:table-row table:style-name="ro1">
          <table:table-cell office:value-type="string" calcext:value-type="string">
            <text:p>Experiment 18</text:p>
          </table:table-cell>
          <table:table-cell office:value-type="float" office:value="248.098496669467" calcext:value-type="float">
            <text:p>248.098496669467</text:p>
          </table:table-cell>
          <table:table-cell office:value-type="float" office:value="362.383860354188" calcext:value-type="float">
            <text:p>362.383860354188</text:p>
          </table:table-cell>
          <table:table-cell office:value-type="float" office:value="384.891311426246" calcext:value-type="float">
            <text:p>384.891311426246</text:p>
          </table:table-cell>
          <table:table-cell office:value-type="float" office:value="213.426739593649" calcext:value-type="float">
            <text:p>213.426739593649</text:p>
          </table:table-cell>
          <table:table-cell office:value-type="float" office:value="160.042735138151" calcext:value-type="float">
            <text:p>160.042735138151</text:p>
          </table:table-cell>
        </table:table-row>
        <table:table-row table:style-name="ro1">
          <table:table-cell office:value-type="string" calcext:value-type="string">
            <text:p>Experiment 19</text:p>
          </table:table-cell>
          <table:table-cell office:value-type="float" office:value="256.46867654991" calcext:value-type="float">
            <text:p>256.46867654991</text:p>
          </table:table-cell>
          <table:table-cell office:value-type="float" office:value="395.938715136257" calcext:value-type="float">
            <text:p>395.938715136257</text:p>
          </table:table-cell>
          <table:table-cell office:value-type="float" office:value="403.977363367615" calcext:value-type="float">
            <text:p>403.977363367615</text:p>
          </table:table-cell>
          <table:table-cell office:value-type="float" office:value="254.995212336988" calcext:value-type="float">
            <text:p>254.995212336988</text:p>
          </table:table-cell>
          <table:table-cell office:value-type="float" office:value="160.155417216173" calcext:value-type="float">
            <text:p>160.155417216173</text:p>
          </table:table-cell>
        </table:table-row>
        <table:table-row table:style-name="ro1">
          <table:table-cell office:value-type="string" calcext:value-type="string">
            <text:p>Experiment 20</text:p>
          </table:table-cell>
          <table:table-cell office:value-type="float" office:value="320.891128943645" calcext:value-type="float">
            <text:p>320.891128943645</text:p>
          </table:table-cell>
          <table:table-cell office:value-type="float" office:value="358.569920264965" calcext:value-type="float">
            <text:p>358.569920264965</text:p>
          </table:table-cell>
          <table:table-cell office:value-type="float" office:value="376.710594875587" calcext:value-type="float">
            <text:p>376.710594875587</text:p>
          </table:table-cell>
          <table:table-cell office:value-type="float" office:value="216.894428500102" calcext:value-type="float">
            <text:p>216.894428500102</text:p>
          </table:table-cell>
          <table:table-cell office:value-type="float" office:value="190.540797252616" calcext:value-type="float">
            <text:p>190.540797252616</text:p>
          </table:table-cell>
        </table:table-row>
        <table:table-row table:style-name="ro1">
          <table:table-cell office:value-type="string" calcext:value-type="string">
            <text:p>Experiment 21</text:p>
          </table:table-cell>
          <table:table-cell office:value-type="float" office:value="304.733731297943" calcext:value-type="float">
            <text:p>304.733731297943</text:p>
          </table:table-cell>
          <table:table-cell office:value-type="float" office:value="352.001000644326" calcext:value-type="float">
            <text:p>352.001000644326</text:p>
          </table:table-cell>
          <table:table-cell office:value-type="float" office:value="364.53123462723" calcext:value-type="float">
            <text:p>364.53123462723</text:p>
          </table:table-cell>
          <table:table-cell office:value-type="float" office:value="260.542603184398" calcext:value-type="float">
            <text:p>260.542603184398</text:p>
          </table:table-cell>
          <table:table-cell office:value-type="float" office:value="193.929833178288" calcext:value-type="float">
            <text:p>193.929833178288</text:p>
          </table:table-cell>
        </table:table-row>
        <table:table-row table:style-name="ro1">
          <table:table-cell office:value-type="string" calcext:value-type="string">
            <text:p>Experiment 22</text:p>
          </table:table-cell>
          <table:table-cell office:value-type="float" office:value="271.968072115739" calcext:value-type="float">
            <text:p>271.968072115739</text:p>
          </table:table-cell>
          <table:table-cell office:value-type="float" office:value="373.732518121984" calcext:value-type="float">
            <text:p>373.732518121984</text:p>
          </table:table-cell>
          <table:table-cell office:value-type="float" office:value="369.816436727753" calcext:value-type="float">
            <text:p>369.816436727753</text:p>
          </table:table-cell>
          <table:table-cell office:value-type="float" office:value="254.06171552985" calcext:value-type="float">
            <text:p>254.06171552985</text:p>
          </table:table-cell>
          <table:table-cell office:value-type="float" office:value="172.433342152869" calcext:value-type="float">
            <text:p>172.433342152869</text:p>
          </table:table-cell>
        </table:table-row>
        <table:table-row table:style-name="ro1">
          <table:table-cell office:value-type="string" calcext:value-type="string">
            <text:p>Experiment 23</text:p>
          </table:table-cell>
          <table:table-cell office:value-type="float" office:value="249.649926256008" calcext:value-type="float">
            <text:p>249.649926256008</text:p>
          </table:table-cell>
          <table:table-cell office:value-type="float" office:value="325.274067726689" calcext:value-type="float">
            <text:p>325.274067726689</text:p>
          </table:table-cell>
          <table:table-cell office:value-type="float" office:value="387.560931413826" calcext:value-type="float">
            <text:p>387.560931413826</text:p>
          </table:table-cell>
          <table:table-cell office:value-type="float" office:value="249.446946274098" calcext:value-type="float">
            <text:p>249.446946274098</text:p>
          </table:table-cell>
          <table:table-cell office:value-type="float" office:value="153.783004036913" calcext:value-type="float">
            <text:p>153.783004036913</text:p>
          </table:table-cell>
        </table:table-row>
        <table:table-row table:style-name="ro1">
          <table:table-cell office:value-type="string" calcext:value-type="string">
            <text:p>Experiment 24</text:p>
          </table:table-cell>
          <table:table-cell office:value-type="float" office:value="308.594357829136" calcext:value-type="float">
            <text:p>308.594357829136</text:p>
          </table:table-cell>
          <table:table-cell office:value-type="float" office:value="355.682107539722" calcext:value-type="float">
            <text:p>355.682107539722</text:p>
          </table:table-cell>
          <table:table-cell office:value-type="float" office:value="374.482061675358" calcext:value-type="float">
            <text:p>374.482061675358</text:p>
          </table:table-cell>
          <table:table-cell office:value-type="float" office:value="213.989583032898" calcext:value-type="float">
            <text:p>213.989583032898</text:p>
          </table:table-cell>
          <table:table-cell office:value-type="float" office:value="171.089483799019" calcext:value-type="float">
            <text:p>171.089483799019</text:p>
          </table:table-cell>
        </table:table-row>
        <table:table-row table:style-name="ro1">
          <table:table-cell office:value-type="string" calcext:value-type="string">
            <text:p>Experiment 25</text:p>
          </table:table-cell>
          <table:table-cell office:value-type="float" office:value="277.043241537101" calcext:value-type="float">
            <text:p>277.043241537101</text:p>
          </table:table-cell>
          <table:table-cell office:value-type="float" office:value="413.306003056137" calcext:value-type="float">
            <text:p>413.306003056137</text:p>
          </table:table-cell>
          <table:table-cell office:value-type="float" office:value="332.343005518995" calcext:value-type="float">
            <text:p>332.343005518995</text:p>
          </table:table-cell>
          <table:table-cell office:value-type="float" office:value="218.726770095111" calcext:value-type="float">
            <text:p>218.726770095111</text:p>
          </table:table-cell>
          <table:table-cell office:value-type="float" office:value="180.936088093638" calcext:value-type="float">
            <text:p>180.936088093638</text:p>
          </table:table-cell>
        </table:table-row>
        <table:table-row table:style-name="ro1">
          <table:table-cell office:value-type="string" calcext:value-type="string">
            <text:p>Experiment 26</text:p>
          </table:table-cell>
          <table:table-cell office:value-type="float" office:value="297.48546532477" calcext:value-type="float">
            <text:p>297.48546532477</text:p>
          </table:table-cell>
          <table:table-cell office:value-type="float" office:value="375.657605899302" calcext:value-type="float">
            <text:p>375.657605899302</text:p>
          </table:table-cell>
          <table:table-cell office:value-type="float" office:value="390.646072059609" calcext:value-type="float">
            <text:p>390.646072059609</text:p>
          </table:table-cell>
          <table:table-cell office:value-type="float" office:value="221.308303449284" calcext:value-type="float">
            <text:p>221.308303449284</text:p>
          </table:table-cell>
          <table:table-cell office:value-type="float" office:value="182.608983498772" calcext:value-type="float">
            <text:p>182.608983498772</text:p>
          </table:table-cell>
        </table:table-row>
        <table:table-row table:style-name="ro1">
          <table:table-cell office:value-type="string" calcext:value-type="string">
            <text:p>Experiment 27</text:p>
          </table:table-cell>
          <table:table-cell office:value-type="float" office:value="254.737923857705" calcext:value-type="float">
            <text:p>254.737923857705</text:p>
          </table:table-cell>
          <table:table-cell office:value-type="float" office:value="388.233257116118" calcext:value-type="float">
            <text:p>388.233257116118</text:p>
          </table:table-cell>
          <table:table-cell office:value-type="float" office:value="382.734961494945" calcext:value-type="float">
            <text:p>382.734961494945</text:p>
          </table:table-cell>
          <table:table-cell office:value-type="float" office:value="261.870421374715" calcext:value-type="float">
            <text:p>261.870421374715</text:p>
          </table:table-cell>
          <table:table-cell office:value-type="float" office:value="194.065960265643" calcext:value-type="float">
            <text:p>194.065960265643</text:p>
          </table:table-cell>
        </table:table-row>
        <table:table-row table:style-name="ro1">
          <table:table-cell office:value-type="string" calcext:value-type="string">
            <text:p>Experiment 28</text:p>
          </table:table-cell>
          <table:table-cell office:value-type="float" office:value="266.319876611474" calcext:value-type="float">
            <text:p>266.319876611474</text:p>
          </table:table-cell>
          <table:table-cell office:value-type="float" office:value="350.658210420037" calcext:value-type="float">
            <text:p>350.658210420037</text:p>
          </table:table-cell>
          <table:table-cell office:value-type="float" office:value="392.859782842559" calcext:value-type="float">
            <text:p>392.859782842559</text:p>
          </table:table-cell>
          <table:table-cell office:value-type="float" office:value="259.944573235468" calcext:value-type="float">
            <text:p>259.944573235468</text:p>
          </table:table-cell>
          <table:table-cell office:value-type="float" office:value="184.564460620199" calcext:value-type="float">
            <text:p>184.564460620199</text:p>
          </table:table-cell>
        </table:table-row>
        <table:table-row table:style-name="ro1">
          <table:table-cell office:value-type="string" calcext:value-type="string">
            <text:p>Experiment 29</text:p>
          </table:table-cell>
          <table:table-cell office:value-type="float" office:value="259.043005478222" calcext:value-type="float">
            <text:p>259.043005478222</text:p>
          </table:table-cell>
          <table:table-cell office:value-type="float" office:value="295.018833211576" calcext:value-type="float">
            <text:p>295.018833211576</text:p>
          </table:table-cell>
          <table:table-cell office:value-type="float" office:value="343.711601009387" calcext:value-type="float">
            <text:p>343.711601009387</text:p>
          </table:table-cell>
          <table:table-cell office:value-type="float" office:value="240.587058907232" calcext:value-type="float">
            <text:p>240.587058907232</text:p>
          </table:table-cell>
          <table:table-cell office:value-type="float" office:value="147.209548201087" calcext:value-type="float">
            <text:p>147.209548201087</text:p>
          </table:table-cell>
        </table:table-row>
        <table:table-row table:style-name="ro1">
          <table:table-cell office:value-type="string" calcext:value-type="string">
            <text:p>Experiment 30</text:p>
          </table:table-cell>
          <table:table-cell office:value-type="float" office:value="279.533507376542" calcext:value-type="float">
            <text:p>279.533507376542</text:p>
          </table:table-cell>
          <table:table-cell office:value-type="float" office:value="283.191488914578" calcext:value-type="float">
            <text:p>283.191488914578</text:p>
          </table:table-cell>
          <table:table-cell office:value-type="float" office:value="345.953972858555" calcext:value-type="float">
            <text:p>345.953972858555</text:p>
          </table:table-cell>
          <table:table-cell office:value-type="float" office:value="219.44487465894" calcext:value-type="float">
            <text:p>219.44487465894</text:p>
          </table:table-cell>
          <table:table-cell office:value-type="float" office:value="183.184345305991" calcext:value-type="float">
            <text:p>183.184345305991</text:p>
          </table:table-cell>
        </table:table-row>
        <table:table-row table:style-name="ro1">
          <table:table-cell/>
          <table:table-cell table:style-name="ce2" table:number-columns-repeated="3"/>
          <table:table-cell table:style-name="Default"/>
          <table:table-cell table:style-name="ce2"/>
        </table:table-row>
      </table:table>
      <table:table table:name="Rosenbrock" table:style-name="ta1">
        <table:table-column table:style-name="co1" table:default-cell-style-name="Default"/>
        <table:table-column table:style-name="co8" table:default-cell-style-name="ce3"/>
        <table:table-column table:style-name="co1" table:number-columns-repeated="2" table:default-cell-style-name="ce1"/>
        <table:table-column table:style-name="co9" table:default-cell-style-name="ce1"/>
        <table:table-column table:style-name="co10" table:default-cell-style-name="ce1"/>
        <table:table-row table:style-name="ro1">
          <table:table-cell office:value-type="string" calcext:value-type="string">
            <text:p>Rosenbrock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SO</text:p>
          </table:table-cell>
          <table:table-cell table:style-name="Default" office:value-type="string" calcext:value-type="string">
            <text:p>SOMA</text:p>
          </table:table-cell>
          <table:table-cell table:style-name="Default" office:value-type="string" calcext:value-type="string">
            <text:p>FA</text:p>
          </table:table-cell>
          <table:table-cell table:style-name="Default" office:value-type="string" calcext:value-type="string">
            <text:p>TLBO</text:p>
          </table:table-cell>
        </table:table-row>
        <table:table-row table:style-name="ro1">
          <table:table-cell office:value-type="string" calcext:value-type="string">
            <text:p>Experiment 1</text:p>
          </table:table-cell>
          <table:table-cell office:value-type="string" calcext:value-type="string">
            <text:p>1.882497707255614e-11 </text:p>
          </table:table-cell>
          <table:table-cell office:value-type="float" office:value="0.0255039322645738" calcext:value-type="float">
            <text:p>0.0255039322645738</text:p>
          </table:table-cell>
          <table:table-cell office:value-type="float" office:value="0.0926399111055755" calcext:value-type="float">
            <text:p>0.0926399111055755</text:p>
          </table:table-cell>
          <table:table-cell office:value-type="float" office:value="0.18983670847738" calcext:value-type="float">
            <text:p>0.18983670847738</text:p>
          </table:table-cell>
          <table:table-cell office:value-type="float" office:value="0.00124461260648995" calcext:value-type="float">
            <text:p>0.00124461260648995</text:p>
          </table:table-cell>
        </table:table-row>
        <table:table-row table:style-name="ro2">
          <table:table-cell office:value-type="string" calcext:value-type="string">
            <text:p>Experiment 2</text:p>
          </table:table-cell>
          <table:table-cell office:value-type="string" calcext:value-type="string">
            <text:p>4.884495094059436e-11 </text:p>
          </table:table-cell>
          <table:table-cell office:value-type="float" office:value="2.98461393400926" calcext:value-type="float">
            <text:p>2.98461393400926</text:p>
          </table:table-cell>
          <table:table-cell office:value-type="float" office:value="0.101868848156062" calcext:value-type="float">
            <text:p>0.101868848156062</text:p>
          </table:table-cell>
          <table:table-cell office:value-type="float" office:value="0.118639463556263" calcext:value-type="float">
            <text:p>0.118639463556263</text:p>
          </table:table-cell>
          <table:table-cell table:style-name="ce3" office:value-type="string" calcext:value-type="string">
            <text:p>3.2406320260626058e-06 </text:p>
          </table:table-cell>
        </table:table-row>
        <table:table-row table:style-name="ro1">
          <table:table-cell office:value-type="string" calcext:value-type="string">
            <text:p>Experiment 3</text:p>
          </table:table-cell>
          <table:table-cell office:value-type="string" calcext:value-type="string">
            <text:p>3.030731724121671e-11 </text:p>
          </table:table-cell>
          <table:table-cell office:value-type="float" office:value="1.6609346862065" calcext:value-type="float">
            <text:p>1.6609346862065</text:p>
          </table:table-cell>
          <table:table-cell office:value-type="float" office:value="0.184474400491973" calcext:value-type="float">
            <text:p>0.184474400491973</text:p>
          </table:table-cell>
          <table:table-cell office:value-type="float" office:value="0.276175327866264" calcext:value-type="float">
            <text:p>0.276175327866264</text:p>
          </table:table-cell>
          <table:table-cell office:value-type="float" office:value="0.00159454492794367" calcext:value-type="float">
            <text:p>0.00159454492794367</text:p>
          </table:table-cell>
        </table:table-row>
        <table:table-row table:style-name="ro2">
          <table:table-cell office:value-type="string" calcext:value-type="string">
            <text:p>Experiment 4</text:p>
          </table:table-cell>
          <table:table-cell office:value-type="string" calcext:value-type="string">
            <text:p>5.213590345453464e-11 </text:p>
          </table:table-cell>
          <table:table-cell office:value-type="float" office:value="0.271695645237786" calcext:value-type="float">
            <text:p>0.271695645237786</text:p>
          </table:table-cell>
          <table:table-cell office:value-type="float" office:value="0.0188993515333066" calcext:value-type="float">
            <text:p>0.0188993515333066</text:p>
          </table:table-cell>
          <table:table-cell office:value-type="float" office:value="0.0685655995326379" calcext:value-type="float">
            <text:p>0.0685655995326379</text:p>
          </table:table-cell>
          <table:table-cell table:style-name="ce3" office:value-type="string" calcext:value-type="string">
            <text:p>2.4494109295591904e-05 </text:p>
          </table:table-cell>
        </table:table-row>
        <table:table-row table:style-name="ro2">
          <table:table-cell office:value-type="string" calcext:value-type="string">
            <text:p>Experiment 5</text:p>
          </table:table-cell>
          <table:table-cell office:value-type="string" calcext:value-type="string">
            <text:p>3.802641188708467e-11 </text:p>
          </table:table-cell>
          <table:table-cell office:value-type="float" office:value="0.773866654284539" calcext:value-type="float">
            <text:p>0.773866654284539</text:p>
          </table:table-cell>
          <table:table-cell office:value-type="float" office:value="0.0719679092649978" calcext:value-type="float">
            <text:p>0.0719679092649978</text:p>
          </table:table-cell>
          <table:table-cell office:value-type="float" office:value="0.00551650086499863" calcext:value-type="float">
            <text:p>0.00551650086499863</text:p>
          </table:table-cell>
          <table:table-cell table:style-name="ce3" office:value-type="string" calcext:value-type="string">
            <text:p>7.822414237369834e-05 </text:p>
          </table:table-cell>
        </table:table-row>
        <table:table-row table:style-name="ro1">
          <table:table-cell office:value-type="string" calcext:value-type="string">
            <text:p>Experiment 6</text:p>
          </table:table-cell>
          <table:table-cell office:value-type="string" calcext:value-type="string">
            <text:p>5.013533524867047e-11 </text:p>
          </table:table-cell>
          <table:table-cell office:value-type="float" office:value="0.217134239014843" calcext:value-type="float">
            <text:p>0.217134239014843</text:p>
          </table:table-cell>
          <table:table-cell office:value-type="float" office:value="0.160098168724597" calcext:value-type="float">
            <text:p>0.160098168724597</text:p>
          </table:table-cell>
          <table:table-cell office:value-type="float" office:value="0.00696755477043449" calcext:value-type="float">
            <text:p>0.00696755477043449</text:p>
          </table:table-cell>
          <table:table-cell office:value-type="float" office:value="0.00134630908487434" calcext:value-type="float">
            <text:p>0.00134630908487434</text:p>
          </table:table-cell>
        </table:table-row>
        <table:table-row table:style-name="ro1">
          <table:table-cell office:value-type="string" calcext:value-type="string">
            <text:p>Experiment 7</text:p>
          </table:table-cell>
          <table:table-cell office:value-type="string" calcext:value-type="string">
            <text:p>1.108977952826022e-10 </text:p>
          </table:table-cell>
          <table:table-cell office:value-type="float" office:value="2.15029133874605" calcext:value-type="float">
            <text:p>2.15029133874605</text:p>
          </table:table-cell>
          <table:table-cell office:value-type="float" office:value="0.365909983694245" calcext:value-type="float">
            <text:p>0.365909983694245</text:p>
          </table:table-cell>
          <table:table-cell office:value-type="float" office:value="0.0158762959275" calcext:value-type="float">
            <text:p>0.0158762959275</text:p>
          </table:table-cell>
          <table:table-cell office:value-type="float" office:value="0.000124807641372284" calcext:value-type="float">
            <text:p>0.000124807641372284</text:p>
          </table:table-cell>
        </table:table-row>
        <table:table-row table:style-name="ro1">
          <table:table-cell office:value-type="string" calcext:value-type="string">
            <text:p>Experiment 8</text:p>
          </table:table-cell>
          <table:table-cell office:value-type="string" calcext:value-type="string">
            <text:p>1.6378884958472572e-11 </text:p>
          </table:table-cell>
          <table:table-cell office:value-type="float" office:value="2.83548211119153" calcext:value-type="float">
            <text:p>2.83548211119153</text:p>
          </table:table-cell>
          <table:table-cell office:value-type="float" office:value="0.0622203886640563" calcext:value-type="float">
            <text:p>0.0622203886640563</text:p>
          </table:table-cell>
          <table:table-cell office:value-type="float" office:value="0.0315975669366068" calcext:value-type="float">
            <text:p>0.0315975669366068</text:p>
          </table:table-cell>
          <table:table-cell office:value-type="float" office:value="0.000134491590434863" calcext:value-type="float">
            <text:p>0.000134491590434863</text:p>
          </table:table-cell>
        </table:table-row>
        <table:table-row table:style-name="ro2">
          <table:table-cell office:value-type="string" calcext:value-type="string">
            <text:p>Experiment 9</text:p>
          </table:table-cell>
          <table:table-cell office:value-type="string" calcext:value-type="string">
            <text:p>7.259452749831574e-11 </text:p>
          </table:table-cell>
          <table:table-cell office:value-type="float" office:value="0.120629025109902" calcext:value-type="float">
            <text:p>0.120629025109902</text:p>
          </table:table-cell>
          <table:table-cell office:value-type="float" office:value="0.0113270693173578" calcext:value-type="float">
            <text:p>0.0113270693173578</text:p>
          </table:table-cell>
          <table:table-cell office:value-type="float" office:value="0.00605231589509912" calcext:value-type="float">
            <text:p>0.00605231589509912</text:p>
          </table:table-cell>
          <table:table-cell table:style-name="ce3" office:value-type="string" calcext:value-type="string">
            <text:p>1.0620869408312578e-05 </text:p>
          </table:table-cell>
        </table:table-row>
        <table:table-row table:style-name="ro1">
          <table:table-cell office:value-type="string" calcext:value-type="string">
            <text:p>Experiment 10</text:p>
          </table:table-cell>
          <table:table-cell office:value-type="string" calcext:value-type="string">
            <text:p>1.0196664841352764e-11 </text:p>
          </table:table-cell>
          <table:table-cell office:value-type="float" office:value="0.0609920438254833" calcext:value-type="float">
            <text:p>0.0609920438254833</text:p>
          </table:table-cell>
          <table:table-cell office:value-type="float" office:value="0.174023556589207" calcext:value-type="float">
            <text:p>0.174023556589207</text:p>
          </table:table-cell>
          <table:table-cell office:value-type="float" office:value="0.00863817151175783" calcext:value-type="float">
            <text:p>0.00863817151175783</text:p>
          </table:table-cell>
          <table:table-cell office:value-type="float" office:value="0.000281979647271142" calcext:value-type="float">
            <text:p>0.000281979647271142</text:p>
          </table:table-cell>
        </table:table-row>
        <table:table-row table:style-name="ro1">
          <table:table-cell office:value-type="string" calcext:value-type="string">
            <text:p>Experiment 11</text:p>
          </table:table-cell>
          <table:table-cell office:value-type="string" calcext:value-type="string">
            <text:p>1.5370955344688952e-12 </text:p>
          </table:table-cell>
          <table:table-cell office:value-type="float" office:value="1.93949908200534" calcext:value-type="float">
            <text:p>1.93949908200534</text:p>
          </table:table-cell>
          <table:table-cell office:value-type="float" office:value="0.00917800542432039" calcext:value-type="float">
            <text:p>0.00917800542432039</text:p>
          </table:table-cell>
          <table:table-cell office:value-type="float" office:value="0.0903314973851914" calcext:value-type="float">
            <text:p>0.0903314973851914</text:p>
          </table:table-cell>
          <table:table-cell office:value-type="float" office:value="0.000602190732217309" calcext:value-type="float">
            <text:p>0.000602190732217309</text:p>
          </table:table-cell>
        </table:table-row>
        <table:table-row table:style-name="ro1">
          <table:table-cell office:value-type="string" calcext:value-type="string">
            <text:p>Experiment 12</text:p>
          </table:table-cell>
          <table:table-cell office:value-type="string" calcext:value-type="string">
            <text:p>1.411532624765572e-11 </text:p>
          </table:table-cell>
          <table:table-cell office:value-type="float" office:value="1.22277925653478" calcext:value-type="float">
            <text:p>1.22277925653478</text:p>
          </table:table-cell>
          <table:table-cell office:value-type="float" office:value="0.149238081960275" calcext:value-type="float">
            <text:p>0.149238081960275</text:p>
          </table:table-cell>
          <table:table-cell office:value-type="float" office:value="0.125523327860023" calcext:value-type="float">
            <text:p>0.125523327860023</text:p>
          </table:table-cell>
          <table:table-cell office:value-type="float" office:value="0.00201732627742526" calcext:value-type="float">
            <text:p>0.00201732627742526</text:p>
          </table:table-cell>
        </table:table-row>
        <table:table-row table:style-name="ro1">
          <table:table-cell office:value-type="string" calcext:value-type="string">
            <text:p>Experiment 13</text:p>
          </table:table-cell>
          <table:table-cell office:value-type="string" calcext:value-type="string">
            <text:p>5.00171466427228e-10 </text:p>
          </table:table-cell>
          <table:table-cell office:value-type="float" office:value="0.0849846174254407" calcext:value-type="float">
            <text:p>0.0849846174254407</text:p>
          </table:table-cell>
          <table:table-cell office:value-type="float" office:value="0.0345943411796126" calcext:value-type="float">
            <text:p>0.0345943411796126</text:p>
          </table:table-cell>
          <table:table-cell office:value-type="float" office:value="0.0731302186229962" calcext:value-type="float">
            <text:p>0.0731302186229962</text:p>
          </table:table-cell>
          <table:table-cell office:value-type="float" office:value="0.000248734164916282" calcext:value-type="float">
            <text:p>0.000248734164916282</text:p>
          </table:table-cell>
        </table:table-row>
        <table:table-row table:style-name="ro1">
          <table:table-cell office:value-type="string" calcext:value-type="string">
            <text:p>Experiment 14</text:p>
          </table:table-cell>
          <table:table-cell office:value-type="string" calcext:value-type="string">
            <text:p>2.318586037229245e-11 </text:p>
          </table:table-cell>
          <table:table-cell office:value-type="float" office:value="0.5552532880714" calcext:value-type="float">
            <text:p>0.5552532880714</text:p>
          </table:table-cell>
          <table:table-cell office:value-type="float" office:value="0.028267643969806" calcext:value-type="float">
            <text:p>0.028267643969806</text:p>
          </table:table-cell>
          <table:table-cell office:value-type="float" office:value="0.102244496307586" calcext:value-type="float">
            <text:p>0.102244496307586</text:p>
          </table:table-cell>
          <table:table-cell office:value-type="float" office:value="0.00083840670512304" calcext:value-type="float">
            <text:p>0.00083840670512304</text:p>
          </table:table-cell>
        </table:table-row>
        <table:table-row table:style-name="ro1">
          <table:table-cell office:value-type="string" calcext:value-type="string">
            <text:p>Experiment 15</text:p>
          </table:table-cell>
          <table:table-cell office:value-type="string" calcext:value-type="string">
            <text:p>1.3890127253577123e-12 </text:p>
          </table:table-cell>
          <table:table-cell office:value-type="float" office:value="0.916305221280791" calcext:value-type="float">
            <text:p>0.916305221280791</text:p>
          </table:table-cell>
          <table:table-cell office:value-type="float" office:value="0.0045836194761134" calcext:value-type="float">
            <text:p>0.0045836194761134</text:p>
          </table:table-cell>
          <table:table-cell office:value-type="float" office:value="0.0583481599158048" calcext:value-type="float">
            <text:p>0.0583481599158048</text:p>
          </table:table-cell>
          <table:table-cell office:value-type="float" office:value="0.000254778425582894" calcext:value-type="float">
            <text:p>0.000254778425582894</text:p>
          </table:table-cell>
        </table:table-row>
        <table:table-row table:style-name="ro1">
          <table:table-cell office:value-type="string" calcext:value-type="string">
            <text:p>Experiment 16</text:p>
          </table:table-cell>
          <table:table-cell office:value-type="string" calcext:value-type="string">
            <text:p>6.839932389762995e-13 </text:p>
          </table:table-cell>
          <table:table-cell office:value-type="float" office:value="0.342746132059157" calcext:value-type="float">
            <text:p>0.342746132059157</text:p>
          </table:table-cell>
          <table:table-cell office:value-type="float" office:value="0.0281261944555393" calcext:value-type="float">
            <text:p>0.0281261944555393</text:p>
          </table:table-cell>
          <table:table-cell office:value-type="float" office:value="0.151617494572345" calcext:value-type="float">
            <text:p>0.151617494572345</text:p>
          </table:table-cell>
          <table:table-cell office:value-type="float" office:value="0.00057083598517221" calcext:value-type="float">
            <text:p>0.00057083598517221</text:p>
          </table:table-cell>
        </table:table-row>
        <table:table-row table:style-name="ro2">
          <table:table-cell office:value-type="string" calcext:value-type="string">
            <text:p>Experiment 17</text:p>
          </table:table-cell>
          <table:table-cell office:value-type="string" calcext:value-type="string">
            <text:p>3.972799590566921e-11 </text:p>
          </table:table-cell>
          <table:table-cell office:value-type="float" office:value="0.87044365709214" calcext:value-type="float">
            <text:p>0.87044365709214</text:p>
          </table:table-cell>
          <table:table-cell office:value-type="float" office:value="0.0457315650157697" calcext:value-type="float">
            <text:p>0.0457315650157697</text:p>
          </table:table-cell>
          <table:table-cell office:value-type="float" office:value="0.0511041985968015" calcext:value-type="float">
            <text:p>0.0511041985968015</text:p>
          </table:table-cell>
          <table:table-cell table:style-name="ce3" office:value-type="string" calcext:value-type="string">
            <text:p>9.709527474425052e-05 </text:p>
          </table:table-cell>
        </table:table-row>
        <table:table-row table:style-name="ro2">
          <table:table-cell office:value-type="string" calcext:value-type="string">
            <text:p>Experiment 18</text:p>
          </table:table-cell>
          <table:table-cell office:value-type="string" calcext:value-type="string">
            <text:p>1.823691269706789e-12 </text:p>
          </table:table-cell>
          <table:table-cell office:value-type="float" office:value="0.0676289734121787" calcext:value-type="float">
            <text:p>0.0676289734121787</text:p>
          </table:table-cell>
          <table:table-cell office:value-type="float" office:value="0.105527734400955" calcext:value-type="float">
            <text:p>0.105527734400955</text:p>
          </table:table-cell>
          <table:table-cell office:value-type="float" office:value="0.112146177800866" calcext:value-type="float">
            <text:p>0.112146177800866</text:p>
          </table:table-cell>
          <table:table-cell table:style-name="ce3" office:value-type="string" calcext:value-type="string">
            <text:p>5.573728187487563e-05 </text:p>
          </table:table-cell>
        </table:table-row>
        <table:table-row table:style-name="ro2">
          <table:table-cell office:value-type="string" calcext:value-type="string">
            <text:p>Experiment 19</text:p>
          </table:table-cell>
          <table:table-cell office:value-type="string" calcext:value-type="string">
            <text:p>3.186784618419691e-10 </text:p>
          </table:table-cell>
          <table:table-cell office:value-type="float" office:value="4.84544179821926" calcext:value-type="float">
            <text:p>4.84544179821926</text:p>
          </table:table-cell>
          <table:table-cell office:value-type="float" office:value="0.0207149153641431" calcext:value-type="float">
            <text:p>0.0207149153641431</text:p>
          </table:table-cell>
          <table:table-cell office:value-type="float" office:value="0.294503312402658" calcext:value-type="float">
            <text:p>0.294503312402658</text:p>
          </table:table-cell>
          <table:table-cell table:style-name="ce3" office:value-type="string" calcext:value-type="string">
            <text:p>7.550972836226186e-05 </text:p>
          </table:table-cell>
        </table:table-row>
        <table:table-row table:style-name="ro2">
          <table:table-cell office:value-type="string" calcext:value-type="string">
            <text:p>Experiment 20</text:p>
          </table:table-cell>
          <table:table-cell office:value-type="string" calcext:value-type="string">
            <text:p>3.2483508440717053e-12 </text:p>
          </table:table-cell>
          <table:table-cell office:value-type="float" office:value="2.01564186989049" calcext:value-type="float">
            <text:p>2.01564186989049</text:p>
          </table:table-cell>
          <table:table-cell office:value-type="float" office:value="0.020674913261052" calcext:value-type="float">
            <text:p>0.020674913261052</text:p>
          </table:table-cell>
          <table:table-cell office:value-type="float" office:value="0.0155298909112902" calcext:value-type="float">
            <text:p>0.0155298909112902</text:p>
          </table:table-cell>
          <table:table-cell table:style-name="ce3" office:value-type="string" calcext:value-type="string">
            <text:p>6.848979609289255e-05 </text:p>
          </table:table-cell>
        </table:table-row>
        <table:table-row table:style-name="ro2">
          <table:table-cell office:value-type="string" calcext:value-type="string">
            <text:p>Experiment 21</text:p>
          </table:table-cell>
          <table:table-cell office:value-type="string" calcext:value-type="string">
            <text:p>5.244150377890263e-11 </text:p>
          </table:table-cell>
          <table:table-cell office:value-type="float" office:value="0.871898293452554" calcext:value-type="float">
            <text:p>0.871898293452554</text:p>
          </table:table-cell>
          <table:table-cell office:value-type="float" office:value="0.00496215468790694" calcext:value-type="float">
            <text:p>0.00496215468790694</text:p>
          </table:table-cell>
          <table:table-cell office:value-type="float" office:value="0.0453723609980281" calcext:value-type="float">
            <text:p>0.0453723609980281</text:p>
          </table:table-cell>
          <table:table-cell table:style-name="ce3" office:value-type="string" calcext:value-type="string">
            <text:p>7.59278149998383e-05 </text:p>
          </table:table-cell>
        </table:table-row>
        <table:table-row table:style-name="ro1">
          <table:table-cell office:value-type="string" calcext:value-type="string">
            <text:p>Experiment 22</text:p>
          </table:table-cell>
          <table:table-cell office:value-type="string" calcext:value-type="string">
            <text:p>1.2307166334444075e-09 </text:p>
          </table:table-cell>
          <table:table-cell office:value-type="float" office:value="1.25889025780875" calcext:value-type="float">
            <text:p>1.25889025780875</text:p>
          </table:table-cell>
          <table:table-cell office:value-type="float" office:value="0.00872139382901425" calcext:value-type="float">
            <text:p>0.00872139382901425</text:p>
          </table:table-cell>
          <table:table-cell office:value-type="float" office:value="0.00961425510370234" calcext:value-type="float">
            <text:p>0.00961425510370234</text:p>
          </table:table-cell>
          <table:table-cell office:value-type="float" office:value="0.00027937951563276" calcext:value-type="float">
            <text:p>0.00027937951563276</text:p>
          </table:table-cell>
        </table:table-row>
        <table:table-row table:style-name="ro1">
          <table:table-cell office:value-type="string" calcext:value-type="string">
            <text:p>Experiment 23</text:p>
          </table:table-cell>
          <table:table-cell office:value-type="string" calcext:value-type="string">
            <text:p>1.7795082802948703e-10 </text:p>
          </table:table-cell>
          <table:table-cell office:value-type="float" office:value="2.2685580343963" calcext:value-type="float">
            <text:p>2.2685580343963</text:p>
          </table:table-cell>
          <table:table-cell office:value-type="float" office:value="0.0228313353025074" calcext:value-type="float">
            <text:p>0.0228313353025074</text:p>
          </table:table-cell>
          <table:table-cell office:value-type="float" office:value="0.0209400754398414" calcext:value-type="float">
            <text:p>0.0209400754398414</text:p>
          </table:table-cell>
          <table:table-cell office:value-type="float" office:value="0.000543952522641068" calcext:value-type="float">
            <text:p>0.000543952522641068</text:p>
          </table:table-cell>
        </table:table-row>
        <table:table-row table:style-name="ro2">
          <table:table-cell office:value-type="string" calcext:value-type="string">
            <text:p>Experiment 24</text:p>
          </table:table-cell>
          <table:table-cell office:value-type="string" calcext:value-type="string">
            <text:p>4.026652425633588e-11 </text:p>
          </table:table-cell>
          <table:table-cell office:value-type="float" office:value="0.490718685219934" calcext:value-type="float">
            <text:p>0.490718685219934</text:p>
          </table:table-cell>
          <table:table-cell office:value-type="float" office:value="0.188747492664204" calcext:value-type="float">
            <text:p>0.188747492664204</text:p>
          </table:table-cell>
          <table:table-cell office:value-type="float" office:value="0.0229985513802411" calcext:value-type="float">
            <text:p>0.0229985513802411</text:p>
          </table:table-cell>
          <table:table-cell table:style-name="ce3" office:value-type="string" calcext:value-type="string">
            <text:p>5.003182076656971e-05 </text:p>
          </table:table-cell>
        </table:table-row>
        <table:table-row table:style-name="ro1">
          <table:table-cell office:value-type="string" calcext:value-type="string">
            <text:p>Experiment 25</text:p>
          </table:table-cell>
          <table:table-cell office:value-type="string" calcext:value-type="string">
            <text:p>4.2959066107414945e-10 </text:p>
          </table:table-cell>
          <table:table-cell office:value-type="float" office:value="0.0636596987547879" calcext:value-type="float">
            <text:p>0.0636596987547879</text:p>
          </table:table-cell>
          <table:table-cell office:value-type="float" office:value="0.0332633001682821" calcext:value-type="float">
            <text:p>0.0332633001682821</text:p>
          </table:table-cell>
          <table:table-cell office:value-type="float" office:value="0.0734393041729498" calcext:value-type="float">
            <text:p>0.0734393041729498</text:p>
          </table:table-cell>
          <table:table-cell office:value-type="float" office:value="0.000191732196855004" calcext:value-type="float">
            <text:p>0.000191732196855004</text:p>
          </table:table-cell>
        </table:table-row>
        <table:table-row table:style-name="ro1">
          <table:table-cell office:value-type="string" calcext:value-type="string">
            <text:p>Experiment 26</text:p>
          </table:table-cell>
          <table:table-cell office:value-type="string" calcext:value-type="string">
            <text:p>2.302205467196275e-12 </text:p>
          </table:table-cell>
          <table:table-cell office:value-type="float" office:value="0.522149727175222" calcext:value-type="float">
            <text:p>0.522149727175222</text:p>
          </table:table-cell>
          <table:table-cell office:value-type="float" office:value="0.0583392685312138" calcext:value-type="float">
            <text:p>0.0583392685312138</text:p>
          </table:table-cell>
          <table:table-cell office:value-type="float" office:value="0.0321340681812971" calcext:value-type="float">
            <text:p>0.0321340681812971</text:p>
          </table:table-cell>
          <table:table-cell office:value-type="float" office:value="0.000114736583800667" calcext:value-type="float">
            <text:p>0.000114736583800667</text:p>
          </table:table-cell>
        </table:table-row>
        <table:table-row table:style-name="ro2">
          <table:table-cell office:value-type="string" calcext:value-type="string">
            <text:p>Experiment 27</text:p>
          </table:table-cell>
          <table:table-cell office:value-type="string" calcext:value-type="string">
            <text:p>6.368035826702963e-12 </text:p>
          </table:table-cell>
          <table:table-cell office:value-type="float" office:value="0.247829736221058" calcext:value-type="float">
            <text:p>0.247829736221058</text:p>
          </table:table-cell>
          <table:table-cell office:value-type="float" office:value="0.150350097335952" calcext:value-type="float">
            <text:p>0.150350097335952</text:p>
          </table:table-cell>
          <table:table-cell office:value-type="float" office:value="0.00587841527922928" calcext:value-type="float">
            <text:p>0.00587841527922928</text:p>
          </table:table-cell>
          <table:table-cell table:style-name="ce3" office:value-type="string" calcext:value-type="string">
            <text:p>2.2588788527184602e-05 </text:p>
          </table:table-cell>
        </table:table-row>
        <table:table-row table:style-name="ro1">
          <table:table-cell office:value-type="string" calcext:value-type="string">
            <text:p>Experiment 28</text:p>
          </table:table-cell>
          <table:table-cell office:value-type="string" calcext:value-type="string">
            <text:p>2.276071295943432e-11 </text:p>
          </table:table-cell>
          <table:table-cell office:value-type="float" office:value="1.09504966114764" calcext:value-type="float">
            <text:p>1.09504966114764</text:p>
          </table:table-cell>
          <table:table-cell office:value-type="float" office:value="0.00423556203810474" calcext:value-type="float">
            <text:p>0.00423556203810474</text:p>
          </table:table-cell>
          <table:table-cell office:value-type="float" office:value="0.0913519417025485" calcext:value-type="float">
            <text:p>0.0913519417025485</text:p>
          </table:table-cell>
          <table:table-cell office:value-type="float" office:value="0.000110140967336018" calcext:value-type="float">
            <text:p>0.000110140967336018</text:p>
          </table:table-cell>
        </table:table-row>
        <table:table-row table:style-name="ro2">
          <table:table-cell office:value-type="string" calcext:value-type="string">
            <text:p>Experiment 29</text:p>
          </table:table-cell>
          <table:table-cell office:value-type="string" calcext:value-type="string">
            <text:p>7.504963890792502e-10 </text:p>
          </table:table-cell>
          <table:table-cell office:value-type="float" office:value="1.56665771444132" calcext:value-type="float">
            <text:p>1.56665771444132</text:p>
          </table:table-cell>
          <table:table-cell office:value-type="float" office:value="0.111635916086875" calcext:value-type="float">
            <text:p>0.111635916086875</text:p>
          </table:table-cell>
          <table:table-cell office:value-type="float" office:value="0.214030588037398" calcext:value-type="float">
            <text:p>0.214030588037398</text:p>
          </table:table-cell>
          <table:table-cell table:style-name="ce3" office:value-type="string" calcext:value-type="string">
            <text:p>2.6065663482782606e-05 </text:p>
          </table:table-cell>
        </table:table-row>
        <table:table-row table:style-name="ro1">
          <table:table-cell office:value-type="string" calcext:value-type="string">
            <text:p>Experiment 30</text:p>
          </table:table-cell>
          <table:table-cell office:value-type="string" calcext:value-type="string">
            <text:p>2.1818752625014139e-10</text:p>
          </table:table-cell>
          <table:table-cell office:value-type="float" office:value="0.611404901976226" calcext:value-type="float">
            <text:p>0.611404901976226</text:p>
          </table:table-cell>
          <table:table-cell office:value-type="float" office:value="0.023834875452528" calcext:value-type="float">
            <text:p>0.023834875452528</text:p>
          </table:table-cell>
          <table:table-cell office:value-type="float" office:value="0.0344132955684243" calcext:value-type="float">
            <text:p>0.0344132955684243</text:p>
          </table:table-cell>
          <table:table-cell office:value-type="float" office:value="0.000158764686775047" calcext:value-type="float">
            <text:p>0.000158764686775047</text:p>
          </table:table-cell>
        </table:table-row>
        <table:table-row table:style-name="ro1">
          <table:table-cell/>
          <table:table-cell table:style-name="Default"/>
          <table:table-cell table:style-name="ce2" table:number-columns-repeated="4"/>
        </table:table-row>
      </table:table>
      <table:table table:name="Griewank" table:style-name="ta1">
        <table:table-column table:style-name="co1" table:default-cell-style-name="Default"/>
        <table:table-column table:style-name="co11" table:default-cell-style-name="ce1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Griewank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SO</text:p>
          </table:table-cell>
          <table:table-cell table:style-name="Default" office:value-type="string" calcext:value-type="string">
            <text:p>SOMA</text:p>
          </table:table-cell>
          <table:table-cell table:style-name="Default" office:value-type="string" calcext:value-type="string">
            <text:p>FA</text:p>
          </table:table-cell>
          <table:table-cell table:style-name="Default" office:value-type="string" calcext:value-type="string">
            <text:p>TLBO</text:p>
          </table:table-cell>
        </table:table-row>
        <table:table-row table:style-name="ro1">
          <table:table-cell office:value-type="string" calcext:value-type="string">
            <text:p>Experiment 1</text:p>
          </table:table-cell>
          <table:table-cell office:value-type="float" office:value="0.798677373377505" calcext:value-type="float">
            <text:p>0.798677373377505</text:p>
          </table:table-cell>
          <table:table-cell office:value-type="float" office:value="1.06321278971821" calcext:value-type="float">
            <text:p>1.06321278971821</text:p>
          </table:table-cell>
          <table:table-cell office:value-type="float" office:value="1.08425942343999" calcext:value-type="float">
            <text:p>1.08425942343999</text:p>
          </table:table-cell>
          <table:table-cell office:value-type="float" office:value="1.06392160414022" calcext:value-type="float">
            <text:p>1.06392160414022</text:p>
          </table:table-cell>
          <table:table-cell office:value-type="float" office:value="0.00011171348395056" calcext:value-type="float">
            <text:p>0.00011171348395056</text:p>
          </table:table-cell>
        </table:table-row>
        <table:table-row table:style-name="ro1">
          <table:table-cell office:value-type="string" calcext:value-type="string">
            <text:p>Experiment 2</text:p>
          </table:table-cell>
          <table:table-cell office:value-type="float" office:value="0.922652224149456" calcext:value-type="float">
            <text:p>0.922652224149456</text:p>
          </table:table-cell>
          <table:table-cell office:value-type="float" office:value="1.07885002190423" calcext:value-type="float">
            <text:p>1.07885002190423</text:p>
          </table:table-cell>
          <table:table-cell office:value-type="float" office:value="1.0761838741623" calcext:value-type="float">
            <text:p>1.0761838741623</text:p>
          </table:table-cell>
          <table:table-cell office:value-type="float" office:value="1.05058455905469" calcext:value-type="float">
            <text:p>1.05058455905469</text:p>
          </table:table-cell>
          <table:table-cell office:value-type="float" office:value="0.000129823937486506" calcext:value-type="float">
            <text:p>0.000129823937486506</text:p>
          </table:table-cell>
        </table:table-row>
        <table:table-row table:style-name="ro1">
          <table:table-cell office:value-type="string" calcext:value-type="string">
            <text:p>Experiment 3</text:p>
          </table:table-cell>
          <table:table-cell office:value-type="float" office:value="0.906591660227522" calcext:value-type="float">
            <text:p>0.906591660227522</text:p>
          </table:table-cell>
          <table:table-cell office:value-type="float" office:value="1.07621944420512" calcext:value-type="float">
            <text:p>1.07621944420512</text:p>
          </table:table-cell>
          <table:table-cell office:value-type="float" office:value="1.06022828892426" calcext:value-type="float">
            <text:p>1.06022828892426</text:p>
          </table:table-cell>
          <table:table-cell office:value-type="float" office:value="1.07088626889133" calcext:value-type="float">
            <text:p>1.07088626889133</text:p>
          </table:table-cell>
          <table:table-cell office:value-type="float" office:value="0.000196340458437083" calcext:value-type="float">
            <text:p>0.000196340458437083</text:p>
          </table:table-cell>
        </table:table-row>
        <table:table-row table:style-name="ro1">
          <table:table-cell office:value-type="string" calcext:value-type="string">
            <text:p>Experiment 4</text:p>
          </table:table-cell>
          <table:table-cell office:value-type="float" office:value="0.751583422761339" calcext:value-type="float">
            <text:p>0.751583422761339</text:p>
          </table:table-cell>
          <table:table-cell office:value-type="float" office:value="1.06735183428876" calcext:value-type="float">
            <text:p>1.06735183428876</text:p>
          </table:table-cell>
          <table:table-cell office:value-type="float" office:value="1.07900160584161" calcext:value-type="float">
            <text:p>1.07900160584161</text:p>
          </table:table-cell>
          <table:table-cell office:value-type="float" office:value="1.06482810442791" calcext:value-type="float">
            <text:p>1.06482810442791</text:p>
          </table:table-cell>
          <table:table-cell office:value-type="float" office:value="0.000144023976254792" calcext:value-type="float">
            <text:p>0.000144023976254792</text:p>
          </table:table-cell>
        </table:table-row>
        <table:table-row table:style-name="ro2">
          <table:table-cell office:value-type="string" calcext:value-type="string">
            <text:p>Experiment 5</text:p>
          </table:table-cell>
          <table:table-cell office:value-type="float" office:value="0.886762327466271" calcext:value-type="float">
            <text:p>0.886762327466271</text:p>
          </table:table-cell>
          <table:table-cell office:value-type="float" office:value="1.05929715803538" calcext:value-type="float">
            <text:p>1.05929715803538</text:p>
          </table:table-cell>
          <table:table-cell office:value-type="float" office:value="1.06620092416791" calcext:value-type="float">
            <text:p>1.06620092416791</text:p>
          </table:table-cell>
          <table:table-cell office:value-type="float" office:value="1.05436747013739" calcext:value-type="float">
            <text:p>1.05436747013739</text:p>
          </table:table-cell>
          <table:table-cell table:style-name="ce3" office:value-type="string" calcext:value-type="string">
            <text:p>6.793745231159498e-05 </text:p>
          </table:table-cell>
        </table:table-row>
        <table:table-row table:style-name="ro1">
          <table:table-cell office:value-type="string" calcext:value-type="string">
            <text:p>Experiment 6</text:p>
          </table:table-cell>
          <table:table-cell office:value-type="float" office:value="0.8579531152046" calcext:value-type="float">
            <text:p>0.8579531152046</text:p>
          </table:table-cell>
          <table:table-cell office:value-type="float" office:value="1.06157628192376" calcext:value-type="float">
            <text:p>1.06157628192376</text:p>
          </table:table-cell>
          <table:table-cell office:value-type="float" office:value="1.06622329731425" calcext:value-type="float">
            <text:p>1.06622329731425</text:p>
          </table:table-cell>
          <table:table-cell office:value-type="float" office:value="1.06226880731134" calcext:value-type="float">
            <text:p>1.06226880731134</text:p>
          </table:table-cell>
          <table:table-cell office:value-type="float" office:value="0.000128029421742837" calcext:value-type="float">
            <text:p>0.000128029421742837</text:p>
          </table:table-cell>
        </table:table-row>
        <table:table-row table:style-name="ro1">
          <table:table-cell office:value-type="string" calcext:value-type="string">
            <text:p>Experiment 7</text:p>
          </table:table-cell>
          <table:table-cell office:value-type="float" office:value="0.843945240745059" calcext:value-type="float">
            <text:p>0.843945240745059</text:p>
          </table:table-cell>
          <table:table-cell office:value-type="float" office:value="1.06960322793218" calcext:value-type="float">
            <text:p>1.06960322793218</text:p>
          </table:table-cell>
          <table:table-cell office:value-type="float" office:value="1.08289927944968" calcext:value-type="float">
            <text:p>1.08289927944968</text:p>
          </table:table-cell>
          <table:table-cell office:value-type="float" office:value="1.06242910592932" calcext:value-type="float">
            <text:p>1.06242910592932</text:p>
          </table:table-cell>
          <table:table-cell office:value-type="float" office:value="0.000249856866681997" calcext:value-type="float">
            <text:p>0.000249856866681997</text:p>
          </table:table-cell>
        </table:table-row>
        <table:table-row table:style-name="ro1">
          <table:table-cell office:value-type="string" calcext:value-type="string">
            <text:p>Experiment 8</text:p>
          </table:table-cell>
          <table:table-cell office:value-type="float" office:value="0.86497303180768" calcext:value-type="float">
            <text:p>0.86497303180768</text:p>
          </table:table-cell>
          <table:table-cell office:value-type="float" office:value="1.06398121829796" calcext:value-type="float">
            <text:p>1.06398121829796</text:p>
          </table:table-cell>
          <table:table-cell office:value-type="float" office:value="1.09112887219053" calcext:value-type="float">
            <text:p>1.09112887219053</text:p>
          </table:table-cell>
          <table:table-cell office:value-type="float" office:value="1.05672006417026" calcext:value-type="float">
            <text:p>1.05672006417026</text:p>
          </table:table-cell>
          <table:table-cell office:value-type="float" office:value="0.00213068820982021" calcext:value-type="float">
            <text:p>0.00213068820982021</text:p>
          </table:table-cell>
        </table:table-row>
        <table:table-row table:style-name="ro1">
          <table:table-cell office:value-type="string" calcext:value-type="string">
            <text:p>Experiment 9</text:p>
          </table:table-cell>
          <table:table-cell office:value-type="float" office:value="0.955187764493562" calcext:value-type="float">
            <text:p>0.955187764493562</text:p>
          </table:table-cell>
          <table:table-cell office:value-type="float" office:value="1.05322401692693" calcext:value-type="float">
            <text:p>1.05322401692693</text:p>
          </table:table-cell>
          <table:table-cell office:value-type="float" office:value="1.09743219529963" calcext:value-type="float">
            <text:p>1.09743219529963</text:p>
          </table:table-cell>
          <table:table-cell office:value-type="float" office:value="1.06504676770064" calcext:value-type="float">
            <text:p>1.06504676770064</text:p>
          </table:table-cell>
          <table:table-cell office:value-type="float" office:value="0.0611711590953651" calcext:value-type="float">
            <text:p>0.0611711590953651</text:p>
          </table:table-cell>
        </table:table-row>
        <table:table-row table:style-name="ro1">
          <table:table-cell office:value-type="string" calcext:value-type="string">
            <text:p>Experiment 10</text:p>
          </table:table-cell>
          <table:table-cell office:value-type="float" office:value="0.763484145829287" calcext:value-type="float">
            <text:p>0.763484145829287</text:p>
          </table:table-cell>
          <table:table-cell office:value-type="float" office:value="1.09379150728711" calcext:value-type="float">
            <text:p>1.09379150728711</text:p>
          </table:table-cell>
          <table:table-cell office:value-type="float" office:value="1.07158763495066" calcext:value-type="float">
            <text:p>1.07158763495066</text:p>
          </table:table-cell>
          <table:table-cell office:value-type="float" office:value="1.06427096347978" calcext:value-type="float">
            <text:p>1.06427096347978</text:p>
          </table:table-cell>
          <table:table-cell office:value-type="float" office:value="0.000159302118870164" calcext:value-type="float">
            <text:p>0.000159302118870164</text:p>
          </table:table-cell>
        </table:table-row>
        <table:table-row table:style-name="ro1">
          <table:table-cell office:value-type="string" calcext:value-type="string">
            <text:p>Experiment 11</text:p>
          </table:table-cell>
          <table:table-cell office:value-type="float" office:value="0.835564936975771" calcext:value-type="float">
            <text:p>0.835564936975771</text:p>
          </table:table-cell>
          <table:table-cell office:value-type="float" office:value="1.09131739557308" calcext:value-type="float">
            <text:p>1.09131739557308</text:p>
          </table:table-cell>
          <table:table-cell office:value-type="float" office:value="1.09280092204023" calcext:value-type="float">
            <text:p>1.09280092204023</text:p>
          </table:table-cell>
          <table:table-cell office:value-type="float" office:value="1.0838284143872" calcext:value-type="float">
            <text:p>1.0838284143872</text:p>
          </table:table-cell>
          <table:table-cell office:value-type="float" office:value="0.00142578694218476" calcext:value-type="float">
            <text:p>0.00142578694218476</text:p>
          </table:table-cell>
        </table:table-row>
        <table:table-row table:style-name="ro1">
          <table:table-cell office:value-type="string" calcext:value-type="string">
            <text:p>Experiment 12</text:p>
          </table:table-cell>
          <table:table-cell office:value-type="float" office:value="0.725293922302753" calcext:value-type="float">
            <text:p>0.725293922302753</text:p>
          </table:table-cell>
          <table:table-cell office:value-type="float" office:value="1.06605147537016" calcext:value-type="float">
            <text:p>1.06605147537016</text:p>
          </table:table-cell>
          <table:table-cell office:value-type="float" office:value="1.07497192309587" calcext:value-type="float">
            <text:p>1.07497192309587</text:p>
          </table:table-cell>
          <table:table-cell office:value-type="float" office:value="1.0569627248232" calcext:value-type="float">
            <text:p>1.0569627248232</text:p>
          </table:table-cell>
          <table:table-cell office:value-type="float" office:value="0.000162098925769349" calcext:value-type="float">
            <text:p>0.000162098925769349</text:p>
          </table:table-cell>
        </table:table-row>
        <table:table-row table:style-name="ro1">
          <table:table-cell office:value-type="string" calcext:value-type="string">
            <text:p>Experiment 13</text:p>
          </table:table-cell>
          <table:table-cell office:value-type="float" office:value="0.910227932988549" calcext:value-type="float">
            <text:p>0.910227932988549</text:p>
          </table:table-cell>
          <table:table-cell office:value-type="float" office:value="1.0810963302523" calcext:value-type="float">
            <text:p>1.0810963302523</text:p>
          </table:table-cell>
          <table:table-cell office:value-type="float" office:value="1.08053079253381" calcext:value-type="float">
            <text:p>1.08053079253381</text:p>
          </table:table-cell>
          <table:table-cell office:value-type="float" office:value="1.05823783079758" calcext:value-type="float">
            <text:p>1.05823783079758</text:p>
          </table:table-cell>
          <table:table-cell office:value-type="float" office:value="0.000254042237438967" calcext:value-type="float">
            <text:p>0.000254042237438967</text:p>
          </table:table-cell>
        </table:table-row>
        <table:table-row table:style-name="ro1">
          <table:table-cell office:value-type="string" calcext:value-type="string">
            <text:p>Experiment 14</text:p>
          </table:table-cell>
          <table:table-cell office:value-type="float" office:value="0.876987059857115" calcext:value-type="float">
            <text:p>0.876987059857115</text:p>
          </table:table-cell>
          <table:table-cell office:value-type="float" office:value="1.07898751722512" calcext:value-type="float">
            <text:p>1.07898751722512</text:p>
          </table:table-cell>
          <table:table-cell office:value-type="float" office:value="1.08350615119725" calcext:value-type="float">
            <text:p>1.08350615119725</text:p>
          </table:table-cell>
          <table:table-cell office:value-type="float" office:value="1.06880995607819" calcext:value-type="float">
            <text:p>1.06880995607819</text:p>
          </table:table-cell>
          <table:table-cell office:value-type="float" office:value="0.000117833249880572" calcext:value-type="float">
            <text:p>0.000117833249880572</text:p>
          </table:table-cell>
        </table:table-row>
        <table:table-row table:style-name="ro1">
          <table:table-cell office:value-type="string" calcext:value-type="string">
            <text:p>Experiment 15</text:p>
          </table:table-cell>
          <table:table-cell office:value-type="float" office:value="0.76105509252233" calcext:value-type="float">
            <text:p>0.76105509252233</text:p>
          </table:table-cell>
          <table:table-cell office:value-type="float" office:value="1.07454326965923" calcext:value-type="float">
            <text:p>1.07454326965923</text:p>
          </table:table-cell>
          <table:table-cell office:value-type="float" office:value="1.07452428096528" calcext:value-type="float">
            <text:p>1.07452428096528</text:p>
          </table:table-cell>
          <table:table-cell office:value-type="float" office:value="1.06047248295592" calcext:value-type="float">
            <text:p>1.06047248295592</text:p>
          </table:table-cell>
          <table:table-cell office:value-type="float" office:value="0.000193200820512107" calcext:value-type="float">
            <text:p>0.000193200820512107</text:p>
          </table:table-cell>
        </table:table-row>
        <table:table-row table:style-name="ro1">
          <table:table-cell office:value-type="string" calcext:value-type="string">
            <text:p>Experiment 16</text:p>
          </table:table-cell>
          <table:table-cell office:value-type="float" office:value="0.880061124630521" calcext:value-type="float">
            <text:p>0.880061124630521</text:p>
          </table:table-cell>
          <table:table-cell office:value-type="float" office:value="1.08728845425613" calcext:value-type="float">
            <text:p>1.08728845425613</text:p>
          </table:table-cell>
          <table:table-cell office:value-type="float" office:value="1.06707262294492" calcext:value-type="float">
            <text:p>1.06707262294492</text:p>
          </table:table-cell>
          <table:table-cell office:value-type="float" office:value="1.05701694818511" calcext:value-type="float">
            <text:p>1.05701694818511</text:p>
          </table:table-cell>
          <table:table-cell office:value-type="float" office:value="0.000135175938976717" calcext:value-type="float">
            <text:p>0.000135175938976717</text:p>
          </table:table-cell>
        </table:table-row>
        <table:table-row table:style-name="ro1">
          <table:table-cell office:value-type="string" calcext:value-type="string">
            <text:p>Experiment 17</text:p>
          </table:table-cell>
          <table:table-cell office:value-type="float" office:value="0.961539404516031" calcext:value-type="float">
            <text:p>0.961539404516031</text:p>
          </table:table-cell>
          <table:table-cell office:value-type="float" office:value="1.0492898334063" calcext:value-type="float">
            <text:p>1.0492898334063</text:p>
          </table:table-cell>
          <table:table-cell office:value-type="float" office:value="1.05654407975892" calcext:value-type="float">
            <text:p>1.05654407975892</text:p>
          </table:table-cell>
          <table:table-cell office:value-type="float" office:value="1.07070367171767" calcext:value-type="float">
            <text:p>1.07070367171767</text:p>
          </table:table-cell>
          <table:table-cell office:value-type="float" office:value="0.000131845174946577" calcext:value-type="float">
            <text:p>0.000131845174946577</text:p>
          </table:table-cell>
        </table:table-row>
        <table:table-row table:style-name="ro1">
          <table:table-cell office:value-type="string" calcext:value-type="string">
            <text:p>Experiment 18</text:p>
          </table:table-cell>
          <table:table-cell office:value-type="float" office:value="0.950879966855266" calcext:value-type="float">
            <text:p>0.950879966855266</text:p>
          </table:table-cell>
          <table:table-cell office:value-type="float" office:value="1.09243602365769" calcext:value-type="float">
            <text:p>1.09243602365769</text:p>
          </table:table-cell>
          <table:table-cell office:value-type="float" office:value="1.07607509656419" calcext:value-type="float">
            <text:p>1.07607509656419</text:p>
          </table:table-cell>
          <table:table-cell office:value-type="float" office:value="1.05365092441741" calcext:value-type="float">
            <text:p>1.05365092441741</text:p>
          </table:table-cell>
          <table:table-cell office:value-type="float" office:value="0.000290629363256523" calcext:value-type="float">
            <text:p>0.000290629363256523</text:p>
          </table:table-cell>
        </table:table-row>
        <table:table-row table:style-name="ro1">
          <table:table-cell office:value-type="string" calcext:value-type="string">
            <text:p>Experiment 19</text:p>
          </table:table-cell>
          <table:table-cell office:value-type="float" office:value="0.94929208382333" calcext:value-type="float">
            <text:p>0.94929208382333</text:p>
          </table:table-cell>
          <table:table-cell office:value-type="float" office:value="1.07045199262535" calcext:value-type="float">
            <text:p>1.07045199262535</text:p>
          </table:table-cell>
          <table:table-cell office:value-type="float" office:value="1.07180579031687" calcext:value-type="float">
            <text:p>1.07180579031687</text:p>
          </table:table-cell>
          <table:table-cell office:value-type="float" office:value="1.0831683753796" calcext:value-type="float">
            <text:p>1.0831683753796</text:p>
          </table:table-cell>
          <table:table-cell office:value-type="float" office:value="0.000239516364947012" calcext:value-type="float">
            <text:p>0.000239516364947012</text:p>
          </table:table-cell>
        </table:table-row>
        <table:table-row table:style-name="ro2">
          <table:table-cell office:value-type="string" calcext:value-type="string">
            <text:p>Experiment 20</text:p>
          </table:table-cell>
          <table:table-cell office:value-type="float" office:value="0.911715422188867" calcext:value-type="float">
            <text:p>0.911715422188867</text:p>
          </table:table-cell>
          <table:table-cell office:value-type="float" office:value="1.05603690311406" calcext:value-type="float">
            <text:p>1.05603690311406</text:p>
          </table:table-cell>
          <table:table-cell office:value-type="float" office:value="1.06010648007333" calcext:value-type="float">
            <text:p>1.06010648007333</text:p>
          </table:table-cell>
          <table:table-cell office:value-type="float" office:value="1.05822568903936" calcext:value-type="float">
            <text:p>1.05822568903936</text:p>
          </table:table-cell>
          <table:table-cell table:style-name="ce3" office:value-type="string" calcext:value-type="string">
            <text:p>9.242134984932537e-05 </text:p>
          </table:table-cell>
        </table:table-row>
        <table:table-row table:style-name="ro1">
          <table:table-cell office:value-type="string" calcext:value-type="string">
            <text:p>Experiment 21</text:p>
          </table:table-cell>
          <table:table-cell office:value-type="float" office:value="0.864165924006091" calcext:value-type="float">
            <text:p>0.864165924006091</text:p>
          </table:table-cell>
          <table:table-cell office:value-type="float" office:value="1.06812844932013" calcext:value-type="float">
            <text:p>1.06812844932013</text:p>
          </table:table-cell>
          <table:table-cell office:value-type="float" office:value="1.08013135703642" calcext:value-type="float">
            <text:p>1.08013135703642</text:p>
          </table:table-cell>
          <table:table-cell office:value-type="float" office:value="1.0604215751987" calcext:value-type="float">
            <text:p>1.0604215751987</text:p>
          </table:table-cell>
          <table:table-cell office:value-type="float" office:value="0.000117257063107057" calcext:value-type="float">
            <text:p>0.000117257063107057</text:p>
          </table:table-cell>
        </table:table-row>
        <table:table-row table:style-name="ro1">
          <table:table-cell office:value-type="string" calcext:value-type="string">
            <text:p>Experiment 22</text:p>
          </table:table-cell>
          <table:table-cell office:value-type="float" office:value="0.702408580873637" calcext:value-type="float">
            <text:p>0.702408580873637</text:p>
          </table:table-cell>
          <table:table-cell office:value-type="float" office:value="1.06209166347278" calcext:value-type="float">
            <text:p>1.06209166347278</text:p>
          </table:table-cell>
          <table:table-cell office:value-type="float" office:value="1.0742668891875" calcext:value-type="float">
            <text:p>1.0742668891875</text:p>
          </table:table-cell>
          <table:table-cell office:value-type="float" office:value="1.07160288858167" calcext:value-type="float">
            <text:p>1.07160288858167</text:p>
          </table:table-cell>
          <table:table-cell office:value-type="float" office:value="0.000181687760705707" calcext:value-type="float">
            <text:p>0.000181687760705707</text:p>
          </table:table-cell>
        </table:table-row>
        <table:table-row table:style-name="ro1">
          <table:table-cell office:value-type="string" calcext:value-type="string">
            <text:p>Experiment 23</text:p>
          </table:table-cell>
          <table:table-cell office:value-type="float" office:value="0.863600144286387" calcext:value-type="float">
            <text:p>0.863600144286387</text:p>
          </table:table-cell>
          <table:table-cell office:value-type="float" office:value="1.0516753341534" calcext:value-type="float">
            <text:p>1.0516753341534</text:p>
          </table:table-cell>
          <table:table-cell office:value-type="float" office:value="1.09225895708199" calcext:value-type="float">
            <text:p>1.09225895708199</text:p>
          </table:table-cell>
          <table:table-cell office:value-type="float" office:value="1.05290030579957" calcext:value-type="float">
            <text:p>1.05290030579957</text:p>
          </table:table-cell>
          <table:table-cell office:value-type="float" office:value="0.000142090614073553" calcext:value-type="float">
            <text:p>0.000142090614073553</text:p>
          </table:table-cell>
        </table:table-row>
        <table:table-row table:style-name="ro2">
          <table:table-cell office:value-type="string" calcext:value-type="string">
            <text:p>Experiment 24</text:p>
          </table:table-cell>
          <table:table-cell office:value-type="float" office:value="0.846805590074706" calcext:value-type="float">
            <text:p>0.846805590074706</text:p>
          </table:table-cell>
          <table:table-cell office:value-type="float" office:value="1.07394948163222" calcext:value-type="float">
            <text:p>1.07394948163222</text:p>
          </table:table-cell>
          <table:table-cell office:value-type="float" office:value="1.0689366495292" calcext:value-type="float">
            <text:p>1.0689366495292</text:p>
          </table:table-cell>
          <table:table-cell office:value-type="float" office:value="1.06557932778994" calcext:value-type="float">
            <text:p>1.06557932778994</text:p>
          </table:table-cell>
          <table:table-cell table:style-name="ce3" office:value-type="string" calcext:value-type="string">
            <text:p>8.995953338586382e-05 </text:p>
          </table:table-cell>
        </table:table-row>
        <table:table-row table:style-name="ro1">
          <table:table-cell office:value-type="string" calcext:value-type="string">
            <text:p>Experiment 25</text:p>
          </table:table-cell>
          <table:table-cell office:value-type="float" office:value="0.792818522540215" calcext:value-type="float">
            <text:p>0.792818522540215</text:p>
          </table:table-cell>
          <table:table-cell office:value-type="float" office:value="1.0535354204554" calcext:value-type="float">
            <text:p>1.0535354204554</text:p>
          </table:table-cell>
          <table:table-cell office:value-type="float" office:value="1.08493015284352" calcext:value-type="float">
            <text:p>1.08493015284352</text:p>
          </table:table-cell>
          <table:table-cell office:value-type="float" office:value="1.05589616075485" calcext:value-type="float">
            <text:p>1.05589616075485</text:p>
          </table:table-cell>
          <table:table-cell office:value-type="float" office:value="0.00149157326008231" calcext:value-type="float">
            <text:p>0.00149157326008231</text:p>
          </table:table-cell>
        </table:table-row>
        <table:table-row table:style-name="ro1">
          <table:table-cell office:value-type="string" calcext:value-type="string">
            <text:p>Experiment 26</text:p>
          </table:table-cell>
          <table:table-cell office:value-type="float" office:value="1.00173623061092" calcext:value-type="float">
            <text:p>1.00173623061092</text:p>
          </table:table-cell>
          <table:table-cell office:value-type="float" office:value="1.05733004257518" calcext:value-type="float">
            <text:p>1.05733004257518</text:p>
          </table:table-cell>
          <table:table-cell office:value-type="float" office:value="1.0829087609646" calcext:value-type="float">
            <text:p>1.0829087609646</text:p>
          </table:table-cell>
          <table:table-cell office:value-type="float" office:value="1.0700671857314" calcext:value-type="float">
            <text:p>1.0700671857314</text:p>
          </table:table-cell>
          <table:table-cell office:value-type="float" office:value="0.000388992074648931" calcext:value-type="float">
            <text:p>0.000388992074648931</text:p>
          </table:table-cell>
        </table:table-row>
        <table:table-row table:style-name="ro1">
          <table:table-cell office:value-type="string" calcext:value-type="string">
            <text:p>Experiment 27</text:p>
          </table:table-cell>
          <table:table-cell office:value-type="float" office:value="0.943658279933569" calcext:value-type="float">
            <text:p>0.943658279933569</text:p>
          </table:table-cell>
          <table:table-cell office:value-type="float" office:value="1.06888398419626" calcext:value-type="float">
            <text:p>1.06888398419626</text:p>
          </table:table-cell>
          <table:table-cell office:value-type="float" office:value="1.08564389160695" calcext:value-type="float">
            <text:p>1.08564389160695</text:p>
          </table:table-cell>
          <table:table-cell office:value-type="float" office:value="1.07043768830094" calcext:value-type="float">
            <text:p>1.07043768830094</text:p>
          </table:table-cell>
          <table:table-cell office:value-type="float" office:value="0.000124460970284179" calcext:value-type="float">
            <text:p>0.000124460970284179</text:p>
          </table:table-cell>
        </table:table-row>
        <table:table-row table:style-name="ro1">
          <table:table-cell office:value-type="string" calcext:value-type="string">
            <text:p>Experiment 28</text:p>
          </table:table-cell>
          <table:table-cell office:value-type="float" office:value="0.697789608734636" calcext:value-type="float">
            <text:p>0.697789608734636</text:p>
          </table:table-cell>
          <table:table-cell office:value-type="float" office:value="1.07590317380884" calcext:value-type="float">
            <text:p>1.07590317380884</text:p>
          </table:table-cell>
          <table:table-cell office:value-type="float" office:value="1.08984658605732" calcext:value-type="float">
            <text:p>1.08984658605732</text:p>
          </table:table-cell>
          <table:table-cell office:value-type="float" office:value="1.05637803110902" calcext:value-type="float">
            <text:p>1.05637803110902</text:p>
          </table:table-cell>
          <table:table-cell office:value-type="float" office:value="0.000125849312516579" calcext:value-type="float">
            <text:p>0.000125849312516579</text:p>
          </table:table-cell>
        </table:table-row>
        <table:table-row table:style-name="ro1">
          <table:table-cell office:value-type="string" calcext:value-type="string">
            <text:p>Experiment 29</text:p>
          </table:table-cell>
          <table:table-cell office:value-type="float" office:value="0.919115792844637" calcext:value-type="float">
            <text:p>0.919115792844637</text:p>
          </table:table-cell>
          <table:table-cell office:value-type="float" office:value="1.07781991492205" calcext:value-type="float">
            <text:p>1.07781991492205</text:p>
          </table:table-cell>
          <table:table-cell office:value-type="float" office:value="1.08838395172558" calcext:value-type="float">
            <text:p>1.08838395172558</text:p>
          </table:table-cell>
          <table:table-cell office:value-type="float" office:value="1.05096381472704" calcext:value-type="float">
            <text:p>1.05096381472704</text:p>
          </table:table-cell>
          <table:table-cell office:value-type="float" office:value="0.000125604110788213" calcext:value-type="float">
            <text:p>0.000125604110788213</text:p>
          </table:table-cell>
        </table:table-row>
        <table:table-row table:style-name="ro1">
          <table:table-cell office:value-type="string" calcext:value-type="string">
            <text:p>Experiment 30</text:p>
          </table:table-cell>
          <table:table-cell office:value-type="float" office:value="0.934244871409599" calcext:value-type="float">
            <text:p>0.934244871409599</text:p>
          </table:table-cell>
          <table:table-cell office:value-type="float" office:value="1.0535402911285" calcext:value-type="float">
            <text:p>1.0535402911285</text:p>
          </table:table-cell>
          <table:table-cell office:value-type="float" office:value="1.06805254722498" calcext:value-type="float">
            <text:p>1.06805254722498</text:p>
          </table:table-cell>
          <table:table-cell office:value-type="float" office:value="1.07679255748155" calcext:value-type="float">
            <text:p>1.07679255748155</text:p>
          </table:table-cell>
          <table:table-cell office:value-type="float" office:value="0.00172847249499442" calcext:value-type="float">
            <text:p>0.00172847249499442</text:p>
          </table:table-cell>
        </table:table-row>
        <table:table-row table:style-name="ro1">
          <table:table-cell/>
          <table:table-cell table:style-name="ce2" table:number-columns-repeated="3"/>
          <table:table-cell table:style-name="Default" table:number-columns-repeated="2"/>
        </table:table-row>
      </table:table>
      <table:table table:name="Schwefel" table:style-name="ta1">
        <table:table-column table:style-name="co1" table:default-cell-style-name="Default"/>
        <table:table-column table:style-name="co12" table:default-cell-style-name="ce1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Schwefel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SO</text:p>
          </table:table-cell>
          <table:table-cell table:style-name="Default" office:value-type="string" calcext:value-type="string">
            <text:p>SOMA</text:p>
          </table:table-cell>
          <table:table-cell table:style-name="Default" office:value-type="string" calcext:value-type="string">
            <text:p>FA</text:p>
          </table:table-cell>
          <table:table-cell table:style-name="Default" office:value-type="string" calcext:value-type="string">
            <text:p>TLBO</text:p>
          </table:table-cell>
        </table:table-row>
        <table:table-row table:style-name="ro1">
          <table:table-cell office:value-type="string" calcext:value-type="string">
            <text:p>Experiment 1</text:p>
          </table:table-cell>
          <table:table-cell office:value-type="float" office:value="8339.63415141022" calcext:value-type="float">
            <text:p>8339.63415141022</text:p>
          </table:table-cell>
          <table:table-cell office:value-type="float" office:value="10332.4499788263" calcext:value-type="float">
            <text:p>10332.4499788263</text:p>
          </table:table-cell>
          <table:table-cell office:value-type="float" office:value="9885.61343769305" calcext:value-type="float">
            <text:p>9885.61343769305</text:p>
          </table:table-cell>
          <table:table-cell office:value-type="float" office:value="9485.13936912417" calcext:value-type="float">
            <text:p>9485.13936912417</text:p>
          </table:table-cell>
          <table:table-cell office:value-type="float" office:value="7578.77911244097" calcext:value-type="float">
            <text:p>7578.77911244097</text:p>
          </table:table-cell>
        </table:table-row>
        <table:table-row table:style-name="ro1">
          <table:table-cell office:value-type="string" calcext:value-type="string">
            <text:p>Experiment 2</text:p>
          </table:table-cell>
          <table:table-cell office:value-type="float" office:value="8427.99999182364" calcext:value-type="float">
            <text:p>8427.99999182364</text:p>
          </table:table-cell>
          <table:table-cell office:value-type="float" office:value="9702.70144026372" calcext:value-type="float">
            <text:p>9702.70144026372</text:p>
          </table:table-cell>
          <table:table-cell office:value-type="float" office:value="9649.7004373781" calcext:value-type="float">
            <text:p>9649.7004373781</text:p>
          </table:table-cell>
          <table:table-cell office:value-type="float" office:value="10732.5743431092" calcext:value-type="float">
            <text:p>10732.5743431092</text:p>
          </table:table-cell>
          <table:table-cell office:value-type="float" office:value="8825.42344318716" calcext:value-type="float">
            <text:p>8825.42344318716</text:p>
          </table:table-cell>
        </table:table-row>
        <table:table-row table:style-name="ro1">
          <table:table-cell office:value-type="string" calcext:value-type="string">
            <text:p>Experiment 3</text:p>
          </table:table-cell>
          <table:table-cell office:value-type="float" office:value="7530.71542727501" calcext:value-type="float">
            <text:p>7530.71542727501</text:p>
          </table:table-cell>
          <table:table-cell office:value-type="float" office:value="10480.9208221714" calcext:value-type="float">
            <text:p>10480.9208221714</text:p>
          </table:table-cell>
          <table:table-cell office:value-type="float" office:value="9690.50874681678" calcext:value-type="float">
            <text:p>9690.50874681678</text:p>
          </table:table-cell>
          <table:table-cell office:value-type="float" office:value="11056.05482236" calcext:value-type="float">
            <text:p>11056.05482236</text:p>
          </table:table-cell>
          <table:table-cell office:value-type="float" office:value="7721.39431540998" calcext:value-type="float">
            <text:p>7721.39431540998</text:p>
          </table:table-cell>
        </table:table-row>
        <table:table-row table:style-name="ro1">
          <table:table-cell office:value-type="string" calcext:value-type="string">
            <text:p>Experiment 4</text:p>
          </table:table-cell>
          <table:table-cell office:value-type="float" office:value="8078.44863135221" calcext:value-type="float">
            <text:p>8078.44863135221</text:p>
          </table:table-cell>
          <table:table-cell office:value-type="float" office:value="9657.66319417773" calcext:value-type="float">
            <text:p>9657.66319417773</text:p>
          </table:table-cell>
          <table:table-cell office:value-type="float" office:value="9537.95636848842" calcext:value-type="float">
            <text:p>9537.95636848842</text:p>
          </table:table-cell>
          <table:table-cell office:value-type="float" office:value="10681.2900656371" calcext:value-type="float">
            <text:p>10681.2900656371</text:p>
          </table:table-cell>
          <table:table-cell office:value-type="float" office:value="7900.4814796386" calcext:value-type="float">
            <text:p>7900.4814796386</text:p>
          </table:table-cell>
        </table:table-row>
        <table:table-row table:style-name="ro1">
          <table:table-cell office:value-type="string" calcext:value-type="string">
            <text:p>Experiment 5</text:p>
          </table:table-cell>
          <table:table-cell office:value-type="float" office:value="8368.59898197274" calcext:value-type="float">
            <text:p>8368.59898197274</text:p>
          </table:table-cell>
          <table:table-cell office:value-type="float" office:value="9869.30886430555" calcext:value-type="float">
            <text:p>9869.30886430555</text:p>
          </table:table-cell>
          <table:table-cell office:value-type="float" office:value="10256.5777387952" calcext:value-type="float">
            <text:p>10256.5777387952</text:p>
          </table:table-cell>
          <table:table-cell office:value-type="float" office:value="9199.95447798874" calcext:value-type="float">
            <text:p>9199.95447798874</text:p>
          </table:table-cell>
          <table:table-cell office:value-type="float" office:value="9029.44185810725" calcext:value-type="float">
            <text:p>9029.44185810725</text:p>
          </table:table-cell>
        </table:table-row>
        <table:table-row table:style-name="ro1">
          <table:table-cell office:value-type="string" calcext:value-type="string">
            <text:p>Experiment 6</text:p>
          </table:table-cell>
          <table:table-cell office:value-type="float" office:value="8460.37966476406" calcext:value-type="float">
            <text:p>8460.37966476406</text:p>
          </table:table-cell>
          <table:table-cell office:value-type="float" office:value="10500.4657702893" calcext:value-type="float">
            <text:p>10500.4657702893</text:p>
          </table:table-cell>
          <table:table-cell office:value-type="float" office:value="10033.0311189552" calcext:value-type="float">
            <text:p>10033.0311189552</text:p>
          </table:table-cell>
          <table:table-cell office:value-type="float" office:value="10264.1725904851" calcext:value-type="float">
            <text:p>10264.1725904851</text:p>
          </table:table-cell>
          <table:table-cell office:value-type="float" office:value="8895.00672383074" calcext:value-type="float">
            <text:p>8895.00672383074</text:p>
          </table:table-cell>
        </table:table-row>
        <table:table-row table:style-name="ro1">
          <table:table-cell office:value-type="string" calcext:value-type="string">
            <text:p>Experiment 7</text:p>
          </table:table-cell>
          <table:table-cell office:value-type="float" office:value="8686.38712276221" calcext:value-type="float">
            <text:p>8686.38712276221</text:p>
          </table:table-cell>
          <table:table-cell office:value-type="float" office:value="9872.00267446843" calcext:value-type="float">
            <text:p>9872.00267446843</text:p>
          </table:table-cell>
          <table:table-cell office:value-type="float" office:value="9456.32029060334" calcext:value-type="float">
            <text:p>9456.32029060334</text:p>
          </table:table-cell>
          <table:table-cell office:value-type="float" office:value="9936.62787618811" calcext:value-type="float">
            <text:p>9936.62787618811</text:p>
          </table:table-cell>
          <table:table-cell office:value-type="float" office:value="8987.49608669576" calcext:value-type="float">
            <text:p>8987.49608669576</text:p>
          </table:table-cell>
        </table:table-row>
        <table:table-row table:style-name="ro1">
          <table:table-cell office:value-type="string" calcext:value-type="string">
            <text:p>Experiment 8</text:p>
          </table:table-cell>
          <table:table-cell office:value-type="float" office:value="8230.84567852855" calcext:value-type="float">
            <text:p>8230.84567852855</text:p>
          </table:table-cell>
          <table:table-cell office:value-type="float" office:value="11246.7504986983" calcext:value-type="float">
            <text:p>11246.7504986983</text:p>
          </table:table-cell>
          <table:table-cell office:value-type="float" office:value="9493.43345733071" calcext:value-type="float">
            <text:p>9493.43345733071</text:p>
          </table:table-cell>
          <table:table-cell office:value-type="float" office:value="10146.167855412" calcext:value-type="float">
            <text:p>10146.167855412</text:p>
          </table:table-cell>
          <table:table-cell office:value-type="float" office:value="9092.1769282781" calcext:value-type="float">
            <text:p>9092.1769282781</text:p>
          </table:table-cell>
        </table:table-row>
        <table:table-row table:style-name="ro1">
          <table:table-cell office:value-type="string" calcext:value-type="string">
            <text:p>Experiment 9</text:p>
          </table:table-cell>
          <table:table-cell office:value-type="float" office:value="7301.31848257184" calcext:value-type="float">
            <text:p>7301.31848257184</text:p>
          </table:table-cell>
          <table:table-cell office:value-type="float" office:value="9688.85883890861" calcext:value-type="float">
            <text:p>9688.85883890861</text:p>
          </table:table-cell>
          <table:table-cell office:value-type="float" office:value="9048.47661559488" calcext:value-type="float">
            <text:p>9048.47661559488</text:p>
          </table:table-cell>
          <table:table-cell office:value-type="float" office:value="10554.6263406994" calcext:value-type="float">
            <text:p>10554.6263406994</text:p>
          </table:table-cell>
          <table:table-cell office:value-type="float" office:value="8520.79457184409" calcext:value-type="float">
            <text:p>8520.79457184409</text:p>
          </table:table-cell>
        </table:table-row>
        <table:table-row table:style-name="ro1">
          <table:table-cell office:value-type="string" calcext:value-type="string">
            <text:p>Experiment 10</text:p>
          </table:table-cell>
          <table:table-cell office:value-type="float" office:value="8277.7849104253" calcext:value-type="float">
            <text:p>8277.7849104253</text:p>
          </table:table-cell>
          <table:table-cell office:value-type="float" office:value="10219.5744801521" calcext:value-type="float">
            <text:p>10219.5744801521</text:p>
          </table:table-cell>
          <table:table-cell office:value-type="float" office:value="9356.07668070613" calcext:value-type="float">
            <text:p>9356.07668070613</text:p>
          </table:table-cell>
          <table:table-cell office:value-type="float" office:value="10147.8498645412" calcext:value-type="float">
            <text:p>10147.8498645412</text:p>
          </table:table-cell>
          <table:table-cell office:value-type="float" office:value="8408.01941880023" calcext:value-type="float">
            <text:p>8408.01941880023</text:p>
          </table:table-cell>
        </table:table-row>
        <table:table-row table:style-name="ro1">
          <table:table-cell office:value-type="string" calcext:value-type="string">
            <text:p>Experiment 11</text:p>
          </table:table-cell>
          <table:table-cell office:value-type="float" office:value="8425.20075651267" calcext:value-type="float">
            <text:p>8425.20075651267</text:p>
          </table:table-cell>
          <table:table-cell office:value-type="float" office:value="9719.13423692066" calcext:value-type="float">
            <text:p>9719.13423692066</text:p>
          </table:table-cell>
          <table:table-cell office:value-type="float" office:value="9871.49669294974" calcext:value-type="float">
            <text:p>9871.49669294974</text:p>
          </table:table-cell>
          <table:table-cell office:value-type="float" office:value="10022.467830541" calcext:value-type="float">
            <text:p>10022.467830541</text:p>
          </table:table-cell>
          <table:table-cell office:value-type="float" office:value="8486.78009410461" calcext:value-type="float">
            <text:p>8486.78009410461</text:p>
          </table:table-cell>
        </table:table-row>
        <table:table-row table:style-name="ro1">
          <table:table-cell office:value-type="string" calcext:value-type="string">
            <text:p>Experiment 12</text:p>
          </table:table-cell>
          <table:table-cell office:value-type="float" office:value="7895.49067484299" calcext:value-type="float">
            <text:p>7895.49067484299</text:p>
          </table:table-cell>
          <table:table-cell office:value-type="float" office:value="10056.92243607" calcext:value-type="float">
            <text:p>10056.92243607</text:p>
          </table:table-cell>
          <table:table-cell office:value-type="float" office:value="9280.54448483967" calcext:value-type="float">
            <text:p>9280.54448483967</text:p>
          </table:table-cell>
          <table:table-cell office:value-type="float" office:value="10632.9172071296" calcext:value-type="float">
            <text:p>10632.9172071296</text:p>
          </table:table-cell>
          <table:table-cell office:value-type="float" office:value="9184.56453945994" calcext:value-type="float">
            <text:p>9184.56453945994</text:p>
          </table:table-cell>
        </table:table-row>
        <table:table-row table:style-name="ro1">
          <table:table-cell office:value-type="string" calcext:value-type="string">
            <text:p>Experiment 13</text:p>
          </table:table-cell>
          <table:table-cell office:value-type="float" office:value="7661.47323701811" calcext:value-type="float">
            <text:p>7661.47323701811</text:p>
          </table:table-cell>
          <table:table-cell office:value-type="float" office:value="9773.31874182902" calcext:value-type="float">
            <text:p>9773.31874182902</text:p>
          </table:table-cell>
          <table:table-cell office:value-type="float" office:value="9396.79655256241" calcext:value-type="float">
            <text:p>9396.79655256241</text:p>
          </table:table-cell>
          <table:table-cell office:value-type="float" office:value="11281.9402418429" calcext:value-type="float">
            <text:p>11281.9402418429</text:p>
          </table:table-cell>
          <table:table-cell office:value-type="float" office:value="8870.89409354716" calcext:value-type="float">
            <text:p>8870.89409354716</text:p>
          </table:table-cell>
        </table:table-row>
        <table:table-row table:style-name="ro1">
          <table:table-cell office:value-type="string" calcext:value-type="string">
            <text:p>Experiment 14</text:p>
          </table:table-cell>
          <table:table-cell office:value-type="float" office:value="8514.04658076411" calcext:value-type="float">
            <text:p>8514.04658076411</text:p>
          </table:table-cell>
          <table:table-cell office:value-type="float" office:value="10580.2870140312" calcext:value-type="float">
            <text:p>10580.2870140312</text:p>
          </table:table-cell>
          <table:table-cell office:value-type="float" office:value="8827.13411552085" calcext:value-type="float">
            <text:p>8827.13411552085</text:p>
          </table:table-cell>
          <table:table-cell office:value-type="float" office:value="10336.691150686" calcext:value-type="float">
            <text:p>10336.691150686</text:p>
          </table:table-cell>
          <table:table-cell office:value-type="float" office:value="8105.74238252777" calcext:value-type="float">
            <text:p>8105.74238252777</text:p>
          </table:table-cell>
        </table:table-row>
        <table:table-row table:style-name="ro1">
          <table:table-cell office:value-type="string" calcext:value-type="string">
            <text:p>Experiment 15</text:p>
          </table:table-cell>
          <table:table-cell office:value-type="float" office:value="8319.37051427745" calcext:value-type="float">
            <text:p>8319.37051427745</text:p>
          </table:table-cell>
          <table:table-cell office:value-type="float" office:value="10333.8162699321" calcext:value-type="float">
            <text:p>10333.8162699321</text:p>
          </table:table-cell>
          <table:table-cell office:value-type="float" office:value="8966.58036296302" calcext:value-type="float">
            <text:p>8966.58036296302</text:p>
          </table:table-cell>
          <table:table-cell office:value-type="float" office:value="9953.17683401899" calcext:value-type="float">
            <text:p>9953.17683401899</text:p>
          </table:table-cell>
          <table:table-cell office:value-type="float" office:value="8768.34299889546" calcext:value-type="float">
            <text:p>8768.34299889546</text:p>
          </table:table-cell>
        </table:table-row>
        <table:table-row table:style-name="ro1">
          <table:table-cell office:value-type="string" calcext:value-type="string">
            <text:p>Experiment 16</text:p>
          </table:table-cell>
          <table:table-cell office:value-type="float" office:value="7653.09040493609" calcext:value-type="float">
            <text:p>7653.09040493609</text:p>
          </table:table-cell>
          <table:table-cell office:value-type="float" office:value="10287.729541667" calcext:value-type="float">
            <text:p>10287.729541667</text:p>
          </table:table-cell>
          <table:table-cell office:value-type="float" office:value="9514.2932521312" calcext:value-type="float">
            <text:p>9514.2932521312</text:p>
          </table:table-cell>
          <table:table-cell office:value-type="float" office:value="11509.4832596119" calcext:value-type="float">
            <text:p>11509.4832596119</text:p>
          </table:table-cell>
          <table:table-cell office:value-type="float" office:value="8429.62490608182" calcext:value-type="float">
            <text:p>8429.62490608182</text:p>
          </table:table-cell>
        </table:table-row>
        <table:table-row table:style-name="ro1">
          <table:table-cell office:value-type="string" calcext:value-type="string">
            <text:p>Experiment 17</text:p>
          </table:table-cell>
          <table:table-cell office:value-type="float" office:value="8254.74209220894" calcext:value-type="float">
            <text:p>8254.74209220894</text:p>
          </table:table-cell>
          <table:table-cell office:value-type="float" office:value="10390.9815281427" calcext:value-type="float">
            <text:p>10390.9815281427</text:p>
          </table:table-cell>
          <table:table-cell office:value-type="float" office:value="9686.17024040089" calcext:value-type="float">
            <text:p>9686.17024040089</text:p>
          </table:table-cell>
          <table:table-cell office:value-type="float" office:value="10790.1913501012" calcext:value-type="float">
            <text:p>10790.1913501012</text:p>
          </table:table-cell>
          <table:table-cell office:value-type="float" office:value="8826.67929687205" calcext:value-type="float">
            <text:p>8826.67929687205</text:p>
          </table:table-cell>
        </table:table-row>
        <table:table-row table:style-name="ro1">
          <table:table-cell office:value-type="string" calcext:value-type="string">
            <text:p>Experiment 18</text:p>
          </table:table-cell>
          <table:table-cell office:value-type="float" office:value="7901.41622858659" calcext:value-type="float">
            <text:p>7901.41622858659</text:p>
          </table:table-cell>
          <table:table-cell office:value-type="float" office:value="9522.51113545084" calcext:value-type="float">
            <text:p>9522.51113545084</text:p>
          </table:table-cell>
          <table:table-cell office:value-type="float" office:value="9418.36333246793" calcext:value-type="float">
            <text:p>9418.36333246793</text:p>
          </table:table-cell>
          <table:table-cell office:value-type="float" office:value="9831.87615609731" calcext:value-type="float">
            <text:p>9831.87615609731</text:p>
          </table:table-cell>
          <table:table-cell office:value-type="float" office:value="8701.31054000225" calcext:value-type="float">
            <text:p>8701.31054000225</text:p>
          </table:table-cell>
        </table:table-row>
        <table:table-row table:style-name="ro1">
          <table:table-cell office:value-type="string" calcext:value-type="string">
            <text:p>Experiment 19</text:p>
          </table:table-cell>
          <table:table-cell office:value-type="float" office:value="9019.61421635514" calcext:value-type="float">
            <text:p>9019.61421635514</text:p>
          </table:table-cell>
          <table:table-cell office:value-type="float" office:value="9741.1421083756" calcext:value-type="float">
            <text:p>9741.1421083756</text:p>
          </table:table-cell>
          <table:table-cell office:value-type="float" office:value="9197.78282696355" calcext:value-type="float">
            <text:p>9197.78282696355</text:p>
          </table:table-cell>
          <table:table-cell office:value-type="float" office:value="10687.2640725833" calcext:value-type="float">
            <text:p>10687.2640725833</text:p>
          </table:table-cell>
          <table:table-cell office:value-type="float" office:value="8919.85734644999" calcext:value-type="float">
            <text:p>8919.85734644999</text:p>
          </table:table-cell>
        </table:table-row>
        <table:table-row table:style-name="ro1">
          <table:table-cell office:value-type="string" calcext:value-type="string">
            <text:p>Experiment 20</text:p>
          </table:table-cell>
          <table:table-cell office:value-type="float" office:value="8549.53225530743" calcext:value-type="float">
            <text:p>8549.53225530743</text:p>
          </table:table-cell>
          <table:table-cell office:value-type="float" office:value="10346.6983015787" calcext:value-type="float">
            <text:p>10346.6983015787</text:p>
          </table:table-cell>
          <table:table-cell office:value-type="float" office:value="9135.26624065542" calcext:value-type="float">
            <text:p>9135.26624065542</text:p>
          </table:table-cell>
          <table:table-cell office:value-type="float" office:value="10693.4306333637" calcext:value-type="float">
            <text:p>10693.4306333637</text:p>
          </table:table-cell>
          <table:table-cell office:value-type="float" office:value="8812.49094480119" calcext:value-type="float">
            <text:p>8812.49094480119</text:p>
          </table:table-cell>
        </table:table-row>
        <table:table-row table:style-name="ro1">
          <table:table-cell office:value-type="string" calcext:value-type="string">
            <text:p>Experiment 21</text:p>
          </table:table-cell>
          <table:table-cell office:value-type="float" office:value="8009.5123286224" calcext:value-type="float">
            <text:p>8009.5123286224</text:p>
          </table:table-cell>
          <table:table-cell office:value-type="float" office:value="10615.5714238096" calcext:value-type="float">
            <text:p>10615.5714238096</text:p>
          </table:table-cell>
          <table:table-cell office:value-type="float" office:value="9498.90642364344" calcext:value-type="float">
            <text:p>9498.90642364344</text:p>
          </table:table-cell>
          <table:table-cell office:value-type="float" office:value="10701.7228963733" calcext:value-type="float">
            <text:p>10701.7228963733</text:p>
          </table:table-cell>
          <table:table-cell office:value-type="float" office:value="8584.69870925432" calcext:value-type="float">
            <text:p>8584.69870925432</text:p>
          </table:table-cell>
        </table:table-row>
        <table:table-row table:style-name="ro1">
          <table:table-cell office:value-type="string" calcext:value-type="string">
            <text:p>Experiment 22</text:p>
          </table:table-cell>
          <table:table-cell office:value-type="float" office:value="7012.58314004062" calcext:value-type="float">
            <text:p>7012.58314004062</text:p>
          </table:table-cell>
          <table:table-cell office:value-type="float" office:value="10018.2653699097" calcext:value-type="float">
            <text:p>10018.2653699097</text:p>
          </table:table-cell>
          <table:table-cell office:value-type="float" office:value="9948.63028679951" calcext:value-type="float">
            <text:p>9948.63028679951</text:p>
          </table:table-cell>
          <table:table-cell office:value-type="float" office:value="10430.461145523" calcext:value-type="float">
            <text:p>10430.461145523</text:p>
          </table:table-cell>
          <table:table-cell office:value-type="float" office:value="8583.86526763898" calcext:value-type="float">
            <text:p>8583.86526763898</text:p>
          </table:table-cell>
        </table:table-row>
        <table:table-row table:style-name="ro1">
          <table:table-cell office:value-type="string" calcext:value-type="string">
            <text:p>Experiment 23</text:p>
          </table:table-cell>
          <table:table-cell office:value-type="float" office:value="8382.14589577594" calcext:value-type="float">
            <text:p>8382.14589577594</text:p>
          </table:table-cell>
          <table:table-cell office:value-type="float" office:value="10319.1800386966" calcext:value-type="float">
            <text:p>10319.1800386966</text:p>
          </table:table-cell>
          <table:table-cell office:value-type="float" office:value="9577.62129732937" calcext:value-type="float">
            <text:p>9577.62129732937</text:p>
          </table:table-cell>
          <table:table-cell office:value-type="float" office:value="10525.326730274" calcext:value-type="float">
            <text:p>10525.326730274</text:p>
          </table:table-cell>
          <table:table-cell office:value-type="float" office:value="8228.15151693746" calcext:value-type="float">
            <text:p>8228.15151693746</text:p>
          </table:table-cell>
        </table:table-row>
        <table:table-row table:style-name="ro1">
          <table:table-cell office:value-type="string" calcext:value-type="string">
            <text:p>Experiment 24</text:p>
          </table:table-cell>
          <table:table-cell office:value-type="float" office:value="8468.07604745231" calcext:value-type="float">
            <text:p>8468.07604745231</text:p>
          </table:table-cell>
          <table:table-cell office:value-type="float" office:value="9782.21316705746" calcext:value-type="float">
            <text:p>9782.21316705746</text:p>
          </table:table-cell>
          <table:table-cell office:value-type="float" office:value="9386.33207406636" calcext:value-type="float">
            <text:p>9386.33207406636</text:p>
          </table:table-cell>
          <table:table-cell office:value-type="float" office:value="11419.4883590326" calcext:value-type="float">
            <text:p>11419.4883590326</text:p>
          </table:table-cell>
          <table:table-cell office:value-type="float" office:value="8415.92029689333" calcext:value-type="float">
            <text:p>8415.92029689333</text:p>
          </table:table-cell>
        </table:table-row>
        <table:table-row table:style-name="ro1">
          <table:table-cell office:value-type="string" calcext:value-type="string">
            <text:p>Experiment 25</text:p>
          </table:table-cell>
          <table:table-cell office:value-type="float" office:value="8959.52674960478" calcext:value-type="float">
            <text:p>8959.52674960478</text:p>
          </table:table-cell>
          <table:table-cell office:value-type="float" office:value="10273.9019174459" calcext:value-type="float">
            <text:p>10273.9019174459</text:p>
          </table:table-cell>
          <table:table-cell office:value-type="float" office:value="9832.78025992728" calcext:value-type="float">
            <text:p>9832.78025992728</text:p>
          </table:table-cell>
          <table:table-cell office:value-type="float" office:value="9902.00529173377" calcext:value-type="float">
            <text:p>9902.00529173377</text:p>
          </table:table-cell>
          <table:table-cell office:value-type="float" office:value="8327.67511863587" calcext:value-type="float">
            <text:p>8327.67511863587</text:p>
          </table:table-cell>
        </table:table-row>
        <table:table-row table:style-name="ro1">
          <table:table-cell office:value-type="string" calcext:value-type="string">
            <text:p>Experiment 26</text:p>
          </table:table-cell>
          <table:table-cell office:value-type="float" office:value="8597.1736660719" calcext:value-type="float">
            <text:p>8597.1736660719</text:p>
          </table:table-cell>
          <table:table-cell office:value-type="float" office:value="10440.759970272" calcext:value-type="float">
            <text:p>10440.759970272</text:p>
          </table:table-cell>
          <table:table-cell office:value-type="float" office:value="9722.06303238128" calcext:value-type="float">
            <text:p>9722.06303238128</text:p>
          </table:table-cell>
          <table:table-cell office:value-type="float" office:value="9546.61701761126" calcext:value-type="float">
            <text:p>9546.61701761126</text:p>
          </table:table-cell>
          <table:table-cell office:value-type="float" office:value="8578.000720864" calcext:value-type="float">
            <text:p>8578.000720864</text:p>
          </table:table-cell>
        </table:table-row>
        <table:table-row table:style-name="ro1">
          <table:table-cell office:value-type="string" calcext:value-type="string">
            <text:p>Experiment 27</text:p>
          </table:table-cell>
          <table:table-cell office:value-type="float" office:value="8345.35019194799" calcext:value-type="float">
            <text:p>8345.35019194799</text:p>
          </table:table-cell>
          <table:table-cell office:value-type="float" office:value="9996.82619330258" calcext:value-type="float">
            <text:p>9996.82619330258</text:p>
          </table:table-cell>
          <table:table-cell office:value-type="float" office:value="8880.67561784566" calcext:value-type="float">
            <text:p>8880.67561784566</text:p>
          </table:table-cell>
          <table:table-cell office:value-type="float" office:value="10388.3341402039" calcext:value-type="float">
            <text:p>10388.3341402039</text:p>
          </table:table-cell>
          <table:table-cell office:value-type="float" office:value="8673.96156732044" calcext:value-type="float">
            <text:p>8673.96156732044</text:p>
          </table:table-cell>
        </table:table-row>
        <table:table-row table:style-name="ro1">
          <table:table-cell office:value-type="string" calcext:value-type="string">
            <text:p>Experiment 28</text:p>
          </table:table-cell>
          <table:table-cell office:value-type="float" office:value="8759.72644674522" calcext:value-type="float">
            <text:p>8759.72644674522</text:p>
          </table:table-cell>
          <table:table-cell office:value-type="float" office:value="10461.9088259931" calcext:value-type="float">
            <text:p>10461.9088259931</text:p>
          </table:table-cell>
          <table:table-cell office:value-type="float" office:value="8467.67177167732" calcext:value-type="float">
            <text:p>8467.67177167732</text:p>
          </table:table-cell>
          <table:table-cell office:value-type="float" office:value="10016.2063596752" calcext:value-type="float">
            <text:p>10016.2063596752</text:p>
          </table:table-cell>
          <table:table-cell office:value-type="float" office:value="8401.86899756501" calcext:value-type="float">
            <text:p>8401.86899756501</text:p>
          </table:table-cell>
        </table:table-row>
        <table:table-row table:style-name="ro1">
          <table:table-cell office:value-type="string" calcext:value-type="string">
            <text:p>Experiment 29</text:p>
          </table:table-cell>
          <table:table-cell office:value-type="float" office:value="8273.91658225444" calcext:value-type="float">
            <text:p>8273.91658225444</text:p>
          </table:table-cell>
          <table:table-cell office:value-type="float" office:value="9895.99654110316" calcext:value-type="float">
            <text:p>9895.99654110316</text:p>
          </table:table-cell>
          <table:table-cell office:value-type="float" office:value="9180.387024209" calcext:value-type="float">
            <text:p>9180.387024209</text:p>
          </table:table-cell>
          <table:table-cell office:value-type="float" office:value="10310.0158402095" calcext:value-type="float">
            <text:p>10310.0158402095</text:p>
          </table:table-cell>
          <table:table-cell office:value-type="float" office:value="8402.87357346526" calcext:value-type="float">
            <text:p>8402.87357346526</text:p>
          </table:table-cell>
        </table:table-row>
        <table:table-row table:style-name="ro1">
          <table:table-cell office:value-type="string" calcext:value-type="string">
            <text:p>Experiment 30</text:p>
          </table:table-cell>
          <table:table-cell office:value-type="float" office:value="8711.26531299858" calcext:value-type="float">
            <text:p>8711.26531299858</text:p>
          </table:table-cell>
          <table:table-cell office:value-type="float" office:value="10427.0129979171" calcext:value-type="float">
            <text:p>10427.0129979171</text:p>
          </table:table-cell>
          <table:table-cell office:value-type="float" office:value="9180.88748489874" calcext:value-type="float">
            <text:p>9180.88748489874</text:p>
          </table:table-cell>
          <table:table-cell office:value-type="float" office:value="9946.10773653095" calcext:value-type="float">
            <text:p>9946.10773653095</text:p>
          </table:table-cell>
          <table:table-cell office:value-type="float" office:value="8619.60679859909" calcext:value-type="float">
            <text:p>8619.60679859909</text:p>
          </table:table-cell>
        </table:table-row>
        <table:table-row table:style-name="ro1">
          <table:table-cell/>
          <table:table-cell table:style-name="Default"/>
          <table:table-cell table:style-name="ce2" table:number-columns-repeated="2"/>
          <table:table-cell table:style-name="Default"/>
          <table:table-cell table:style-name="ce2"/>
        </table:table-row>
      </table:table>
      <table:table table:name="Levy" table:style-name="ta1">
        <table:table-column table:style-name="co1" table:default-cell-style-name="Default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Levy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SO</text:p>
          </table:table-cell>
          <table:table-cell table:style-name="Default" office:value-type="string" calcext:value-type="string">
            <text:p>SOMA</text:p>
          </table:table-cell>
          <table:table-cell table:style-name="Default" office:value-type="string" calcext:value-type="string">
            <text:p>FA</text:p>
          </table:table-cell>
          <table:table-cell table:style-name="Default" office:value-type="string" calcext:value-type="string">
            <text:p>TLBO</text:p>
          </table:table-cell>
        </table:table-row>
        <table:table-row table:style-name="ro1">
          <table:table-cell office:value-type="string" calcext:value-type="string">
            <text:p>Experiment 1</text:p>
          </table:table-cell>
          <table:table-cell office:value-type="float" office:value="16.4516257804031" calcext:value-type="float">
            <text:p>16.4516257804031</text:p>
          </table:table-cell>
          <table:table-cell office:value-type="float" office:value="133.642587649644" calcext:value-type="float">
            <text:p>133.642587649644</text:p>
          </table:table-cell>
          <table:table-cell office:value-type="float" office:value="149.073214882127" calcext:value-type="float">
            <text:p>149.073214882127</text:p>
          </table:table-cell>
          <table:table-cell office:value-type="float" office:value="118.654037288769" calcext:value-type="float">
            <text:p>118.654037288769</text:p>
          </table:table-cell>
          <table:table-cell office:value-type="float" office:value="1.30381532273685" calcext:value-type="float">
            <text:p>1.30381532273685</text:p>
          </table:table-cell>
        </table:table-row>
        <table:table-row table:style-name="ro1">
          <table:table-cell office:value-type="string" calcext:value-type="string">
            <text:p>Experiment 2</text:p>
          </table:table-cell>
          <table:table-cell office:value-type="float" office:value="29.9885697969386" calcext:value-type="float">
            <text:p>29.9885697969386</text:p>
          </table:table-cell>
          <table:table-cell office:value-type="float" office:value="153.48361274023" calcext:value-type="float">
            <text:p>153.48361274023</text:p>
          </table:table-cell>
          <table:table-cell office:value-type="float" office:value="160.464760568786" calcext:value-type="float">
            <text:p>160.464760568786</text:p>
          </table:table-cell>
          <table:table-cell office:value-type="float" office:value="96.5508765741366" calcext:value-type="float">
            <text:p>96.5508765741366</text:p>
          </table:table-cell>
          <table:table-cell office:value-type="float" office:value="1.92770498524935" calcext:value-type="float">
            <text:p>1.92770498524935</text:p>
          </table:table-cell>
        </table:table-row>
        <table:table-row table:style-name="ro1">
          <table:table-cell office:value-type="string" calcext:value-type="string">
            <text:p>Experiment 3</text:p>
          </table:table-cell>
          <table:table-cell office:value-type="float" office:value="35.4238904289314" calcext:value-type="float">
            <text:p>35.4238904289314</text:p>
          </table:table-cell>
          <table:table-cell office:value-type="float" office:value="120.503482464228" calcext:value-type="float">
            <text:p>120.503482464228</text:p>
          </table:table-cell>
          <table:table-cell office:value-type="float" office:value="150.931034399256" calcext:value-type="float">
            <text:p>150.931034399256</text:p>
          </table:table-cell>
          <table:table-cell office:value-type="float" office:value="81.6933710142771" calcext:value-type="float">
            <text:p>81.6933710142771</text:p>
          </table:table-cell>
          <table:table-cell office:value-type="float" office:value="1.5638839156441" calcext:value-type="float">
            <text:p>1.5638839156441</text:p>
          </table:table-cell>
        </table:table-row>
        <table:table-row table:style-name="ro1">
          <table:table-cell office:value-type="string" calcext:value-type="string">
            <text:p>Experiment 4</text:p>
          </table:table-cell>
          <table:table-cell office:value-type="float" office:value="27.4803015086321" calcext:value-type="float">
            <text:p>27.4803015086321</text:p>
          </table:table-cell>
          <table:table-cell office:value-type="float" office:value="119.224191678892" calcext:value-type="float">
            <text:p>119.224191678892</text:p>
          </table:table-cell>
          <table:table-cell office:value-type="float" office:value="142.727929163439" calcext:value-type="float">
            <text:p>142.727929163439</text:p>
          </table:table-cell>
          <table:table-cell office:value-type="float" office:value="85.8037604492423" calcext:value-type="float">
            <text:p>85.8037604492423</text:p>
          </table:table-cell>
          <table:table-cell office:value-type="float" office:value="1.32955243950444" calcext:value-type="float">
            <text:p>1.32955243950444</text:p>
          </table:table-cell>
        </table:table-row>
        <table:table-row table:style-name="ro1">
          <table:table-cell office:value-type="string" calcext:value-type="string">
            <text:p>Experiment 5</text:p>
          </table:table-cell>
          <table:table-cell office:value-type="float" office:value="34.0988538205351" calcext:value-type="float">
            <text:p>34.0988538205351</text:p>
          </table:table-cell>
          <table:table-cell office:value-type="float" office:value="154.89604791882" calcext:value-type="float">
            <text:p>154.89604791882</text:p>
          </table:table-cell>
          <table:table-cell office:value-type="float" office:value="156.295808735787" calcext:value-type="float">
            <text:p>156.295808735787</text:p>
          </table:table-cell>
          <table:table-cell office:value-type="float" office:value="68.7590092369495" calcext:value-type="float">
            <text:p>68.7590092369495</text:p>
          </table:table-cell>
          <table:table-cell office:value-type="float" office:value="1.48620669015682" calcext:value-type="float">
            <text:p>1.48620669015682</text:p>
          </table:table-cell>
        </table:table-row>
        <table:table-row table:style-name="ro1">
          <table:table-cell office:value-type="string" calcext:value-type="string">
            <text:p>Experiment 6</text:p>
          </table:table-cell>
          <table:table-cell office:value-type="float" office:value="23.4539160856233" calcext:value-type="float">
            <text:p>23.4539160856233</text:p>
          </table:table-cell>
          <table:table-cell office:value-type="float" office:value="102.018060822872" calcext:value-type="float">
            <text:p>102.018060822872</text:p>
          </table:table-cell>
          <table:table-cell office:value-type="float" office:value="125.164566072426" calcext:value-type="float">
            <text:p>125.164566072426</text:p>
          </table:table-cell>
          <table:table-cell office:value-type="float" office:value="81.6998892945887" calcext:value-type="float">
            <text:p>81.6998892945887</text:p>
          </table:table-cell>
          <table:table-cell office:value-type="float" office:value="1.09034108549613" calcext:value-type="float">
            <text:p>1.09034108549613</text:p>
          </table:table-cell>
        </table:table-row>
        <table:table-row table:style-name="ro1">
          <table:table-cell office:value-type="string" calcext:value-type="string">
            <text:p>Experiment 7</text:p>
          </table:table-cell>
          <table:table-cell office:value-type="float" office:value="21.3667145936561" calcext:value-type="float">
            <text:p>21.3667145936561</text:p>
          </table:table-cell>
          <table:table-cell office:value-type="float" office:value="73.7112627751333" calcext:value-type="float">
            <text:p>73.7112627751333</text:p>
          </table:table-cell>
          <table:table-cell office:value-type="float" office:value="155.728502791891" calcext:value-type="float">
            <text:p>155.728502791891</text:p>
          </table:table-cell>
          <table:table-cell office:value-type="float" office:value="76.6401162775762" calcext:value-type="float">
            <text:p>76.6401162775762</text:p>
          </table:table-cell>
          <table:table-cell office:value-type="float" office:value="0.99766904674047" calcext:value-type="float">
            <text:p>0.99766904674047</text:p>
          </table:table-cell>
        </table:table-row>
        <table:table-row table:style-name="ro1">
          <table:table-cell office:value-type="string" calcext:value-type="string">
            <text:p>Experiment 8</text:p>
          </table:table-cell>
          <table:table-cell office:value-type="float" office:value="48.8613606257466" calcext:value-type="float">
            <text:p>48.8613606257466</text:p>
          </table:table-cell>
          <table:table-cell office:value-type="float" office:value="103.015616443395" calcext:value-type="float">
            <text:p>103.015616443395</text:p>
          </table:table-cell>
          <table:table-cell office:value-type="float" office:value="137.28562608387" calcext:value-type="float">
            <text:p>137.28562608387</text:p>
          </table:table-cell>
          <table:table-cell office:value-type="float" office:value="80.3551355390533" calcext:value-type="float">
            <text:p>80.3551355390533</text:p>
          </table:table-cell>
          <table:table-cell office:value-type="float" office:value="1.1339344911893" calcext:value-type="float">
            <text:p>1.1339344911893</text:p>
          </table:table-cell>
        </table:table-row>
        <table:table-row table:style-name="ro1">
          <table:table-cell office:value-type="string" calcext:value-type="string">
            <text:p>Experiment 9</text:p>
          </table:table-cell>
          <table:table-cell office:value-type="float" office:value="20.5693390807105" calcext:value-type="float">
            <text:p>20.5693390807105</text:p>
          </table:table-cell>
          <table:table-cell office:value-type="float" office:value="104.85281637244" calcext:value-type="float">
            <text:p>104.85281637244</text:p>
          </table:table-cell>
          <table:table-cell office:value-type="float" office:value="143.276234595686" calcext:value-type="float">
            <text:p>143.276234595686</text:p>
          </table:table-cell>
          <table:table-cell office:value-type="float" office:value="105.913436438207" calcext:value-type="float">
            <text:p>105.913436438207</text:p>
          </table:table-cell>
          <table:table-cell office:value-type="float" office:value="1.09658287235545" calcext:value-type="float">
            <text:p>1.09658287235545</text:p>
          </table:table-cell>
        </table:table-row>
        <table:table-row table:style-name="ro1">
          <table:table-cell office:value-type="string" calcext:value-type="string">
            <text:p>Experiment 10</text:p>
          </table:table-cell>
          <table:table-cell office:value-type="float" office:value="38.2480481317548" calcext:value-type="float">
            <text:p>38.2480481317548</text:p>
          </table:table-cell>
          <table:table-cell office:value-type="float" office:value="120.756363488666" calcext:value-type="float">
            <text:p>120.756363488666</text:p>
          </table:table-cell>
          <table:table-cell office:value-type="float" office:value="141.804408977582" calcext:value-type="float">
            <text:p>141.804408977582</text:p>
          </table:table-cell>
          <table:table-cell office:value-type="float" office:value="107.870989741415" calcext:value-type="float">
            <text:p>107.870989741415</text:p>
          </table:table-cell>
          <table:table-cell office:value-type="float" office:value="1.33739665047622" calcext:value-type="float">
            <text:p>1.33739665047622</text:p>
          </table:table-cell>
        </table:table-row>
        <table:table-row table:style-name="ro1">
          <table:table-cell office:value-type="string" calcext:value-type="string">
            <text:p>Experiment 11</text:p>
          </table:table-cell>
          <table:table-cell office:value-type="float" office:value="30.2749671779502" calcext:value-type="float">
            <text:p>30.2749671779502</text:p>
          </table:table-cell>
          <table:table-cell office:value-type="float" office:value="99.4054025377347" calcext:value-type="float">
            <text:p>99.4054025377347</text:p>
          </table:table-cell>
          <table:table-cell office:value-type="float" office:value="133.229246087011" calcext:value-type="float">
            <text:p>133.229246087011</text:p>
          </table:table-cell>
          <table:table-cell office:value-type="float" office:value="90.738916872967" calcext:value-type="float">
            <text:p>90.738916872967</text:p>
          </table:table-cell>
          <table:table-cell office:value-type="float" office:value="1.37294752610872" calcext:value-type="float">
            <text:p>1.37294752610872</text:p>
          </table:table-cell>
        </table:table-row>
        <table:table-row table:style-name="ro1">
          <table:table-cell office:value-type="string" calcext:value-type="string">
            <text:p>Experiment 12</text:p>
          </table:table-cell>
          <table:table-cell office:value-type="float" office:value="23.4945833671357" calcext:value-type="float">
            <text:p>23.4945833671357</text:p>
          </table:table-cell>
          <table:table-cell office:value-type="float" office:value="105.969272207355" calcext:value-type="float">
            <text:p>105.969272207355</text:p>
          </table:table-cell>
          <table:table-cell office:value-type="float" office:value="183.882095799738" calcext:value-type="float">
            <text:p>183.882095799738</text:p>
          </table:table-cell>
          <table:table-cell office:value-type="float" office:value="82.523114123579" calcext:value-type="float">
            <text:p>82.523114123579</text:p>
          </table:table-cell>
          <table:table-cell office:value-type="float" office:value="1.07762573113453" calcext:value-type="float">
            <text:p>1.07762573113453</text:p>
          </table:table-cell>
        </table:table-row>
        <table:table-row table:style-name="ro1">
          <table:table-cell office:value-type="string" calcext:value-type="string">
            <text:p>Experiment 13</text:p>
          </table:table-cell>
          <table:table-cell office:value-type="float" office:value="25.1226638599968" calcext:value-type="float">
            <text:p>25.1226638599968</text:p>
          </table:table-cell>
          <table:table-cell office:value-type="float" office:value="106.131900998373" calcext:value-type="float">
            <text:p>106.131900998373</text:p>
          </table:table-cell>
          <table:table-cell office:value-type="float" office:value="155.948353978508" calcext:value-type="float">
            <text:p>155.948353978508</text:p>
          </table:table-cell>
          <table:table-cell office:value-type="float" office:value="93.4776428978377" calcext:value-type="float">
            <text:p>93.4776428978377</text:p>
          </table:table-cell>
          <table:table-cell office:value-type="float" office:value="0.946176369672325" calcext:value-type="float">
            <text:p>0.946176369672325</text:p>
          </table:table-cell>
        </table:table-row>
        <table:table-row table:style-name="ro1">
          <table:table-cell office:value-type="string" calcext:value-type="string">
            <text:p>Experiment 14</text:p>
          </table:table-cell>
          <table:table-cell office:value-type="float" office:value="32.5659724784619" calcext:value-type="float">
            <text:p>32.5659724784619</text:p>
          </table:table-cell>
          <table:table-cell office:value-type="float" office:value="85.2344619018418" calcext:value-type="float">
            <text:p>85.2344619018418</text:p>
          </table:table-cell>
          <table:table-cell office:value-type="float" office:value="127.37317785021" calcext:value-type="float">
            <text:p>127.37317785021</text:p>
          </table:table-cell>
          <table:table-cell office:value-type="float" office:value="95.306735361714" calcext:value-type="float">
            <text:p>95.306735361714</text:p>
          </table:table-cell>
          <table:table-cell office:value-type="float" office:value="1.14285623720391" calcext:value-type="float">
            <text:p>1.14285623720391</text:p>
          </table:table-cell>
        </table:table-row>
        <table:table-row table:style-name="ro1">
          <table:table-cell office:value-type="string" calcext:value-type="string">
            <text:p>Experiment 15</text:p>
          </table:table-cell>
          <table:table-cell office:value-type="float" office:value="40.2473776835286" calcext:value-type="float">
            <text:p>40.2473776835286</text:p>
          </table:table-cell>
          <table:table-cell office:value-type="float" office:value="124.647375605236" calcext:value-type="float">
            <text:p>124.647375605236</text:p>
          </table:table-cell>
          <table:table-cell office:value-type="float" office:value="108.996144085429" calcext:value-type="float">
            <text:p>108.996144085429</text:p>
          </table:table-cell>
          <table:table-cell office:value-type="float" office:value="86.1259762051186" calcext:value-type="float">
            <text:p>86.1259762051186</text:p>
          </table:table-cell>
          <table:table-cell office:value-type="float" office:value="1.23604153312811" calcext:value-type="float">
            <text:p>1.23604153312811</text:p>
          </table:table-cell>
        </table:table-row>
        <table:table-row table:style-name="ro1">
          <table:table-cell office:value-type="string" calcext:value-type="string">
            <text:p>Experiment 16</text:p>
          </table:table-cell>
          <table:table-cell office:value-type="float" office:value="41.7870970496752" calcext:value-type="float">
            <text:p>41.7870970496752</text:p>
          </table:table-cell>
          <table:table-cell office:value-type="float" office:value="126.257460008898" calcext:value-type="float">
            <text:p>126.257460008898</text:p>
          </table:table-cell>
          <table:table-cell office:value-type="float" office:value="128.177079851454" calcext:value-type="float">
            <text:p>128.177079851454</text:p>
          </table:table-cell>
          <table:table-cell office:value-type="float" office:value="87.697517345875" calcext:value-type="float">
            <text:p>87.697517345875</text:p>
          </table:table-cell>
          <table:table-cell office:value-type="float" office:value="0.973428701550984" calcext:value-type="float">
            <text:p>0.973428701550984</text:p>
          </table:table-cell>
        </table:table-row>
        <table:table-row table:style-name="ro1">
          <table:table-cell office:value-type="string" calcext:value-type="string">
            <text:p>Experiment 17</text:p>
          </table:table-cell>
          <table:table-cell office:value-type="float" office:value="38.2235992912949" calcext:value-type="float">
            <text:p>38.2235992912949</text:p>
          </table:table-cell>
          <table:table-cell office:value-type="float" office:value="148.789990255584" calcext:value-type="float">
            <text:p>148.789990255584</text:p>
          </table:table-cell>
          <table:table-cell office:value-type="float" office:value="149.490451432206" calcext:value-type="float">
            <text:p>149.490451432206</text:p>
          </table:table-cell>
          <table:table-cell office:value-type="float" office:value="75.8490137451479" calcext:value-type="float">
            <text:p>75.8490137451479</text:p>
          </table:table-cell>
          <table:table-cell office:value-type="float" office:value="1.07244462410759" calcext:value-type="float">
            <text:p>1.07244462410759</text:p>
          </table:table-cell>
        </table:table-row>
        <table:table-row table:style-name="ro1">
          <table:table-cell office:value-type="string" calcext:value-type="string">
            <text:p>Experiment 18</text:p>
          </table:table-cell>
          <table:table-cell office:value-type="float" office:value="24.1990612123923" calcext:value-type="float">
            <text:p>24.1990612123923</text:p>
          </table:table-cell>
          <table:table-cell office:value-type="float" office:value="119.151301382529" calcext:value-type="float">
            <text:p>119.151301382529</text:p>
          </table:table-cell>
          <table:table-cell office:value-type="float" office:value="164.622154095366" calcext:value-type="float">
            <text:p>164.622154095366</text:p>
          </table:table-cell>
          <table:table-cell office:value-type="float" office:value="104.266864575887" calcext:value-type="float">
            <text:p>104.266864575887</text:p>
          </table:table-cell>
          <table:table-cell office:value-type="float" office:value="1.46630509405219" calcext:value-type="float">
            <text:p>1.46630509405219</text:p>
          </table:table-cell>
        </table:table-row>
        <table:table-row table:style-name="ro1">
          <table:table-cell office:value-type="string" calcext:value-type="string">
            <text:p>Experiment 19</text:p>
          </table:table-cell>
          <table:table-cell office:value-type="float" office:value="32.7782618544102" calcext:value-type="float">
            <text:p>32.7782618544102</text:p>
          </table:table-cell>
          <table:table-cell office:value-type="float" office:value="126.231344270362" calcext:value-type="float">
            <text:p>126.231344270362</text:p>
          </table:table-cell>
          <table:table-cell office:value-type="float" office:value="96.1355089309867" calcext:value-type="float">
            <text:p>96.1355089309867</text:p>
          </table:table-cell>
          <table:table-cell office:value-type="float" office:value="81.7244344541237" calcext:value-type="float">
            <text:p>81.7244344541237</text:p>
          </table:table-cell>
          <table:table-cell office:value-type="float" office:value="1.32003398228765" calcext:value-type="float">
            <text:p>1.32003398228765</text:p>
          </table:table-cell>
        </table:table-row>
        <table:table-row table:style-name="ro1">
          <table:table-cell office:value-type="string" calcext:value-type="string">
            <text:p>Experiment 20</text:p>
          </table:table-cell>
          <table:table-cell office:value-type="float" office:value="12.3472021600318" calcext:value-type="float">
            <text:p>12.3472021600318</text:p>
          </table:table-cell>
          <table:table-cell office:value-type="float" office:value="153.412663388847" calcext:value-type="float">
            <text:p>153.412663388847</text:p>
          </table:table-cell>
          <table:table-cell office:value-type="float" office:value="149.217694676069" calcext:value-type="float">
            <text:p>149.217694676069</text:p>
          </table:table-cell>
          <table:table-cell office:value-type="float" office:value="70.705337412907" calcext:value-type="float">
            <text:p>70.705337412907</text:p>
          </table:table-cell>
          <table:table-cell office:value-type="float" office:value="0.998431451011022" calcext:value-type="float">
            <text:p>0.998431451011022</text:p>
          </table:table-cell>
        </table:table-row>
        <table:table-row table:style-name="ro1">
          <table:table-cell office:value-type="string" calcext:value-type="string">
            <text:p>Experiment 21</text:p>
          </table:table-cell>
          <table:table-cell office:value-type="float" office:value="18.4847374390959" calcext:value-type="float">
            <text:p>18.4847374390959</text:p>
          </table:table-cell>
          <table:table-cell office:value-type="float" office:value="97.5032523356813" calcext:value-type="float">
            <text:p>97.5032523356813</text:p>
          </table:table-cell>
          <table:table-cell office:value-type="float" office:value="112.490833851036" calcext:value-type="float">
            <text:p>112.490833851036</text:p>
          </table:table-cell>
          <table:table-cell office:value-type="float" office:value="116.125651152271" calcext:value-type="float">
            <text:p>116.125651152271</text:p>
          </table:table-cell>
          <table:table-cell office:value-type="float" office:value="0.81324198075328" calcext:value-type="float">
            <text:p>0.81324198075328</text:p>
          </table:table-cell>
        </table:table-row>
        <table:table-row table:style-name="ro1">
          <table:table-cell office:value-type="string" calcext:value-type="string">
            <text:p>Experiment 22</text:p>
          </table:table-cell>
          <table:table-cell office:value-type="float" office:value="18.932898867641" calcext:value-type="float">
            <text:p>18.932898867641</text:p>
          </table:table-cell>
          <table:table-cell office:value-type="float" office:value="121.845373408205" calcext:value-type="float">
            <text:p>121.845373408205</text:p>
          </table:table-cell>
          <table:table-cell office:value-type="float" office:value="154.662997682626" calcext:value-type="float">
            <text:p>154.662997682626</text:p>
          </table:table-cell>
          <table:table-cell office:value-type="float" office:value="117.519859310331" calcext:value-type="float">
            <text:p>117.519859310331</text:p>
          </table:table-cell>
          <table:table-cell office:value-type="float" office:value="1.28766128036322" calcext:value-type="float">
            <text:p>1.28766128036322</text:p>
          </table:table-cell>
        </table:table-row>
        <table:table-row table:style-name="ro1">
          <table:table-cell office:value-type="string" calcext:value-type="string">
            <text:p>Experiment 23</text:p>
          </table:table-cell>
          <table:table-cell office:value-type="float" office:value="47.6449124664375" calcext:value-type="float">
            <text:p>47.6449124664375</text:p>
          </table:table-cell>
          <table:table-cell office:value-type="float" office:value="149.076724954768" calcext:value-type="float">
            <text:p>149.076724954768</text:p>
          </table:table-cell>
          <table:table-cell office:value-type="float" office:value="143.055703790512" calcext:value-type="float">
            <text:p>143.055703790512</text:p>
          </table:table-cell>
          <table:table-cell office:value-type="float" office:value="63.1356515757901" calcext:value-type="float">
            <text:p>63.1356515757901</text:p>
          </table:table-cell>
          <table:table-cell office:value-type="float" office:value="1.15786671595661" calcext:value-type="float">
            <text:p>1.15786671595661</text:p>
          </table:table-cell>
        </table:table-row>
        <table:table-row table:style-name="ro1">
          <table:table-cell office:value-type="string" calcext:value-type="string">
            <text:p>Experiment 24</text:p>
          </table:table-cell>
          <table:table-cell office:value-type="float" office:value="30.8101951674789" calcext:value-type="float">
            <text:p>30.8101951674789</text:p>
          </table:table-cell>
          <table:table-cell office:value-type="float" office:value="163.96602322271" calcext:value-type="float">
            <text:p>163.96602322271</text:p>
          </table:table-cell>
          <table:table-cell office:value-type="float" office:value="159.733658339933" calcext:value-type="float">
            <text:p>159.733658339933</text:p>
          </table:table-cell>
          <table:table-cell office:value-type="float" office:value="90.8134489742403" calcext:value-type="float">
            <text:p>90.8134489742403</text:p>
          </table:table-cell>
          <table:table-cell office:value-type="float" office:value="1.3453604075039" calcext:value-type="float">
            <text:p>1.3453604075039</text:p>
          </table:table-cell>
        </table:table-row>
        <table:table-row table:style-name="ro1">
          <table:table-cell office:value-type="string" calcext:value-type="string">
            <text:p>Experiment 25</text:p>
          </table:table-cell>
          <table:table-cell office:value-type="float" office:value="16.9969204133421" calcext:value-type="float">
            <text:p>16.9969204133421</text:p>
          </table:table-cell>
          <table:table-cell office:value-type="float" office:value="156.136433179956" calcext:value-type="float">
            <text:p>156.136433179956</text:p>
          </table:table-cell>
          <table:table-cell office:value-type="float" office:value="122.647214546978" calcext:value-type="float">
            <text:p>122.647214546978</text:p>
          </table:table-cell>
          <table:table-cell office:value-type="float" office:value="78.7835042515911" calcext:value-type="float">
            <text:p>78.7835042515911</text:p>
          </table:table-cell>
          <table:table-cell office:value-type="float" office:value="1.58977085698555" calcext:value-type="float">
            <text:p>1.58977085698555</text:p>
          </table:table-cell>
        </table:table-row>
        <table:table-row table:style-name="ro1">
          <table:table-cell office:value-type="string" calcext:value-type="string">
            <text:p>Experiment 26</text:p>
          </table:table-cell>
          <table:table-cell office:value-type="float" office:value="18.8073390661732" calcext:value-type="float">
            <text:p>18.8073390661732</text:p>
          </table:table-cell>
          <table:table-cell office:value-type="float" office:value="165.799507250695" calcext:value-type="float">
            <text:p>165.799507250695</text:p>
          </table:table-cell>
          <table:table-cell office:value-type="float" office:value="126.089637367796" calcext:value-type="float">
            <text:p>126.089637367796</text:p>
          </table:table-cell>
          <table:table-cell office:value-type="float" office:value="112.193974947594" calcext:value-type="float">
            <text:p>112.193974947594</text:p>
          </table:table-cell>
          <table:table-cell office:value-type="float" office:value="1.03197551754213" calcext:value-type="float">
            <text:p>1.03197551754213</text:p>
          </table:table-cell>
        </table:table-row>
        <table:table-row table:style-name="ro1">
          <table:table-cell office:value-type="string" calcext:value-type="string">
            <text:p>Experiment 27</text:p>
          </table:table-cell>
          <table:table-cell office:value-type="float" office:value="36.4244245645963" calcext:value-type="float">
            <text:p>36.4244245645963</text:p>
          </table:table-cell>
          <table:table-cell office:value-type="float" office:value="121.862657302116" calcext:value-type="float">
            <text:p>121.862657302116</text:p>
          </table:table-cell>
          <table:table-cell office:value-type="float" office:value="136.951300677631" calcext:value-type="float">
            <text:p>136.951300677631</text:p>
          </table:table-cell>
          <table:table-cell office:value-type="float" office:value="92.9889984015577" calcext:value-type="float">
            <text:p>92.9889984015577</text:p>
          </table:table-cell>
          <table:table-cell office:value-type="float" office:value="1.40364786319948" calcext:value-type="float">
            <text:p>1.40364786319948</text:p>
          </table:table-cell>
        </table:table-row>
        <table:table-row table:style-name="ro1">
          <table:table-cell office:value-type="string" calcext:value-type="string">
            <text:p>Experiment 28</text:p>
          </table:table-cell>
          <table:table-cell office:value-type="float" office:value="16.2869390675334" calcext:value-type="float">
            <text:p>16.2869390675334</text:p>
          </table:table-cell>
          <table:table-cell office:value-type="float" office:value="140.344030616151" calcext:value-type="float">
            <text:p>140.344030616151</text:p>
          </table:table-cell>
          <table:table-cell office:value-type="float" office:value="159.290011145525" calcext:value-type="float">
            <text:p>159.290011145525</text:p>
          </table:table-cell>
          <table:table-cell office:value-type="float" office:value="88.5620089773285" calcext:value-type="float">
            <text:p>88.5620089773285</text:p>
          </table:table-cell>
          <table:table-cell office:value-type="float" office:value="1.18911789131766" calcext:value-type="float">
            <text:p>1.18911789131766</text:p>
          </table:table-cell>
        </table:table-row>
        <table:table-row table:style-name="ro1">
          <table:table-cell office:value-type="string" calcext:value-type="string">
            <text:p>Experiment 29</text:p>
          </table:table-cell>
          <table:table-cell office:value-type="float" office:value="41.0628981872177" calcext:value-type="float">
            <text:p>41.0628981872177</text:p>
          </table:table-cell>
          <table:table-cell office:value-type="float" office:value="101.695688891367" calcext:value-type="float">
            <text:p>101.695688891367</text:p>
          </table:table-cell>
          <table:table-cell office:value-type="float" office:value="150.26382323315" calcext:value-type="float">
            <text:p>150.26382323315</text:p>
          </table:table-cell>
          <table:table-cell office:value-type="float" office:value="89.2635296162939" calcext:value-type="float">
            <text:p>89.2635296162939</text:p>
          </table:table-cell>
          <table:table-cell office:value-type="float" office:value="1.37089756137983" calcext:value-type="float">
            <text:p>1.37089756137983</text:p>
          </table:table-cell>
        </table:table-row>
        <table:table-row table:style-name="ro1">
          <table:table-cell office:value-type="string" calcext:value-type="string">
            <text:p>Experiment 30</text:p>
          </table:table-cell>
          <table:table-cell office:value-type="float" office:value="33.3957869659524" calcext:value-type="float">
            <text:p>33.3957869659524</text:p>
          </table:table-cell>
          <table:table-cell office:value-type="float" office:value="86.6115264868351" calcext:value-type="float">
            <text:p>86.6115264868351</text:p>
          </table:table-cell>
          <table:table-cell office:value-type="float" office:value="169.014877170028" calcext:value-type="float">
            <text:p>169.014877170028</text:p>
          </table:table-cell>
          <table:table-cell office:value-type="float" office:value="70.1801653210478" calcext:value-type="float">
            <text:p>70.1801653210478</text:p>
          </table:table-cell>
          <table:table-cell office:value-type="float" office:value="1.23318593656486" calcext:value-type="float">
            <text:p>1.23318593656486</text:p>
          </table:table-cell>
        </table:table-row>
        <table:table-row table:style-name="ro1">
          <table:table-cell/>
          <table:table-cell table:style-name="ce2" table:number-columns-repeated="3"/>
          <table:table-cell table:style-name="Default" table:number-columns-repeated="2"/>
        </table:table-row>
      </table:table>
      <table:table table:name="Michalewicz" table:style-name="ta1">
        <table:table-column table:style-name="co1" table:default-cell-style-name="Default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Michalewicz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SO</text:p>
          </table:table-cell>
          <table:table-cell table:style-name="Default" office:value-type="string" calcext:value-type="string">
            <text:p>SOMA</text:p>
          </table:table-cell>
          <table:table-cell table:style-name="Default" office:value-type="string" calcext:value-type="string">
            <text:p>FA</text:p>
          </table:table-cell>
          <table:table-cell table:style-name="Default" office:value-type="string" calcext:value-type="string">
            <text:p>TLBO</text:p>
          </table:table-cell>
        </table:table-row>
        <table:table-row table:style-name="ro1">
          <table:table-cell office:value-type="string" calcext:value-type="string">
            <text:p>Experiment 1</text:p>
          </table:table-cell>
          <table:table-cell office:value-type="float" office:value="-7.68569446681056" calcext:value-type="float">
            <text:p>-7.68569446681056</text:p>
          </table:table-cell>
          <table:table-cell office:value-type="float" office:value="-6.39037343432443" calcext:value-type="float">
            <text:p>-6.39037343432443</text:p>
          </table:table-cell>
          <table:table-cell office:value-type="float" office:value="-6.81973069178287" calcext:value-type="float">
            <text:p>-6.81973069178287</text:p>
          </table:table-cell>
          <table:table-cell office:value-type="float" office:value="-11.0704253876727" calcext:value-type="float">
            <text:p>-11.0704253876727</text:p>
          </table:table-cell>
          <table:table-cell office:value-type="float" office:value="-10.3801762503068" calcext:value-type="float">
            <text:p>-10.3801762503068</text:p>
          </table:table-cell>
        </table:table-row>
        <table:table-row table:style-name="ro1">
          <table:table-cell office:value-type="string" calcext:value-type="string">
            <text:p>Experiment 2</text:p>
          </table:table-cell>
          <table:table-cell office:value-type="float" office:value="-9.11832837396698" calcext:value-type="float">
            <text:p>-9.11832837396698</text:p>
          </table:table-cell>
          <table:table-cell office:value-type="float" office:value="-6.30474315796182" calcext:value-type="float">
            <text:p>-6.30474315796182</text:p>
          </table:table-cell>
          <table:table-cell office:value-type="float" office:value="-7.26606017591241" calcext:value-type="float">
            <text:p>-7.26606017591241</text:p>
          </table:table-cell>
          <table:table-cell office:value-type="float" office:value="-9.29964485163221" calcext:value-type="float">
            <text:p>-9.29964485163221</text:p>
          </table:table-cell>
          <table:table-cell office:value-type="float" office:value="-10.2705470908256" calcext:value-type="float">
            <text:p>-10.2705470908256</text:p>
          </table:table-cell>
        </table:table-row>
        <table:table-row table:style-name="ro1">
          <table:table-cell office:value-type="string" calcext:value-type="string">
            <text:p>Experiment 3</text:p>
          </table:table-cell>
          <table:table-cell office:value-type="float" office:value="-8.70049404123146" calcext:value-type="float">
            <text:p>-8.70049404123146</text:p>
          </table:table-cell>
          <table:table-cell office:value-type="float" office:value="-7.70679789091593" calcext:value-type="float">
            <text:p>-7.70679789091593</text:p>
          </table:table-cell>
          <table:table-cell office:value-type="float" office:value="-7.39846493393805" calcext:value-type="float">
            <text:p>-7.39846493393805</text:p>
          </table:table-cell>
          <table:table-cell office:value-type="float" office:value="-8.88398241654301" calcext:value-type="float">
            <text:p>-8.88398241654301</text:p>
          </table:table-cell>
          <table:table-cell office:value-type="float" office:value="-13.0977805866175" calcext:value-type="float">
            <text:p>-13.0977805866175</text:p>
          </table:table-cell>
        </table:table-row>
        <table:table-row table:style-name="ro1">
          <table:table-cell office:value-type="string" calcext:value-type="string">
            <text:p>Experiment 4</text:p>
          </table:table-cell>
          <table:table-cell office:value-type="float" office:value="-8.06803604463103" calcext:value-type="float">
            <text:p>-8.06803604463103</text:p>
          </table:table-cell>
          <table:table-cell office:value-type="float" office:value="-5.99212679104971" calcext:value-type="float">
            <text:p>-5.99212679104971</text:p>
          </table:table-cell>
          <table:table-cell office:value-type="float" office:value="-8.10721242758419" calcext:value-type="float">
            <text:p>-8.10721242758419</text:p>
          </table:table-cell>
          <table:table-cell office:value-type="float" office:value="-9.4694967591447" calcext:value-type="float">
            <text:p>-9.4694967591447</text:p>
          </table:table-cell>
          <table:table-cell office:value-type="float" office:value="-10.5982773246338" calcext:value-type="float">
            <text:p>-10.5982773246338</text:p>
          </table:table-cell>
        </table:table-row>
        <table:table-row table:style-name="ro1">
          <table:table-cell office:value-type="string" calcext:value-type="string">
            <text:p>Experiment 5</text:p>
          </table:table-cell>
          <table:table-cell office:value-type="float" office:value="-8.57570783594307" calcext:value-type="float">
            <text:p>-8.57570783594307</text:p>
          </table:table-cell>
          <table:table-cell office:value-type="float" office:value="-7.0259916220603" calcext:value-type="float">
            <text:p>-7.0259916220603</text:p>
          </table:table-cell>
          <table:table-cell office:value-type="float" office:value="-8.23459805650905" calcext:value-type="float">
            <text:p>-8.23459805650905</text:p>
          </table:table-cell>
          <table:table-cell office:value-type="float" office:value="-9.2468656296785" calcext:value-type="float">
            <text:p>-9.2468656296785</text:p>
          </table:table-cell>
          <table:table-cell office:value-type="float" office:value="-11.4774247319045" calcext:value-type="float">
            <text:p>-11.4774247319045</text:p>
          </table:table-cell>
        </table:table-row>
        <table:table-row table:style-name="ro1">
          <table:table-cell office:value-type="string" calcext:value-type="string">
            <text:p>Experiment 6</text:p>
          </table:table-cell>
          <table:table-cell office:value-type="float" office:value="-8.30386581055941" calcext:value-type="float">
            <text:p>-8.30386581055941</text:p>
          </table:table-cell>
          <table:table-cell office:value-type="float" office:value="-6.52018116334787" calcext:value-type="float">
            <text:p>-6.52018116334787</text:p>
          </table:table-cell>
          <table:table-cell office:value-type="float" office:value="-6.97534909378714" calcext:value-type="float">
            <text:p>-6.97534909378714</text:p>
          </table:table-cell>
          <table:table-cell office:value-type="float" office:value="-9.5856293688131" calcext:value-type="float">
            <text:p>-9.5856293688131</text:p>
          </table:table-cell>
          <table:table-cell office:value-type="float" office:value="-10.5185734479325" calcext:value-type="float">
            <text:p>-10.5185734479325</text:p>
          </table:table-cell>
        </table:table-row>
        <table:table-row table:style-name="ro1">
          <table:table-cell office:value-type="string" calcext:value-type="string">
            <text:p>Experiment 7</text:p>
          </table:table-cell>
          <table:table-cell office:value-type="float" office:value="-8.42904540699444" calcext:value-type="float">
            <text:p>-8.42904540699444</text:p>
          </table:table-cell>
          <table:table-cell office:value-type="float" office:value="-6.08493307829746" calcext:value-type="float">
            <text:p>-6.08493307829746</text:p>
          </table:table-cell>
          <table:table-cell office:value-type="float" office:value="-7.47215704327133" calcext:value-type="float">
            <text:p>-7.47215704327133</text:p>
          </table:table-cell>
          <table:table-cell office:value-type="float" office:value="-9.16913622425113" calcext:value-type="float">
            <text:p>-9.16913622425113</text:p>
          </table:table-cell>
          <table:table-cell office:value-type="float" office:value="-11.2907943784372" calcext:value-type="float">
            <text:p>-11.2907943784372</text:p>
          </table:table-cell>
        </table:table-row>
        <table:table-row table:style-name="ro1">
          <table:table-cell office:value-type="string" calcext:value-type="string">
            <text:p>Experiment 8</text:p>
          </table:table-cell>
          <table:table-cell office:value-type="float" office:value="-8.7739062757492" calcext:value-type="float">
            <text:p>-8.7739062757492</text:p>
          </table:table-cell>
          <table:table-cell office:value-type="float" office:value="-7.4153246566824" calcext:value-type="float">
            <text:p>-7.4153246566824</text:p>
          </table:table-cell>
          <table:table-cell office:value-type="float" office:value="-7.67379743992754" calcext:value-type="float">
            <text:p>-7.67379743992754</text:p>
          </table:table-cell>
          <table:table-cell office:value-type="float" office:value="-8.60269390026023" calcext:value-type="float">
            <text:p>-8.60269390026023</text:p>
          </table:table-cell>
          <table:table-cell office:value-type="float" office:value="-11.5939824168939" calcext:value-type="float">
            <text:p>-11.5939824168939</text:p>
          </table:table-cell>
        </table:table-row>
        <table:table-row table:style-name="ro1">
          <table:table-cell office:value-type="string" calcext:value-type="string">
            <text:p>Experiment 9</text:p>
          </table:table-cell>
          <table:table-cell office:value-type="float" office:value="-8.54072414705743" calcext:value-type="float">
            <text:p>-8.54072414705743</text:p>
          </table:table-cell>
          <table:table-cell office:value-type="float" office:value="-6.3130226562934" calcext:value-type="float">
            <text:p>-6.3130226562934</text:p>
          </table:table-cell>
          <table:table-cell office:value-type="float" office:value="-8.04051883563223" calcext:value-type="float">
            <text:p>-8.04051883563223</text:p>
          </table:table-cell>
          <table:table-cell office:value-type="float" office:value="-8.47568838563402" calcext:value-type="float">
            <text:p>-8.47568838563402</text:p>
          </table:table-cell>
          <table:table-cell office:value-type="float" office:value="-11.1648992662645" calcext:value-type="float">
            <text:p>-11.1648992662645</text:p>
          </table:table-cell>
        </table:table-row>
        <table:table-row table:style-name="ro1">
          <table:table-cell office:value-type="string" calcext:value-type="string">
            <text:p>Experiment 10</text:p>
          </table:table-cell>
          <table:table-cell office:value-type="float" office:value="-8.49687837978031" calcext:value-type="float">
            <text:p>-8.49687837978031</text:p>
          </table:table-cell>
          <table:table-cell office:value-type="float" office:value="-5.90951142530008" calcext:value-type="float">
            <text:p>-5.90951142530008</text:p>
          </table:table-cell>
          <table:table-cell office:value-type="float" office:value="-7.12067584741043" calcext:value-type="float">
            <text:p>-7.12067584741043</text:p>
          </table:table-cell>
          <table:table-cell office:value-type="float" office:value="-9.13443906804664" calcext:value-type="float">
            <text:p>-9.13443906804664</text:p>
          </table:table-cell>
          <table:table-cell office:value-type="float" office:value="-10.674067482908" calcext:value-type="float">
            <text:p>-10.674067482908</text:p>
          </table:table-cell>
        </table:table-row>
        <table:table-row table:style-name="ro1">
          <table:table-cell office:value-type="string" calcext:value-type="string">
            <text:p>Experiment 11</text:p>
          </table:table-cell>
          <table:table-cell office:value-type="float" office:value="-7.76894609036454" calcext:value-type="float">
            <text:p>-7.76894609036454</text:p>
          </table:table-cell>
          <table:table-cell office:value-type="float" office:value="-6.95413847230785" calcext:value-type="float">
            <text:p>-6.95413847230785</text:p>
          </table:table-cell>
          <table:table-cell office:value-type="float" office:value="-8.17231309340565" calcext:value-type="float">
            <text:p>-8.17231309340565</text:p>
          </table:table-cell>
          <table:table-cell office:value-type="float" office:value="-10.1840205187169" calcext:value-type="float">
            <text:p>-10.1840205187169</text:p>
          </table:table-cell>
          <table:table-cell office:value-type="float" office:value="-11.1912633552066" calcext:value-type="float">
            <text:p>-11.1912633552066</text:p>
          </table:table-cell>
        </table:table-row>
        <table:table-row table:style-name="ro1">
          <table:table-cell office:value-type="string" calcext:value-type="string">
            <text:p>Experiment 12</text:p>
          </table:table-cell>
          <table:table-cell office:value-type="float" office:value="-8.80798638649763" calcext:value-type="float">
            <text:p>-8.80798638649763</text:p>
          </table:table-cell>
          <table:table-cell office:value-type="float" office:value="-7.0155668794068" calcext:value-type="float">
            <text:p>-7.0155668794068</text:p>
          </table:table-cell>
          <table:table-cell office:value-type="float" office:value="-9.23024447660276" calcext:value-type="float">
            <text:p>-9.23024447660276</text:p>
          </table:table-cell>
          <table:table-cell office:value-type="float" office:value="-9.16534913849377" calcext:value-type="float">
            <text:p>-9.16534913849377</text:p>
          </table:table-cell>
          <table:table-cell office:value-type="float" office:value="-10.6919831147008" calcext:value-type="float">
            <text:p>-10.6919831147008</text:p>
          </table:table-cell>
        </table:table-row>
        <table:table-row table:style-name="ro1">
          <table:table-cell office:value-type="string" calcext:value-type="string">
            <text:p>Experiment 13</text:p>
          </table:table-cell>
          <table:table-cell office:value-type="float" office:value="-8.55474804223161" calcext:value-type="float">
            <text:p>-8.55474804223161</text:p>
          </table:table-cell>
          <table:table-cell office:value-type="float" office:value="-6.13021404349096" calcext:value-type="float">
            <text:p>-6.13021404349096</text:p>
          </table:table-cell>
          <table:table-cell office:value-type="float" office:value="-7.81017881602718" calcext:value-type="float">
            <text:p>-7.81017881602718</text:p>
          </table:table-cell>
          <table:table-cell office:value-type="float" office:value="-9.21343711840446" calcext:value-type="float">
            <text:p>-9.21343711840446</text:p>
          </table:table-cell>
          <table:table-cell office:value-type="float" office:value="-10.5814129470682" calcext:value-type="float">
            <text:p>-10.5814129470682</text:p>
          </table:table-cell>
        </table:table-row>
        <table:table-row table:style-name="ro1">
          <table:table-cell office:value-type="string" calcext:value-type="string">
            <text:p>Experiment 14</text:p>
          </table:table-cell>
          <table:table-cell office:value-type="float" office:value="-9.53429078132718" calcext:value-type="float">
            <text:p>-9.53429078132718</text:p>
          </table:table-cell>
          <table:table-cell office:value-type="float" office:value="-7.86029455260249" calcext:value-type="float">
            <text:p>-7.86029455260249</text:p>
          </table:table-cell>
          <table:table-cell office:value-type="float" office:value="-7.72288163559618" calcext:value-type="float">
            <text:p>-7.72288163559618</text:p>
          </table:table-cell>
          <table:table-cell office:value-type="float" office:value="-9.68059592925793" calcext:value-type="float">
            <text:p>-9.68059592925793</text:p>
          </table:table-cell>
          <table:table-cell office:value-type="float" office:value="-11.5113293415562" calcext:value-type="float">
            <text:p>-11.5113293415562</text:p>
          </table:table-cell>
        </table:table-row>
        <table:table-row table:style-name="ro1">
          <table:table-cell office:value-type="string" calcext:value-type="string">
            <text:p>Experiment 15</text:p>
          </table:table-cell>
          <table:table-cell office:value-type="float" office:value="-9.53064945193663" calcext:value-type="float">
            <text:p>-9.53064945193663</text:p>
          </table:table-cell>
          <table:table-cell office:value-type="float" office:value="-6.27724544721727" calcext:value-type="float">
            <text:p>-6.27724544721727</text:p>
          </table:table-cell>
          <table:table-cell office:value-type="float" office:value="-7.98063793423568" calcext:value-type="float">
            <text:p>-7.98063793423568</text:p>
          </table:table-cell>
          <table:table-cell office:value-type="float" office:value="-8.44563848537068" calcext:value-type="float">
            <text:p>-8.44563848537068</text:p>
          </table:table-cell>
          <table:table-cell office:value-type="float" office:value="-10.1010903565815" calcext:value-type="float">
            <text:p>-10.1010903565815</text:p>
          </table:table-cell>
        </table:table-row>
        <table:table-row table:style-name="ro1">
          <table:table-cell office:value-type="string" calcext:value-type="string">
            <text:p>Experiment 16</text:p>
          </table:table-cell>
          <table:table-cell office:value-type="float" office:value="-8.67369516623548" calcext:value-type="float">
            <text:p>-8.67369516623548</text:p>
          </table:table-cell>
          <table:table-cell office:value-type="float" office:value="-7.36865256327055" calcext:value-type="float">
            <text:p>-7.36865256327055</text:p>
          </table:table-cell>
          <table:table-cell office:value-type="float" office:value="-7.76275093032548" calcext:value-type="float">
            <text:p>-7.76275093032548</text:p>
          </table:table-cell>
          <table:table-cell office:value-type="float" office:value="-9.8327299363187" calcext:value-type="float">
            <text:p>-9.8327299363187</text:p>
          </table:table-cell>
          <table:table-cell office:value-type="float" office:value="-10.5872330797866" calcext:value-type="float">
            <text:p>-10.5872330797866</text:p>
          </table:table-cell>
        </table:table-row>
        <table:table-row table:style-name="ro1">
          <table:table-cell office:value-type="string" calcext:value-type="string">
            <text:p>Experiment 17</text:p>
          </table:table-cell>
          <table:table-cell office:value-type="float" office:value="-9.16622537646818" calcext:value-type="float">
            <text:p>-9.16622537646818</text:p>
          </table:table-cell>
          <table:table-cell office:value-type="float" office:value="-7.1725936975623" calcext:value-type="float">
            <text:p>-7.1725936975623</text:p>
          </table:table-cell>
          <table:table-cell office:value-type="float" office:value="-7.85873114425475" calcext:value-type="float">
            <text:p>-7.85873114425475</text:p>
          </table:table-cell>
          <table:table-cell office:value-type="float" office:value="-8.59760586743022" calcext:value-type="float">
            <text:p>-8.59760586743022</text:p>
          </table:table-cell>
          <table:table-cell office:value-type="float" office:value="-11.7686354058644" calcext:value-type="float">
            <text:p>-11.7686354058644</text:p>
          </table:table-cell>
        </table:table-row>
        <table:table-row table:style-name="ro1">
          <table:table-cell office:value-type="string" calcext:value-type="string">
            <text:p>Experiment 18</text:p>
          </table:table-cell>
          <table:table-cell office:value-type="float" office:value="-8.44395985872807" calcext:value-type="float">
            <text:p>-8.44395985872807</text:p>
          </table:table-cell>
          <table:table-cell office:value-type="float" office:value="-7.54971259241176" calcext:value-type="float">
            <text:p>-7.54971259241176</text:p>
          </table:table-cell>
          <table:table-cell office:value-type="float" office:value="-7.02023960407435" calcext:value-type="float">
            <text:p>-7.02023960407435</text:p>
          </table:table-cell>
          <table:table-cell office:value-type="float" office:value="-9.68238054806857" calcext:value-type="float">
            <text:p>-9.68238054806857</text:p>
          </table:table-cell>
          <table:table-cell office:value-type="float" office:value="-9.30769826541091" calcext:value-type="float">
            <text:p>-9.30769826541091</text:p>
          </table:table-cell>
        </table:table-row>
        <table:table-row table:style-name="ro1">
          <table:table-cell office:value-type="string" calcext:value-type="string">
            <text:p>Experiment 19</text:p>
          </table:table-cell>
          <table:table-cell office:value-type="float" office:value="-8.78764428407463" calcext:value-type="float">
            <text:p>-8.78764428407463</text:p>
          </table:table-cell>
          <table:table-cell office:value-type="float" office:value="-6.48051381730385" calcext:value-type="float">
            <text:p>-6.48051381730385</text:p>
          </table:table-cell>
          <table:table-cell office:value-type="float" office:value="-7.69699194338969" calcext:value-type="float">
            <text:p>-7.69699194338969</text:p>
          </table:table-cell>
          <table:table-cell office:value-type="float" office:value="-9.13199430619407" calcext:value-type="float">
            <text:p>-9.13199430619407</text:p>
          </table:table-cell>
          <table:table-cell office:value-type="float" office:value="-12.3121056165325" calcext:value-type="float">
            <text:p>-12.3121056165325</text:p>
          </table:table-cell>
        </table:table-row>
        <table:table-row table:style-name="ro1">
          <table:table-cell office:value-type="string" calcext:value-type="string">
            <text:p>Experiment 20</text:p>
          </table:table-cell>
          <table:table-cell office:value-type="float" office:value="-8.37648120070675" calcext:value-type="float">
            <text:p>-8.37648120070675</text:p>
          </table:table-cell>
          <table:table-cell office:value-type="float" office:value="-6.98079423119184" calcext:value-type="float">
            <text:p>-6.98079423119184</text:p>
          </table:table-cell>
          <table:table-cell office:value-type="float" office:value="-6.22811611313434" calcext:value-type="float">
            <text:p>-6.22811611313434</text:p>
          </table:table-cell>
          <table:table-cell office:value-type="float" office:value="-8.98039483681932" calcext:value-type="float">
            <text:p>-8.98039483681932</text:p>
          </table:table-cell>
          <table:table-cell office:value-type="float" office:value="-10.3774710092834" calcext:value-type="float">
            <text:p>-10.3774710092834</text:p>
          </table:table-cell>
        </table:table-row>
        <table:table-row table:style-name="ro1">
          <table:table-cell office:value-type="string" calcext:value-type="string">
            <text:p>Experiment 21</text:p>
          </table:table-cell>
          <table:table-cell office:value-type="float" office:value="-8.81706159398956" calcext:value-type="float">
            <text:p>-8.81706159398956</text:p>
          </table:table-cell>
          <table:table-cell office:value-type="float" office:value="-6.76642490268669" calcext:value-type="float">
            <text:p>-6.76642490268669</text:p>
          </table:table-cell>
          <table:table-cell office:value-type="float" office:value="-7.28261357920943" calcext:value-type="float">
            <text:p>-7.28261357920943</text:p>
          </table:table-cell>
          <table:table-cell office:value-type="float" office:value="-10.1866052715167" calcext:value-type="float">
            <text:p>-10.1866052715167</text:p>
          </table:table-cell>
          <table:table-cell office:value-type="float" office:value="-11.6059887118507" calcext:value-type="float">
            <text:p>-11.6059887118507</text:p>
          </table:table-cell>
        </table:table-row>
        <table:table-row table:style-name="ro1">
          <table:table-cell office:value-type="string" calcext:value-type="string">
            <text:p>Experiment 22</text:p>
          </table:table-cell>
          <table:table-cell office:value-type="float" office:value="-9.0105892329449" calcext:value-type="float">
            <text:p>-9.0105892329449</text:p>
          </table:table-cell>
          <table:table-cell office:value-type="float" office:value="-6.16548353956897" calcext:value-type="float">
            <text:p>-6.16548353956897</text:p>
          </table:table-cell>
          <table:table-cell office:value-type="float" office:value="-8.94961057875576" calcext:value-type="float">
            <text:p>-8.94961057875576</text:p>
          </table:table-cell>
          <table:table-cell office:value-type="float" office:value="-9.40060297090672" calcext:value-type="float">
            <text:p>-9.40060297090672</text:p>
          </table:table-cell>
          <table:table-cell office:value-type="float" office:value="-11.056020363091" calcext:value-type="float">
            <text:p>-11.056020363091</text:p>
          </table:table-cell>
        </table:table-row>
        <table:table-row table:style-name="ro1">
          <table:table-cell office:value-type="string" calcext:value-type="string">
            <text:p>Experiment 23</text:p>
          </table:table-cell>
          <table:table-cell office:value-type="float" office:value="-8.43286280595753" calcext:value-type="float">
            <text:p>-8.43286280595753</text:p>
          </table:table-cell>
          <table:table-cell office:value-type="float" office:value="-6.843030049787" calcext:value-type="float">
            <text:p>-6.843030049787</text:p>
          </table:table-cell>
          <table:table-cell office:value-type="float" office:value="-8.29800515762562" calcext:value-type="float">
            <text:p>-8.29800515762562</text:p>
          </table:table-cell>
          <table:table-cell office:value-type="float" office:value="-8.6297153602982" calcext:value-type="float">
            <text:p>-8.6297153602982</text:p>
          </table:table-cell>
          <table:table-cell office:value-type="float" office:value="-10.6282658358495" calcext:value-type="float">
            <text:p>-10.6282658358495</text:p>
          </table:table-cell>
        </table:table-row>
        <table:table-row table:style-name="ro1">
          <table:table-cell office:value-type="string" calcext:value-type="string">
            <text:p>Experiment 24</text:p>
          </table:table-cell>
          <table:table-cell office:value-type="float" office:value="-8.15789129004315" calcext:value-type="float">
            <text:p>-8.15789129004315</text:p>
          </table:table-cell>
          <table:table-cell office:value-type="float" office:value="-6.5824387144384" calcext:value-type="float">
            <text:p>-6.5824387144384</text:p>
          </table:table-cell>
          <table:table-cell office:value-type="float" office:value="-7.57777181564695" calcext:value-type="float">
            <text:p>-7.57777181564695</text:p>
          </table:table-cell>
          <table:table-cell office:value-type="float" office:value="-9.64338491863743" calcext:value-type="float">
            <text:p>-9.64338491863743</text:p>
          </table:table-cell>
          <table:table-cell office:value-type="float" office:value="-12.1170912426483" calcext:value-type="float">
            <text:p>-12.1170912426483</text:p>
          </table:table-cell>
        </table:table-row>
        <table:table-row table:style-name="ro1">
          <table:table-cell office:value-type="string" calcext:value-type="string">
            <text:p>Experiment 25</text:p>
          </table:table-cell>
          <table:table-cell office:value-type="float" office:value="-8.99728525327418" calcext:value-type="float">
            <text:p>-8.99728525327418</text:p>
          </table:table-cell>
          <table:table-cell office:value-type="float" office:value="-5.9349976333094" calcext:value-type="float">
            <text:p>-5.9349976333094</text:p>
          </table:table-cell>
          <table:table-cell office:value-type="float" office:value="-8.52720904940309" calcext:value-type="float">
            <text:p>-8.52720904940309</text:p>
          </table:table-cell>
          <table:table-cell office:value-type="float" office:value="-9.72995160984097" calcext:value-type="float">
            <text:p>-9.72995160984097</text:p>
          </table:table-cell>
          <table:table-cell office:value-type="float" office:value="-10.7333721267091" calcext:value-type="float">
            <text:p>-10.7333721267091</text:p>
          </table:table-cell>
        </table:table-row>
        <table:table-row table:style-name="ro1">
          <table:table-cell office:value-type="string" calcext:value-type="string">
            <text:p>Experiment 26</text:p>
          </table:table-cell>
          <table:table-cell office:value-type="float" office:value="-9.13844756365306" calcext:value-type="float">
            <text:p>-9.13844756365306</text:p>
          </table:table-cell>
          <table:table-cell office:value-type="float" office:value="-5.64895970173334" calcext:value-type="float">
            <text:p>-5.64895970173334</text:p>
          </table:table-cell>
          <table:table-cell office:value-type="float" office:value="-7.66033896799518" calcext:value-type="float">
            <text:p>-7.66033896799518</text:p>
          </table:table-cell>
          <table:table-cell office:value-type="float" office:value="-9.53994436708662" calcext:value-type="float">
            <text:p>-9.53994436708662</text:p>
          </table:table-cell>
          <table:table-cell office:value-type="float" office:value="-9.97737714575049" calcext:value-type="float">
            <text:p>-9.97737714575049</text:p>
          </table:table-cell>
        </table:table-row>
        <table:table-row table:style-name="ro1">
          <table:table-cell office:value-type="string" calcext:value-type="string">
            <text:p>Experiment 27</text:p>
          </table:table-cell>
          <table:table-cell office:value-type="float" office:value="-8.3308349429859" calcext:value-type="float">
            <text:p>-8.3308349429859</text:p>
          </table:table-cell>
          <table:table-cell office:value-type="float" office:value="-7.13212535878036" calcext:value-type="float">
            <text:p>-7.13212535878036</text:p>
          </table:table-cell>
          <table:table-cell office:value-type="float" office:value="-7.22185798004055" calcext:value-type="float">
            <text:p>-7.22185798004055</text:p>
          </table:table-cell>
          <table:table-cell office:value-type="float" office:value="-10.1492980450937" calcext:value-type="float">
            <text:p>-10.1492980450937</text:p>
          </table:table-cell>
          <table:table-cell office:value-type="float" office:value="-11.8111038564059" calcext:value-type="float">
            <text:p>-11.8111038564059</text:p>
          </table:table-cell>
        </table:table-row>
        <table:table-row table:style-name="ro1">
          <table:table-cell office:value-type="string" calcext:value-type="string">
            <text:p>Experiment 28</text:p>
          </table:table-cell>
          <table:table-cell office:value-type="float" office:value="-9.38262256382991" calcext:value-type="float">
            <text:p>-9.38262256382991</text:p>
          </table:table-cell>
          <table:table-cell office:value-type="float" office:value="-5.9304171772486" calcext:value-type="float">
            <text:p>-5.9304171772486</text:p>
          </table:table-cell>
          <table:table-cell office:value-type="float" office:value="-7.67111126389344" calcext:value-type="float">
            <text:p>-7.67111126389344</text:p>
          </table:table-cell>
          <table:table-cell office:value-type="float" office:value="-10.425013652788" calcext:value-type="float">
            <text:p>-10.425013652788</text:p>
          </table:table-cell>
          <table:table-cell office:value-type="float" office:value="-10.3563730713516" calcext:value-type="float">
            <text:p>-10.3563730713516</text:p>
          </table:table-cell>
        </table:table-row>
        <table:table-row table:style-name="ro1">
          <table:table-cell office:value-type="string" calcext:value-type="string">
            <text:p>Experiment 29</text:p>
          </table:table-cell>
          <table:table-cell office:value-type="float" office:value="-8.01069923010703" calcext:value-type="float">
            <text:p>-8.01069923010703</text:p>
          </table:table-cell>
          <table:table-cell office:value-type="float" office:value="-6.37352433013192" calcext:value-type="float">
            <text:p>-6.37352433013192</text:p>
          </table:table-cell>
          <table:table-cell office:value-type="float" office:value="-7.3456830965145" calcext:value-type="float">
            <text:p>-7.3456830965145</text:p>
          </table:table-cell>
          <table:table-cell office:value-type="float" office:value="-8.94043177599603" calcext:value-type="float">
            <text:p>-8.94043177599603</text:p>
          </table:table-cell>
          <table:table-cell office:value-type="float" office:value="-10.8510837080961" calcext:value-type="float">
            <text:p>-10.8510837080961</text:p>
          </table:table-cell>
        </table:table-row>
        <table:table-row table:style-name="ro1">
          <table:table-cell office:value-type="string" calcext:value-type="string">
            <text:p>Experiment 30</text:p>
          </table:table-cell>
          <table:table-cell office:value-type="float" office:value="-8.33188686418321" calcext:value-type="float">
            <text:p>-8.33188686418321</text:p>
          </table:table-cell>
          <table:table-cell office:value-type="float" office:value="-6.77605837713877" calcext:value-type="float">
            <text:p>-6.77605837713877</text:p>
          </table:table-cell>
          <table:table-cell office:value-type="float" office:value="-6.98186263726658" calcext:value-type="float">
            <text:p>-6.98186263726658</text:p>
          </table:table-cell>
          <table:table-cell office:value-type="float" office:value="-9.59822523832492" calcext:value-type="float">
            <text:p>-9.59822523832492</text:p>
          </table:table-cell>
          <table:table-cell office:value-type="float" office:value="-11.5394583851694" calcext:value-type="float">
            <text:p>-11.5394583851694</text:p>
          </table:table-cell>
        </table:table-row>
        <table:table-row table:style-name="ro1">
          <table:table-cell/>
          <table:table-cell table:style-name="ce2" table:number-columns-repeated="4"/>
          <table:table-cell table:style-name="Default"/>
        </table:table-row>
      </table:table>
      <table:table table:name="Zakharov" table:style-name="ta1">
        <table:table-column table:style-name="co1" table:default-cell-style-name="Default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Zakharov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SO</text:p>
          </table:table-cell>
          <table:table-cell table:style-name="Default" office:value-type="string" calcext:value-type="string">
            <text:p>SOMA</text:p>
          </table:table-cell>
          <table:table-cell table:style-name="Default" office:value-type="string" calcext:value-type="string">
            <text:p>FA</text:p>
          </table:table-cell>
          <table:table-cell table:style-name="Default" office:value-type="string" calcext:value-type="string">
            <text:p>TLBO</text:p>
          </table:table-cell>
        </table:table-row>
        <table:table-row table:style-name="ro1">
          <table:table-cell office:value-type="string" calcext:value-type="string">
            <text:p>Experiment 1</text:p>
          </table:table-cell>
          <table:table-cell office:value-type="float" office:value="141.543841145673" calcext:value-type="float">
            <text:p>141.543841145673</text:p>
          </table:table-cell>
          <table:table-cell office:value-type="float" office:value="192.052319246611" calcext:value-type="float">
            <text:p>192.052319246611</text:p>
          </table:table-cell>
          <table:table-cell office:value-type="float" office:value="167.986449087954" calcext:value-type="float">
            <text:p>167.986449087954</text:p>
          </table:table-cell>
          <table:table-cell office:value-type="float" office:value="40.4119838011414" calcext:value-type="float">
            <text:p>40.4119838011414</text:p>
          </table:table-cell>
          <table:table-cell office:value-type="float" office:value="76.8446845310007" calcext:value-type="float">
            <text:p>76.8446845310007</text:p>
          </table:table-cell>
        </table:table-row>
        <table:table-row table:style-name="ro1">
          <table:table-cell office:value-type="string" calcext:value-type="string">
            <text:p>Experiment 2</text:p>
          </table:table-cell>
          <table:table-cell office:value-type="float" office:value="144.687148860682" calcext:value-type="float">
            <text:p>144.687148860682</text:p>
          </table:table-cell>
          <table:table-cell office:value-type="float" office:value="355.193960741115" calcext:value-type="float">
            <text:p>355.193960741115</text:p>
          </table:table-cell>
          <table:table-cell office:value-type="float" office:value="152.512115909998" calcext:value-type="float">
            <text:p>152.512115909998</text:p>
          </table:table-cell>
          <table:table-cell office:value-type="float" office:value="84.3908220063099" calcext:value-type="float">
            <text:p>84.3908220063099</text:p>
          </table:table-cell>
          <table:table-cell office:value-type="float" office:value="44.5118751875888" calcext:value-type="float">
            <text:p>44.5118751875888</text:p>
          </table:table-cell>
        </table:table-row>
        <table:table-row table:style-name="ro1">
          <table:table-cell office:value-type="string" calcext:value-type="string">
            <text:p>Experiment 3</text:p>
          </table:table-cell>
          <table:table-cell office:value-type="float" office:value="125.846782042213" calcext:value-type="float">
            <text:p>125.846782042213</text:p>
          </table:table-cell>
          <table:table-cell office:value-type="float" office:value="138.992977800964" calcext:value-type="float">
            <text:p>138.992977800964</text:p>
          </table:table-cell>
          <table:table-cell office:value-type="float" office:value="185.74398599019" calcext:value-type="float">
            <text:p>185.74398599019</text:p>
          </table:table-cell>
          <table:table-cell office:value-type="float" office:value="55.6732663798712" calcext:value-type="float">
            <text:p>55.6732663798712</text:p>
          </table:table-cell>
          <table:table-cell office:value-type="float" office:value="79.5430226031603" calcext:value-type="float">
            <text:p>79.5430226031603</text:p>
          </table:table-cell>
        </table:table-row>
        <table:table-row table:style-name="ro1">
          <table:table-cell office:value-type="string" calcext:value-type="string">
            <text:p>Experiment 4</text:p>
          </table:table-cell>
          <table:table-cell office:value-type="float" office:value="123.889023456899" calcext:value-type="float">
            <text:p>123.889023456899</text:p>
          </table:table-cell>
          <table:table-cell office:value-type="float" office:value="223.616337445134" calcext:value-type="float">
            <text:p>223.616337445134</text:p>
          </table:table-cell>
          <table:table-cell office:value-type="float" office:value="196.931709819883" calcext:value-type="float">
            <text:p>196.931709819883</text:p>
          </table:table-cell>
          <table:table-cell office:value-type="float" office:value="18.9273998442128" calcext:value-type="float">
            <text:p>18.9273998442128</text:p>
          </table:table-cell>
          <table:table-cell office:value-type="float" office:value="45.0802936264543" calcext:value-type="float">
            <text:p>45.0802936264543</text:p>
          </table:table-cell>
        </table:table-row>
        <table:table-row table:style-name="ro1">
          <table:table-cell office:value-type="string" calcext:value-type="string">
            <text:p>Experiment 5</text:p>
          </table:table-cell>
          <table:table-cell office:value-type="float" office:value="126.834982333327" calcext:value-type="float">
            <text:p>126.834982333327</text:p>
          </table:table-cell>
          <table:table-cell office:value-type="float" office:value="273.901613248098" calcext:value-type="float">
            <text:p>273.901613248098</text:p>
          </table:table-cell>
          <table:table-cell office:value-type="float" office:value="183.413465210947" calcext:value-type="float">
            <text:p>183.413465210947</text:p>
          </table:table-cell>
          <table:table-cell office:value-type="float" office:value="30.8197027356584" calcext:value-type="float">
            <text:p>30.8197027356584</text:p>
          </table:table-cell>
          <table:table-cell office:value-type="float" office:value="72.8020062774557" calcext:value-type="float">
            <text:p>72.8020062774557</text:p>
          </table:table-cell>
        </table:table-row>
        <table:table-row table:style-name="ro1">
          <table:table-cell office:value-type="string" calcext:value-type="string">
            <text:p>Experiment 6</text:p>
          </table:table-cell>
          <table:table-cell office:value-type="float" office:value="192.594425178198" calcext:value-type="float">
            <text:p>192.594425178198</text:p>
          </table:table-cell>
          <table:table-cell office:value-type="float" office:value="406.865191494093" calcext:value-type="float">
            <text:p>406.865191494093</text:p>
          </table:table-cell>
          <table:table-cell office:value-type="float" office:value="131.688354588252" calcext:value-type="float">
            <text:p>131.688354588252</text:p>
          </table:table-cell>
          <table:table-cell office:value-type="float" office:value="34.0580101643491" calcext:value-type="float">
            <text:p>34.0580101643491</text:p>
          </table:table-cell>
          <table:table-cell office:value-type="float" office:value="82.3885695469603" calcext:value-type="float">
            <text:p>82.3885695469603</text:p>
          </table:table-cell>
        </table:table-row>
        <table:table-row table:style-name="ro1">
          <table:table-cell office:value-type="string" calcext:value-type="string">
            <text:p>Experiment 7</text:p>
          </table:table-cell>
          <table:table-cell office:value-type="float" office:value="141.067775916147" calcext:value-type="float">
            <text:p>141.067775916147</text:p>
          </table:table-cell>
          <table:table-cell office:value-type="float" office:value="166.686169823477" calcext:value-type="float">
            <text:p>166.686169823477</text:p>
          </table:table-cell>
          <table:table-cell office:value-type="float" office:value="153.808313705838" calcext:value-type="float">
            <text:p>153.808313705838</text:p>
          </table:table-cell>
          <table:table-cell office:value-type="float" office:value="21.7927020538424" calcext:value-type="float">
            <text:p>21.7927020538424</text:p>
          </table:table-cell>
          <table:table-cell office:value-type="float" office:value="62.2355363631351" calcext:value-type="float">
            <text:p>62.2355363631351</text:p>
          </table:table-cell>
        </table:table-row>
        <table:table-row table:style-name="ro1">
          <table:table-cell office:value-type="string" calcext:value-type="string">
            <text:p>Experiment 8</text:p>
          </table:table-cell>
          <table:table-cell office:value-type="float" office:value="184.815818979851" calcext:value-type="float">
            <text:p>184.815818979851</text:p>
          </table:table-cell>
          <table:table-cell office:value-type="float" office:value="312.528072835688" calcext:value-type="float">
            <text:p>312.528072835688</text:p>
          </table:table-cell>
          <table:table-cell office:value-type="float" office:value="157.068132029841" calcext:value-type="float">
            <text:p>157.068132029841</text:p>
          </table:table-cell>
          <table:table-cell office:value-type="float" office:value="62.2251586446437" calcext:value-type="float">
            <text:p>62.2251586446437</text:p>
          </table:table-cell>
          <table:table-cell office:value-type="float" office:value="50.7223701626614" calcext:value-type="float">
            <text:p>50.7223701626614</text:p>
          </table:table-cell>
        </table:table-row>
        <table:table-row table:style-name="ro1">
          <table:table-cell office:value-type="string" calcext:value-type="string">
            <text:p>Experiment 9</text:p>
          </table:table-cell>
          <table:table-cell office:value-type="float" office:value="137.860753600233" calcext:value-type="float">
            <text:p>137.860753600233</text:p>
          </table:table-cell>
          <table:table-cell office:value-type="float" office:value="200.029554335209" calcext:value-type="float">
            <text:p>200.029554335209</text:p>
          </table:table-cell>
          <table:table-cell office:value-type="float" office:value="169.150205641198" calcext:value-type="float">
            <text:p>169.150205641198</text:p>
          </table:table-cell>
          <table:table-cell office:value-type="float" office:value="30.0440807520644" calcext:value-type="float">
            <text:p>30.0440807520644</text:p>
          </table:table-cell>
          <table:table-cell office:value-type="float" office:value="65.6852076367031" calcext:value-type="float">
            <text:p>65.6852076367031</text:p>
          </table:table-cell>
        </table:table-row>
        <table:table-row table:style-name="ro1">
          <table:table-cell office:value-type="string" calcext:value-type="string">
            <text:p>Experiment 10</text:p>
          </table:table-cell>
          <table:table-cell office:value-type="float" office:value="140.784676403717" calcext:value-type="float">
            <text:p>140.784676403717</text:p>
          </table:table-cell>
          <table:table-cell office:value-type="float" office:value="217.018479842326" calcext:value-type="float">
            <text:p>217.018479842326</text:p>
          </table:table-cell>
          <table:table-cell office:value-type="float" office:value="310.169960464105" calcext:value-type="float">
            <text:p>310.169960464105</text:p>
          </table:table-cell>
          <table:table-cell office:value-type="float" office:value="24.5588076053936" calcext:value-type="float">
            <text:p>24.5588076053936</text:p>
          </table:table-cell>
          <table:table-cell office:value-type="float" office:value="39.1887161104108" calcext:value-type="float">
            <text:p>39.1887161104108</text:p>
          </table:table-cell>
        </table:table-row>
        <table:table-row table:style-name="ro1">
          <table:table-cell office:value-type="string" calcext:value-type="string">
            <text:p>Experiment 11</text:p>
          </table:table-cell>
          <table:table-cell office:value-type="float" office:value="97.7362897944994" calcext:value-type="float">
            <text:p>97.7362897944994</text:p>
          </table:table-cell>
          <table:table-cell office:value-type="float" office:value="222.690626606154" calcext:value-type="float">
            <text:p>222.690626606154</text:p>
          </table:table-cell>
          <table:table-cell office:value-type="float" office:value="210.244033901752" calcext:value-type="float">
            <text:p>210.244033901752</text:p>
          </table:table-cell>
          <table:table-cell office:value-type="float" office:value="30.2797052103079" calcext:value-type="float">
            <text:p>30.2797052103079</text:p>
          </table:table-cell>
          <table:table-cell office:value-type="float" office:value="73.6676176265804" calcext:value-type="float">
            <text:p>73.6676176265804</text:p>
          </table:table-cell>
        </table:table-row>
        <table:table-row table:style-name="ro1">
          <table:table-cell office:value-type="string" calcext:value-type="string">
            <text:p>Experiment 12</text:p>
          </table:table-cell>
          <table:table-cell office:value-type="float" office:value="113.891183538199" calcext:value-type="float">
            <text:p>113.891183538199</text:p>
          </table:table-cell>
          <table:table-cell office:value-type="float" office:value="227.593011510082" calcext:value-type="float">
            <text:p>227.593011510082</text:p>
          </table:table-cell>
          <table:table-cell office:value-type="float" office:value="169.310712482587" calcext:value-type="float">
            <text:p>169.310712482587</text:p>
          </table:table-cell>
          <table:table-cell office:value-type="float" office:value="48.09862081366" calcext:value-type="float">
            <text:p>48.09862081366</text:p>
          </table:table-cell>
          <table:table-cell office:value-type="float" office:value="90.7921167064104" calcext:value-type="float">
            <text:p>90.7921167064104</text:p>
          </table:table-cell>
        </table:table-row>
        <table:table-row table:style-name="ro1">
          <table:table-cell office:value-type="string" calcext:value-type="string">
            <text:p>Experiment 13</text:p>
          </table:table-cell>
          <table:table-cell office:value-type="float" office:value="115.85648392193" calcext:value-type="float">
            <text:p>115.85648392193</text:p>
          </table:table-cell>
          <table:table-cell office:value-type="float" office:value="160.715093042723" calcext:value-type="float">
            <text:p>160.715093042723</text:p>
          </table:table-cell>
          <table:table-cell office:value-type="float" office:value="149.575250460844" calcext:value-type="float">
            <text:p>149.575250460844</text:p>
          </table:table-cell>
          <table:table-cell office:value-type="float" office:value="23.6872130597567" calcext:value-type="float">
            <text:p>23.6872130597567</text:p>
          </table:table-cell>
          <table:table-cell office:value-type="float" office:value="82.6044888301882" calcext:value-type="float">
            <text:p>82.6044888301882</text:p>
          </table:table-cell>
        </table:table-row>
        <table:table-row table:style-name="ro1">
          <table:table-cell office:value-type="string" calcext:value-type="string">
            <text:p>Experiment 14</text:p>
          </table:table-cell>
          <table:table-cell office:value-type="float" office:value="147.320287170001" calcext:value-type="float">
            <text:p>147.320287170001</text:p>
          </table:table-cell>
          <table:table-cell office:value-type="float" office:value="175.568467537281" calcext:value-type="float">
            <text:p>175.568467537281</text:p>
          </table:table-cell>
          <table:table-cell office:value-type="float" office:value="244.034831967641" calcext:value-type="float">
            <text:p>244.034831967641</text:p>
          </table:table-cell>
          <table:table-cell office:value-type="float" office:value="30.559337073323" calcext:value-type="float">
            <text:p>30.559337073323</text:p>
          </table:table-cell>
          <table:table-cell office:value-type="float" office:value="64.7415399395517" calcext:value-type="float">
            <text:p>64.7415399395517</text:p>
          </table:table-cell>
        </table:table-row>
        <table:table-row table:style-name="ro1">
          <table:table-cell office:value-type="string" calcext:value-type="string">
            <text:p>Experiment 15</text:p>
          </table:table-cell>
          <table:table-cell office:value-type="float" office:value="84.3140624888089" calcext:value-type="float">
            <text:p>84.3140624888089</text:p>
          </table:table-cell>
          <table:table-cell office:value-type="float" office:value="3531.29104985065" calcext:value-type="float">
            <text:p>3531.29104985065</text:p>
          </table:table-cell>
          <table:table-cell office:value-type="float" office:value="161.500875518152" calcext:value-type="float">
            <text:p>161.500875518152</text:p>
          </table:table-cell>
          <table:table-cell office:value-type="float" office:value="27.8077230576611" calcext:value-type="float">
            <text:p>27.8077230576611</text:p>
          </table:table-cell>
          <table:table-cell office:value-type="float" office:value="66.7628043274738" calcext:value-type="float">
            <text:p>66.7628043274738</text:p>
          </table:table-cell>
        </table:table-row>
        <table:table-row table:style-name="ro1">
          <table:table-cell office:value-type="string" calcext:value-type="string">
            <text:p>Experiment 16</text:p>
          </table:table-cell>
          <table:table-cell office:value-type="float" office:value="159.113457780114" calcext:value-type="float">
            <text:p>159.113457780114</text:p>
          </table:table-cell>
          <table:table-cell office:value-type="float" office:value="302.318668715583" calcext:value-type="float">
            <text:p>302.318668715583</text:p>
          </table:table-cell>
          <table:table-cell office:value-type="float" office:value="136.258167262939" calcext:value-type="float">
            <text:p>136.258167262939</text:p>
          </table:table-cell>
          <table:table-cell office:value-type="float" office:value="29.2247844331107" calcext:value-type="float">
            <text:p>29.2247844331107</text:p>
          </table:table-cell>
          <table:table-cell office:value-type="float" office:value="63.8877325422493" calcext:value-type="float">
            <text:p>63.8877325422493</text:p>
          </table:table-cell>
        </table:table-row>
        <table:table-row table:style-name="ro1">
          <table:table-cell office:value-type="string" calcext:value-type="string">
            <text:p>Experiment 17</text:p>
          </table:table-cell>
          <table:table-cell office:value-type="float" office:value="182.627583299132" calcext:value-type="float">
            <text:p>182.627583299132</text:p>
          </table:table-cell>
          <table:table-cell office:value-type="float" office:value="83.0490939878366" calcext:value-type="float">
            <text:p>83.0490939878366</text:p>
          </table:table-cell>
          <table:table-cell office:value-type="float" office:value="192.045678242599" calcext:value-type="float">
            <text:p>192.045678242599</text:p>
          </table:table-cell>
          <table:table-cell office:value-type="float" office:value="32.1676031120549" calcext:value-type="float">
            <text:p>32.1676031120549</text:p>
          </table:table-cell>
          <table:table-cell office:value-type="float" office:value="68.4477093922421" calcext:value-type="float">
            <text:p>68.4477093922421</text:p>
          </table:table-cell>
        </table:table-row>
        <table:table-row table:style-name="ro1">
          <table:table-cell office:value-type="string" calcext:value-type="string">
            <text:p>Experiment 18</text:p>
          </table:table-cell>
          <table:table-cell office:value-type="float" office:value="148.94741391645" calcext:value-type="float">
            <text:p>148.94741391645</text:p>
          </table:table-cell>
          <table:table-cell office:value-type="float" office:value="176.376301697015" calcext:value-type="float">
            <text:p>176.376301697015</text:p>
          </table:table-cell>
          <table:table-cell office:value-type="float" office:value="145.975749083786" calcext:value-type="float">
            <text:p>145.975749083786</text:p>
          </table:table-cell>
          <table:table-cell office:value-type="float" office:value="30.1621859131813" calcext:value-type="float">
            <text:p>30.1621859131813</text:p>
          </table:table-cell>
          <table:table-cell office:value-type="float" office:value="44.3396604666219" calcext:value-type="float">
            <text:p>44.3396604666219</text:p>
          </table:table-cell>
        </table:table-row>
        <table:table-row table:style-name="ro1">
          <table:table-cell office:value-type="string" calcext:value-type="string">
            <text:p>Experiment 19</text:p>
          </table:table-cell>
          <table:table-cell office:value-type="float" office:value="108.547218383794" calcext:value-type="float">
            <text:p>108.547218383794</text:p>
          </table:table-cell>
          <table:table-cell office:value-type="float" office:value="293.405397539148" calcext:value-type="float">
            <text:p>293.405397539148</text:p>
          </table:table-cell>
          <table:table-cell office:value-type="float" office:value="158.584258342223" calcext:value-type="float">
            <text:p>158.584258342223</text:p>
          </table:table-cell>
          <table:table-cell office:value-type="float" office:value="21.7818917783861" calcext:value-type="float">
            <text:p>21.7818917783861</text:p>
          </table:table-cell>
          <table:table-cell office:value-type="float" office:value="56.0327702450774" calcext:value-type="float">
            <text:p>56.0327702450774</text:p>
          </table:table-cell>
        </table:table-row>
        <table:table-row table:style-name="ro1">
          <table:table-cell office:value-type="string" calcext:value-type="string">
            <text:p>Experiment 20</text:p>
          </table:table-cell>
          <table:table-cell office:value-type="float" office:value="115.433340686452" calcext:value-type="float">
            <text:p>115.433340686452</text:p>
          </table:table-cell>
          <table:table-cell office:value-type="float" office:value="158.134931376275" calcext:value-type="float">
            <text:p>158.134931376275</text:p>
          </table:table-cell>
          <table:table-cell office:value-type="float" office:value="172.898798774634" calcext:value-type="float">
            <text:p>172.898798774634</text:p>
          </table:table-cell>
          <table:table-cell office:value-type="float" office:value="15.3658567599497" calcext:value-type="float">
            <text:p>15.3658567599497</text:p>
          </table:table-cell>
          <table:table-cell office:value-type="float" office:value="42.3033575689789" calcext:value-type="float">
            <text:p>42.3033575689789</text:p>
          </table:table-cell>
        </table:table-row>
        <table:table-row table:style-name="ro1">
          <table:table-cell office:value-type="string" calcext:value-type="string">
            <text:p>Experiment 21</text:p>
          </table:table-cell>
          <table:table-cell office:value-type="float" office:value="120.57103228164" calcext:value-type="float">
            <text:p>120.57103228164</text:p>
          </table:table-cell>
          <table:table-cell office:value-type="float" office:value="331.003484074179" calcext:value-type="float">
            <text:p>331.003484074179</text:p>
          </table:table-cell>
          <table:table-cell office:value-type="float" office:value="218.915438733777" calcext:value-type="float">
            <text:p>218.915438733777</text:p>
          </table:table-cell>
          <table:table-cell office:value-type="float" office:value="28.8259961054349" calcext:value-type="float">
            <text:p>28.8259961054349</text:p>
          </table:table-cell>
          <table:table-cell office:value-type="float" office:value="53.4102680179669" calcext:value-type="float">
            <text:p>53.4102680179669</text:p>
          </table:table-cell>
        </table:table-row>
        <table:table-row table:style-name="ro1">
          <table:table-cell office:value-type="string" calcext:value-type="string">
            <text:p>Experiment 22</text:p>
          </table:table-cell>
          <table:table-cell office:value-type="float" office:value="110.209584850006" calcext:value-type="float">
            <text:p>110.209584850006</text:p>
          </table:table-cell>
          <table:table-cell office:value-type="float" office:value="192.386137581941" calcext:value-type="float">
            <text:p>192.386137581941</text:p>
          </table:table-cell>
          <table:table-cell office:value-type="float" office:value="150.695479543457" calcext:value-type="float">
            <text:p>150.695479543457</text:p>
          </table:table-cell>
          <table:table-cell office:value-type="float" office:value="34.6300972932355" calcext:value-type="float">
            <text:p>34.6300972932355</text:p>
          </table:table-cell>
          <table:table-cell office:value-type="float" office:value="42.0673248539389" calcext:value-type="float">
            <text:p>42.0673248539389</text:p>
          </table:table-cell>
        </table:table-row>
        <table:table-row table:style-name="ro1">
          <table:table-cell office:value-type="string" calcext:value-type="string">
            <text:p>Experiment 23</text:p>
          </table:table-cell>
          <table:table-cell office:value-type="float" office:value="156.584678780206" calcext:value-type="float">
            <text:p>156.584678780206</text:p>
          </table:table-cell>
          <table:table-cell office:value-type="float" office:value="276.422305893891" calcext:value-type="float">
            <text:p>276.422305893891</text:p>
          </table:table-cell>
          <table:table-cell office:value-type="float" office:value="175.324015607176" calcext:value-type="float">
            <text:p>175.324015607176</text:p>
          </table:table-cell>
          <table:table-cell office:value-type="float" office:value="36.9756628960662" calcext:value-type="float">
            <text:p>36.9756628960662</text:p>
          </table:table-cell>
          <table:table-cell office:value-type="float" office:value="40.4956819028504" calcext:value-type="float">
            <text:p>40.4956819028504</text:p>
          </table:table-cell>
        </table:table-row>
        <table:table-row table:style-name="ro1">
          <table:table-cell office:value-type="string" calcext:value-type="string">
            <text:p>Experiment 24</text:p>
          </table:table-cell>
          <table:table-cell office:value-type="float" office:value="202.601383267694" calcext:value-type="float">
            <text:p>202.601383267694</text:p>
          </table:table-cell>
          <table:table-cell office:value-type="float" office:value="271.189841908532" calcext:value-type="float">
            <text:p>271.189841908532</text:p>
          </table:table-cell>
          <table:table-cell office:value-type="float" office:value="164.602527880931" calcext:value-type="float">
            <text:p>164.602527880931</text:p>
          </table:table-cell>
          <table:table-cell office:value-type="float" office:value="17.9250875169068" calcext:value-type="float">
            <text:p>17.9250875169068</text:p>
          </table:table-cell>
          <table:table-cell office:value-type="float" office:value="52.7872667339751" calcext:value-type="float">
            <text:p>52.7872667339751</text:p>
          </table:table-cell>
        </table:table-row>
        <table:table-row table:style-name="ro1">
          <table:table-cell office:value-type="string" calcext:value-type="string">
            <text:p>Experiment 25</text:p>
          </table:table-cell>
          <table:table-cell office:value-type="float" office:value="82.1389073394934" calcext:value-type="float">
            <text:p>82.1389073394934</text:p>
          </table:table-cell>
          <table:table-cell office:value-type="float" office:value="446.263252352254" calcext:value-type="float">
            <text:p>446.263252352254</text:p>
          </table:table-cell>
          <table:table-cell office:value-type="float" office:value="156.711660710985" calcext:value-type="float">
            <text:p>156.711660710985</text:p>
          </table:table-cell>
          <table:table-cell office:value-type="float" office:value="21.6245659722743" calcext:value-type="float">
            <text:p>21.6245659722743</text:p>
          </table:table-cell>
          <table:table-cell office:value-type="float" office:value="53.2670558271305" calcext:value-type="float">
            <text:p>53.2670558271305</text:p>
          </table:table-cell>
        </table:table-row>
        <table:table-row table:style-name="ro1">
          <table:table-cell office:value-type="string" calcext:value-type="string">
            <text:p>Experiment 26</text:p>
          </table:table-cell>
          <table:table-cell office:value-type="float" office:value="162.912397432403" calcext:value-type="float">
            <text:p>162.912397432403</text:p>
          </table:table-cell>
          <table:table-cell office:value-type="float" office:value="120.768484335845" calcext:value-type="float">
            <text:p>120.768484335845</text:p>
          </table:table-cell>
          <table:table-cell office:value-type="float" office:value="148.696726945266" calcext:value-type="float">
            <text:p>148.696726945266</text:p>
          </table:table-cell>
          <table:table-cell office:value-type="float" office:value="39.3732567420452" calcext:value-type="float">
            <text:p>39.3732567420452</text:p>
          </table:table-cell>
          <table:table-cell office:value-type="float" office:value="74.6909481064525" calcext:value-type="float">
            <text:p>74.6909481064525</text:p>
          </table:table-cell>
        </table:table-row>
        <table:table-row table:style-name="ro1">
          <table:table-cell office:value-type="string" calcext:value-type="string">
            <text:p>Experiment 27</text:p>
          </table:table-cell>
          <table:table-cell office:value-type="float" office:value="146.349474383951" calcext:value-type="float">
            <text:p>146.349474383951</text:p>
          </table:table-cell>
          <table:table-cell office:value-type="float" office:value="247.063061197119" calcext:value-type="float">
            <text:p>247.063061197119</text:p>
          </table:table-cell>
          <table:table-cell office:value-type="float" office:value="194.950732316574" calcext:value-type="float">
            <text:p>194.950732316574</text:p>
          </table:table-cell>
          <table:table-cell office:value-type="float" office:value="36.9815826817312" calcext:value-type="float">
            <text:p>36.9815826817312</text:p>
          </table:table-cell>
          <table:table-cell office:value-type="float" office:value="56.432343191634" calcext:value-type="float">
            <text:p>56.432343191634</text:p>
          </table:table-cell>
        </table:table-row>
        <table:table-row table:style-name="ro1">
          <table:table-cell office:value-type="string" calcext:value-type="string">
            <text:p>Experiment 28</text:p>
          </table:table-cell>
          <table:table-cell office:value-type="float" office:value="213.382852840173" calcext:value-type="float">
            <text:p>213.382852840173</text:p>
          </table:table-cell>
          <table:table-cell office:value-type="float" office:value="162.302894803776" calcext:value-type="float">
            <text:p>162.302894803776</text:p>
          </table:table-cell>
          <table:table-cell office:value-type="float" office:value="140.282082179412" calcext:value-type="float">
            <text:p>140.282082179412</text:p>
          </table:table-cell>
          <table:table-cell office:value-type="float" office:value="26.2405062940399" calcext:value-type="float">
            <text:p>26.2405062940399</text:p>
          </table:table-cell>
          <table:table-cell office:value-type="float" office:value="89.8132261470749" calcext:value-type="float">
            <text:p>89.8132261470749</text:p>
          </table:table-cell>
        </table:table-row>
        <table:table-row table:style-name="ro1">
          <table:table-cell office:value-type="string" calcext:value-type="string">
            <text:p>Experiment 29</text:p>
          </table:table-cell>
          <table:table-cell office:value-type="float" office:value="121.104703886281" calcext:value-type="float">
            <text:p>121.104703886281</text:p>
          </table:table-cell>
          <table:table-cell office:value-type="float" office:value="180.132945543902" calcext:value-type="float">
            <text:p>180.132945543902</text:p>
          </table:table-cell>
          <table:table-cell office:value-type="float" office:value="184.641460492213" calcext:value-type="float">
            <text:p>184.641460492213</text:p>
          </table:table-cell>
          <table:table-cell office:value-type="float" office:value="32.2585241429771" calcext:value-type="float">
            <text:p>32.2585241429771</text:p>
          </table:table-cell>
          <table:table-cell office:value-type="float" office:value="80.9852446555521" calcext:value-type="float">
            <text:p>80.9852446555521</text:p>
          </table:table-cell>
        </table:table-row>
        <table:table-row table:style-name="ro1">
          <table:table-cell office:value-type="string" calcext:value-type="string">
            <text:p>Experiment 30</text:p>
          </table:table-cell>
          <table:table-cell office:value-type="float" office:value="155.526982576294" calcext:value-type="float">
            <text:p>155.526982576294</text:p>
          </table:table-cell>
          <table:table-cell office:value-type="float" office:value="474.79550249584" calcext:value-type="float">
            <text:p>474.79550249584</text:p>
          </table:table-cell>
          <table:table-cell office:value-type="float" office:value="176.50082337836" calcext:value-type="float">
            <text:p>176.50082337836</text:p>
          </table:table-cell>
          <table:table-cell office:value-type="float" office:value="35.103228052497" calcext:value-type="float">
            <text:p>35.103228052497</text:p>
          </table:table-cell>
          <table:table-cell office:value-type="float" office:value="108.584976093259" calcext:value-type="float">
            <text:p>108.584976093259</text:p>
          </table:table-cell>
        </table:table-row>
        <table:table-row table:style-name="ro1">
          <table:table-cell/>
          <table:table-cell table:style-name="ce2" table:number-columns-repeated="3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2T10:59:11.177793330</meta:creation-date>
    <dc:date>2024-12-12T12:18:46.677500017</dc:date>
    <meta:editing-duration>PT1H9M</meta:editing-duration>
    <meta:editing-cycles>46</meta:editing-cycles>
    <meta:generator>LibreOffice/24.2.7.2$Linux_X86_64 LibreOffice_project/420$Build-2</meta:generator>
    <meta:document-statistic meta:table-count="9" meta:cell-count="1674" meta:object-count="0"/>
  </office:meta>
</office:document-meta>
</file>